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56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2.4783in"/>
    </style:style>
    <style:style style:name="co5" style:family="table-column">
      <style:table-column-properties fo:break-before="auto" style:column-width="2.1799in"/>
    </style:style>
    <style:style style:name="co6" style:family="table-column">
      <style:table-column-properties fo:break-before="auto" style:column-width="0.7736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0.7256in"/>
    </style:style>
    <style:style style:name="co9" style:family="table-column">
      <style:table-column-properties fo:break-before="auto" style:column-width="1.0154in"/>
    </style:style>
    <style:style style:name="co10" style:family="table-column">
      <style:table-column-properties fo:break-before="auto" style:column-width="1.0335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1.1409in"/>
    </style:style>
    <style:style style:name="co13" style:family="table-column">
      <style:table-column-properties fo:break-before="auto" style:column-width="1.4807in"/>
    </style:style>
    <style:style style:name="co14" style:family="table-column">
      <style:table-column-properties fo:break-before="auto" style:column-width="2.1161in"/>
    </style:style>
    <style:style style:name="co15" style:family="table-column">
      <style:table-column-properties fo:break-before="auto" style:column-width="2.0618in"/>
    </style:style>
    <style:style style:name="co16" style:family="table-column">
      <style:table-column-properties fo:break-before="auto" style:column-width="1.1854in"/>
    </style:style>
    <style:style style:name="co17" style:family="table-column">
      <style:table-column-properties fo:break-before="auto" style:column-width="0.8264in"/>
    </style:style>
    <style:style style:name="co18" style:family="table-column">
      <style:table-column-properties fo:break-before="auto" style:column-width="1.8165in"/>
    </style:style>
    <style:style style:name="co19" style:family="table-column">
      <style:table-column-properties fo:break-before="auto" style:column-width="1.889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2.198in"/>
    </style:style>
    <style:style style:name="ro1" style:family="table-row">
      <style:table-row-properties style:row-height="0.20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365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19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1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70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71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0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2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2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font-name-asian="Calibri" style:font-size-asian="11pt" style:language-asian="en" style:country-asian="US" style:font-style-asian="normal" style:font-weight-asian="bold" style:font-name-complex="Calibri" style:font-size-complex="11pt" style:language-complex="en" style:country-complex="US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font-name-asian="Calibri" style:font-size-asian="11pt" style:language-asian="en" style:country-asian="US" style:font-style-asian="normal" style:font-weight-asian="bold" style:font-name-complex="Calibri" style:font-size-complex="11pt" style:language-complex="en" style:country-complex="US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font-name-asian="Calibri" style:font-size-asian="11pt" style:language-asian="en" style:country-asian="US" style:font-style-asian="normal" style:font-weight-asian="normal" style:font-name-complex="Calibri" style:font-size-complex="11pt" style:language-complex="en" style:country-complex="US" style:font-style-complex="normal" style:font-weight-complex="normal"/>
    </style:style>
    <style:style style:name="ce18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font-name-asian="Calibri" style:font-size-asian="11pt" style:language-asian="en" style:country-asian="US" style:font-style-asian="normal" style:font-weight-asian="normal" style:font-name-complex="Calibri" style:font-size-complex="11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 style:data-style-name="N0">
      <style:table-cell-properties style:rotation-align="none"/>
    </style:style>
    <style:style style:name="ce21" style:family="table-cell" style:parent-style-name="Default">
      <style:table-cell-properties style:rotation-align="none"/>
      <style:text-properties fo:language="en" fo:country="US" style:language-asian="en" style:country-asian="US" style:language-complex="en" style:country-complex="US"/>
    </style:style>
    <style:style style:name="ce2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23" style:family="table-cell" style:parent-style-name="Default">
      <style:table-cell-properties style:rotation-align="none"/>
      <style:text-properties style:font-name="Calibri" fo:language="en" fo:country="US" fo:font-weight="bold" style:font-name-asian="Calibri" style:language-asian="en" style:country-asian="US" style:font-weight-asian="bold" style:font-name-complex="Calibri" style:language-complex="en" style:country-complex="US" style:font-weight-complex="bold"/>
    </style:style>
    <style:style style:name="ce2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number-columns-repeated="6" table:default-cell-style-name="ce10"/>
        <table:table-column table:style-name="co5" table:default-cell-style-name="ce10"/>
        <table:table-column table:style-name="co4" table:number-columns-repeated="1010" table:default-cell-style-name="ce10"/>
        <table:table-column table:style-name="co6" table:number-columns-repeated="4" table:default-cell-style-name="ce10"/>
        <table:table-row table:style-name="ro1">
          <table:table-cell table:style-name="ce1" office:value-type="string">
            <text:p>Date (mm/dd/yyyy)</text:p>
          </table:table-cell>
          <table:table-cell table:style-name="ce4"/>
          <table:table-cell table:style-name="ce2" office:value-type="string">
            <text:p>UV Measurements</text:p>
          </table:table-cell>
          <table:table-cell table:style-name="ce2" office:value-type="string">
            <text:p>Beamsplitter calibration</text:p>
          </table:table-cell>
          <table:table-cell table:style-name="ce2"/>
          <table:table-cell table:style-name="ce2" office:value-type="string">
            <text:p>Control</text:p>
          </table:table-cell>
          <table:table-cell table:style-name="ce2"/>
          <table:table-cell table:style-name="ce14" office:value-type="string">
            <text:p>Blue coated, old sample</text:p>
          </table:table-cell>
          <table:table-cell table:style-name="ce2"/>
          <table:table-cell table:style-name="ce16" office:value-type="string">
            <text:p>Blue film, old piece, pressed, S1</text:p>
          </table:table-cell>
          <table:table-cell table:style-name="ce2"/>
          <table:table-cell table:style-name="ce16" office:value-type="string">
            <text:p>Blue film, old piece, pressed, S2</text:p>
          </table:table-cell>
          <table:table-cell table:style-name="ce2"/>
          <table:table-cell table:style-name="ce2" office:value-type="string">
            <text:p>No film, S1</text:p>
          </table:table-cell>
          <table:table-cell table:style-name="ce2"/>
          <table:table-cell table:style-name="ce14" office:value-type="string">
            <text:p>No film, S2</text:p>
          </table:table-cell>
          <table:table-cell table:style-name="ce2"/>
          <table:table-cell table:style-name="ce16" office:value-type="string">
            <text:p>Blue film, new piece, <text:s/>S1</text:p>
          </table:table-cell>
          <table:table-cell table:style-name="ce2"/>
          <table:table-cell table:style-name="ce16" office:value-type="string">
            <text:p>Blue film, new piece, <text:s/>S2</text:p>
          </table:table-cell>
          <table:table-cell table:style-name="ce2"/>
          <table:table-cell table:style-name="ce16" office:value-type="string">
            <text:p>Blue film, new piece, pressed, S1</text:p>
          </table:table-cell>
          <table:table-cell table:style-name="ce2"/>
          <table:table-cell table:style-name="ce16" office:value-type="string">
            <text:p>Blue film, new piece, pressed, S2</text:p>
          </table:table-cell>
          <table:table-cell table:style-name="ce2" table:number-columns-repeated="1000"/>
        </table:table-row>
        <table:table-row table:style-name="ro1">
          <table:table-cell table:style-name="ce1" office:value-type="string">
            <text:p>Time (HH:MM 24-hr format)</text:p>
          </table:table-cell>
          <table:table-cell table:style-name="ce5" office:value-type="float" office:value="41627">
            <text:p>0:00</text:p>
          </table:table-cell>
          <table:table-cell table:style-name="ce2" office:value-type="string">
            <text:p>Lambda (nm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TRANSMIT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table:number-columns-repeated="18"/>
          <table:table-cell table:number-columns-repeated="981"/>
        </table:table-row>
        <table:table-row table:style-name="ro2">
          <table:table-cell table:style-name="ce1" office:value-type="string">
            <text:p>Platform X (inches)</text:p>
          </table:table-cell>
          <table:table-cell table:style-name="ce6"/>
          <table:table-cell table:style-name="ce6" office:value-type="float" office:value="200">
            <text:p>200</text:p>
          </table:table-cell>
          <table:table-cell table:style-name="ce11" office:value-type="float" office:value="0.0209">
            <text:p>0.0209</text:p>
          </table:table-cell>
          <table:table-cell table:style-name="ce11" office:value-type="float" office:value="0.0025">
            <text:p>0.0025</text:p>
          </table:table-cell>
          <table:table-cell table:style-name="ce11" office:value-type="float" office:value="0.0208">
            <text:p>0.0208</text:p>
          </table:table-cell>
          <table:table-cell table:style-name="ce11" office:value-type="float" office:value="0.0015">
            <text:p>0.0015</text:p>
          </table:table-cell>
          <table:table-cell table:style-name="ce11" office:value-type="float" office:value="0.021">
            <text:p>0.0210</text:p>
          </table:table-cell>
          <table:table-cell table:style-name="ce11" office:value-type="float" office:value="0.0019">
            <text:p>0.0019</text:p>
          </table:table-cell>
          <table:table-cell table:style-name="ce11" office:value-type="float" office:value="0.0212">
            <text:p>0.0212</text:p>
          </table:table-cell>
          <table:table-cell table:style-name="ce11" office:value-type="float" office:value="0.002">
            <text:p>0.0020</text:p>
          </table:table-cell>
          <table:table-cell table:style-name="ce11" office:value-type="float" office:value="0.0212">
            <text:p>0.0212</text:p>
          </table:table-cell>
          <table:table-cell table:style-name="ce11" office:value-type="float" office:value="0.002">
            <text:p>0.0020</text:p>
          </table:table-cell>
          <table:table-cell table:style-name="ce11" office:value-type="float" office:value="0.0214">
            <text:p>0.0214</text:p>
          </table:table-cell>
          <table:table-cell table:style-name="ce11" office:value-type="float" office:value="0.0019">
            <text:p>0.0019</text:p>
          </table:table-cell>
          <table:table-cell table:style-name="ce11" office:value-type="float" office:value="0.0212">
            <text:p>0.0212</text:p>
          </table:table-cell>
          <table:table-cell table:style-name="ce11" office:value-type="float" office:value="0.0019">
            <text:p>0.0019</text:p>
          </table:table-cell>
          <table:table-cell table:style-name="ce11" office:value-type="float" office:value="0.0212">
            <text:p>0.0212</text:p>
          </table:table-cell>
          <table:table-cell table:style-name="ce11" office:value-type="float" office:value="0.0013">
            <text:p>0.0013</text:p>
          </table:table-cell>
          <table:table-cell table:style-name="ce11" office:value-type="float" office:value="0.0211">
            <text:p>0.0211</text:p>
          </table:table-cell>
          <table:table-cell table:style-name="ce11" office:value-type="float" office:value="0.0012">
            <text:p>0.0012</text:p>
          </table:table-cell>
          <table:table-cell table:style-name="ce11" office:value-type="float" office:value="0.0213">
            <text:p>0.0213</text:p>
          </table:table-cell>
          <table:table-cell table:style-name="ce11" office:value-type="float" office:value="0.0012">
            <text:p>0.0012</text:p>
          </table:table-cell>
          <table:table-cell table:style-name="ce11" office:value-type="float" office:value="0.021">
            <text:p>0.0210</text:p>
          </table:table-cell>
          <table:table-cell table:style-name="ce11" office:value-type="float" office:value="0.0013">
            <text:p>0.0013</text:p>
          </table:table-cell>
          <table:table-cell table:style-name="ce11" table:number-columns-repeated="18"/>
          <table:table-cell table:number-columns-repeated="981"/>
        </table:table-row>
        <table:table-row table:style-name="ro2">
          <table:table-cell table:style-name="ce1" office:value-type="string">
            <text:p>Platform Z (inches)</text:p>
          </table:table-cell>
          <table:table-cell table:style-name="ce6"/>
          <table:table-cell table:style-name="ce6" table:formula="of:=[.C3]+10" office:value-type="float" office:value="210">
            <text:p>210</text:p>
          </table:table-cell>
          <table:table-cell table:style-name="ce11" office:value-type="float" office:value="0.1221">
            <text:p>0.1221</text:p>
          </table:table-cell>
          <table:table-cell table:style-name="ce11" office:value-type="float" office:value="0.0154">
            <text:p>0.0154</text:p>
          </table:table-cell>
          <table:table-cell table:style-name="ce11" office:value-type="float" office:value="0.1221">
            <text:p>0.1221</text:p>
          </table:table-cell>
          <table:table-cell table:style-name="ce11" office:value-type="float" office:value="0.0095">
            <text:p>0.0095</text:p>
          </table:table-cell>
          <table:table-cell table:style-name="ce11" office:value-type="float" office:value="0.1224">
            <text:p>0.1224</text:p>
          </table:table-cell>
          <table:table-cell table:style-name="ce11" office:value-type="float" office:value="0.0123">
            <text:p>0.0123</text:p>
          </table:table-cell>
          <table:table-cell table:style-name="ce11" office:value-type="float" office:value="0.1224">
            <text:p>0.1224</text:p>
          </table:table-cell>
          <table:table-cell table:style-name="ce11" office:value-type="float" office:value="0.0123">
            <text:p>0.0123</text:p>
          </table:table-cell>
          <table:table-cell table:style-name="ce11" office:value-type="float" office:value="0.1227">
            <text:p>0.1227</text:p>
          </table:table-cell>
          <table:table-cell table:style-name="ce11" office:value-type="float" office:value="0.0124">
            <text:p>0.0124</text:p>
          </table:table-cell>
          <table:table-cell table:style-name="ce11" office:value-type="float" office:value="0.1224">
            <text:p>0.1224</text:p>
          </table:table-cell>
          <table:table-cell table:style-name="ce11" office:value-type="float" office:value="0.0123">
            <text:p>0.0123</text:p>
          </table:table-cell>
          <table:table-cell table:style-name="ce11" office:value-type="float" office:value="0.1222">
            <text:p>0.1222</text:p>
          </table:table-cell>
          <table:table-cell table:style-name="ce11" office:value-type="float" office:value="0.0125">
            <text:p>0.0125</text:p>
          </table:table-cell>
          <table:table-cell table:style-name="ce11" office:value-type="float" office:value="0.1225">
            <text:p>0.1225</text:p>
          </table:table-cell>
          <table:table-cell table:style-name="ce11" office:value-type="float" office:value="0.0097">
            <text:p>0.0097</text:p>
          </table:table-cell>
          <table:table-cell table:style-name="ce11" office:value-type="float" office:value="0.1225">
            <text:p>0.1225</text:p>
          </table:table-cell>
          <table:table-cell table:style-name="ce11" office:value-type="float" office:value="0.0093">
            <text:p>0.0093</text:p>
          </table:table-cell>
          <table:table-cell table:style-name="ce11" office:value-type="float" office:value="0.1224">
            <text:p>0.1224</text:p>
          </table:table-cell>
          <table:table-cell table:style-name="ce11" office:value-type="float" office:value="0.0091">
            <text:p>0.0091</text:p>
          </table:table-cell>
          <table:table-cell table:style-name="ce11" office:value-type="float" office:value="0.122">
            <text:p>0.1220</text:p>
          </table:table-cell>
          <table:table-cell table:style-name="ce11" office:value-type="float" office:value="0.0101">
            <text:p>0.0101</text:p>
          </table:table-cell>
          <table:table-cell table:style-name="ce11" table:number-columns-repeated="18"/>
          <table:table-cell table:number-columns-repeated="981"/>
        </table:table-row>
        <table:table-row table:style-name="ro2">
          <table:table-cell table:style-name="ce1" office:value-type="string">
            <text:p>Main (BS) rail Z (inches)</text:p>
          </table:table-cell>
          <table:table-cell table:style-name="ce6"/>
          <table:table-cell table:style-name="ce6" table:formula="of:=[.C4]+10" office:value-type="float" office:value="220">
            <text:p>220</text:p>
          </table:table-cell>
          <table:table-cell table:style-name="ce11" office:value-type="float" office:value="0.0832">
            <text:p>0.0832</text:p>
          </table:table-cell>
          <table:table-cell table:style-name="ce11" office:value-type="float" office:value="0.0906">
            <text:p>0.0906</text:p>
          </table:table-cell>
          <table:table-cell table:style-name="ce11" office:value-type="float" office:value="0.0826">
            <text:p>0.0826</text:p>
          </table:table-cell>
          <table:table-cell table:style-name="ce11" office:value-type="float" office:value="0.0497">
            <text:p>0.0497</text:p>
          </table:table-cell>
          <table:table-cell table:style-name="ce11" office:value-type="float" office:value="0.0831">
            <text:p>0.0831</text:p>
          </table:table-cell>
          <table:table-cell table:style-name="ce11" office:value-type="float" office:value="0.074">
            <text:p>0.0740</text:p>
          </table:table-cell>
          <table:table-cell table:style-name="ce11" office:value-type="float" office:value="0.0825">
            <text:p>0.0825</text:p>
          </table:table-cell>
          <table:table-cell table:style-name="ce11" office:value-type="float" office:value="0.0743">
            <text:p>0.0743</text:p>
          </table:table-cell>
          <table:table-cell table:style-name="ce11" office:value-type="float" office:value="0.0835">
            <text:p>0.0835</text:p>
          </table:table-cell>
          <table:table-cell table:style-name="ce11" office:value-type="float" office:value="0.075">
            <text:p>0.0750</text:p>
          </table:table-cell>
          <table:table-cell table:style-name="ce11" office:value-type="float" office:value="0.0837">
            <text:p>0.0837</text:p>
          </table:table-cell>
          <table:table-cell table:style-name="ce11" office:value-type="float" office:value="0.0753">
            <text:p>0.0753</text:p>
          </table:table-cell>
          <table:table-cell table:style-name="ce11" office:value-type="float" office:value="0.0832">
            <text:p>0.0832</text:p>
          </table:table-cell>
          <table:table-cell table:style-name="ce11" office:value-type="float" office:value="0.0758">
            <text:p>0.0758</text:p>
          </table:table-cell>
          <table:table-cell table:style-name="ce11" office:value-type="float" office:value="0.083">
            <text:p>0.0830</text:p>
          </table:table-cell>
          <table:table-cell table:style-name="ce11" office:value-type="float" office:value="0.0665">
            <text:p>0.0665</text:p>
          </table:table-cell>
          <table:table-cell table:style-name="ce11" office:value-type="float" office:value="0.0825">
            <text:p>0.0825</text:p>
          </table:table-cell>
          <table:table-cell table:style-name="ce11" office:value-type="float" office:value="0.0628">
            <text:p>0.0628</text:p>
          </table:table-cell>
          <table:table-cell table:style-name="ce11" office:value-type="float" office:value="0.0828">
            <text:p>0.0828</text:p>
          </table:table-cell>
          <table:table-cell table:style-name="ce11" office:value-type="float" office:value="0.0634">
            <text:p>0.0634</text:p>
          </table:table-cell>
          <table:table-cell table:style-name="ce11" office:value-type="float" office:value="0.083">
            <text:p>0.0830</text:p>
          </table:table-cell>
          <table:table-cell table:style-name="ce11" office:value-type="float" office:value="0.067">
            <text:p>0.0670</text:p>
          </table:table-cell>
          <table:table-cell table:style-name="ce11" table:number-columns-repeated="18"/>
          <table:table-cell table:number-columns-repeated="981"/>
        </table:table-row>
        <table:table-row table:style-name="ro2">
          <table:table-cell table:style-name="ce1" office:value-type="string">
            <text:p>Main (BS) rail 0 coordinate (inches)</text:p>
          </table:table-cell>
          <table:table-cell table:style-name="ce7"/>
          <table:table-cell table:style-name="ce6" table:formula="of:=[.C5]+10" office:value-type="float" office:value="230">
            <text:p>230</text:p>
          </table:table-cell>
          <table:table-cell table:style-name="ce11" office:value-type="float" office:value="0.1702">
            <text:p>0.1702</text:p>
          </table:table-cell>
          <table:table-cell table:style-name="ce11" office:value-type="float" office:value="0.1047">
            <text:p>0.1047</text:p>
          </table:table-cell>
          <table:table-cell table:style-name="ce11" office:value-type="float" office:value="0.1696">
            <text:p>0.1696</text:p>
          </table:table-cell>
          <table:table-cell table:style-name="ce11" office:value-type="float" office:value="0.0648">
            <text:p>0.0648</text:p>
          </table:table-cell>
          <table:table-cell table:style-name="ce11" office:value-type="float" office:value="0.1703">
            <text:p>0.1703</text:p>
          </table:table-cell>
          <table:table-cell table:style-name="ce11" office:value-type="float" office:value="0.0875">
            <text:p>0.0875</text:p>
          </table:table-cell>
          <table:table-cell table:style-name="ce11" office:value-type="float" office:value="0.1704">
            <text:p>0.1704</text:p>
          </table:table-cell>
          <table:table-cell table:style-name="ce11" office:value-type="float" office:value="0.0882">
            <text:p>0.0882</text:p>
          </table:table-cell>
          <table:table-cell table:style-name="ce11" office:value-type="float" office:value="0.1702">
            <text:p>0.1702</text:p>
          </table:table-cell>
          <table:table-cell table:style-name="ce11" office:value-type="float" office:value="0.0888">
            <text:p>0.0888</text:p>
          </table:table-cell>
          <table:table-cell table:style-name="ce11" office:value-type="float" office:value="0.1705">
            <text:p>0.1705</text:p>
          </table:table-cell>
          <table:table-cell table:style-name="ce11" office:value-type="float" office:value="0.0902">
            <text:p>0.0902</text:p>
          </table:table-cell>
          <table:table-cell table:style-name="ce11" office:value-type="float" office:value="0.1703">
            <text:p>0.1703</text:p>
          </table:table-cell>
          <table:table-cell table:style-name="ce11" office:value-type="float" office:value="0.0905">
            <text:p>0.0905</text:p>
          </table:table-cell>
          <table:table-cell table:style-name="ce11" office:value-type="float" office:value="0.1703">
            <text:p>0.1703</text:p>
          </table:table-cell>
          <table:table-cell table:style-name="ce11" office:value-type="float" office:value="0.0852">
            <text:p>0.0852</text:p>
          </table:table-cell>
          <table:table-cell table:style-name="ce11" office:value-type="float" office:value="0.1702">
            <text:p>0.1702</text:p>
          </table:table-cell>
          <table:table-cell table:style-name="ce11" office:value-type="float" office:value="0.0803">
            <text:p>0.0803</text:p>
          </table:table-cell>
          <table:table-cell table:style-name="ce11" office:value-type="float" office:value="0.17">
            <text:p>0.1700</text:p>
          </table:table-cell>
          <table:table-cell table:style-name="ce11" office:value-type="float" office:value="0.0824">
            <text:p>0.0824</text:p>
          </table:table-cell>
          <table:table-cell table:style-name="ce11" office:value-type="float" office:value="0.17">
            <text:p>0.1700</text:p>
          </table:table-cell>
          <table:table-cell table:style-name="ce11" office:value-type="float" office:value="0.0839">
            <text:p>0.0839</text:p>
          </table:table-cell>
          <table:table-cell table:style-name="ce11" table:number-columns-repeated="18"/>
          <table:table-cell table:number-columns-repeated="981"/>
        </table:table-row>
        <table:table-row table:style-name="ro2">
          <table:table-cell table:style-name="ce1" office:value-type="string">
            <text:p>Secondary Rail Z (inches)</text:p>
          </table:table-cell>
          <table:table-cell table:style-name="ce8"/>
          <table:table-cell table:style-name="ce6" table:formula="of:=[.C6]+10" office:value-type="float" office:value="240">
            <text:p>240</text:p>
          </table:table-cell>
          <table:table-cell table:style-name="ce11" office:value-type="float" office:value="0.1839">
            <text:p>0.1839</text:p>
          </table:table-cell>
          <table:table-cell table:style-name="ce11" office:value-type="float" office:value="0.1113">
            <text:p>0.1113</text:p>
          </table:table-cell>
          <table:table-cell table:style-name="ce11" office:value-type="float" office:value="0.1836">
            <text:p>0.1836</text:p>
          </table:table-cell>
          <table:table-cell table:style-name="ce11" office:value-type="float" office:value="0.0906">
            <text:p>0.0906</text:p>
          </table:table-cell>
          <table:table-cell table:style-name="ce11" office:value-type="float" office:value="0.1841">
            <text:p>0.1841</text:p>
          </table:table-cell>
          <table:table-cell table:style-name="ce11" office:value-type="float" office:value="0.0949">
            <text:p>0.0949</text:p>
          </table:table-cell>
          <table:table-cell table:style-name="ce11" office:value-type="float" office:value="0.184">
            <text:p>0.1840</text:p>
          </table:table-cell>
          <table:table-cell table:style-name="ce11" office:value-type="float" office:value="0.096">
            <text:p>0.0960</text:p>
          </table:table-cell>
          <table:table-cell table:style-name="ce11" office:value-type="float" office:value="0.1839">
            <text:p>0.1839</text:p>
          </table:table-cell>
          <table:table-cell table:style-name="ce11" office:value-type="float" office:value="0.0964">
            <text:p>0.0964</text:p>
          </table:table-cell>
          <table:table-cell table:style-name="ce11" office:value-type="float" office:value="0.1839">
            <text:p>0.1839</text:p>
          </table:table-cell>
          <table:table-cell table:style-name="ce11" office:value-type="float" office:value="0.0983">
            <text:p>0.0983</text:p>
          </table:table-cell>
          <table:table-cell table:style-name="ce11" office:value-type="float" office:value="0.1837">
            <text:p>0.1837</text:p>
          </table:table-cell>
          <table:table-cell table:style-name="ce11" office:value-type="float" office:value="0.0985">
            <text:p>0.0985</text:p>
          </table:table-cell>
          <table:table-cell table:style-name="ce11" office:value-type="float" office:value="0.1838">
            <text:p>0.1838</text:p>
          </table:table-cell>
          <table:table-cell table:style-name="ce11" office:value-type="float" office:value="0.096">
            <text:p>0.0960</text:p>
          </table:table-cell>
          <table:table-cell table:style-name="ce11" office:value-type="float" office:value="0.1836">
            <text:p>0.1836</text:p>
          </table:table-cell>
          <table:table-cell table:style-name="ce11" office:value-type="float" office:value="0.0918">
            <text:p>0.0918</text:p>
          </table:table-cell>
          <table:table-cell table:style-name="ce11" office:value-type="float" office:value="0.1838">
            <text:p>0.1838</text:p>
          </table:table-cell>
          <table:table-cell table:style-name="ce11" office:value-type="float" office:value="0.0945">
            <text:p>0.0945</text:p>
          </table:table-cell>
          <table:table-cell table:style-name="ce11" office:value-type="float" office:value="0.1838">
            <text:p>0.1838</text:p>
          </table:table-cell>
          <table:table-cell table:style-name="ce11" office:value-type="float" office:value="0.0941">
            <text:p>0.0941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style-name="ce2" office:value-type="string">
            <text:p>Secondary rail 0 coordinate (inches)</text:p>
          </table:table-cell>
          <table:table-cell table:style-name="ce8"/>
          <table:table-cell table:style-name="ce6" table:formula="of:=[.C7]+10" office:value-type="float" office:value="250">
            <text:p>250</text:p>
          </table:table-cell>
          <table:table-cell table:style-name="ce11" office:value-type="float" office:value="0.1034">
            <text:p>0.1034</text:p>
          </table:table-cell>
          <table:table-cell table:style-name="ce11" office:value-type="float" office:value="0.158">
            <text:p>0.1580</text:p>
          </table:table-cell>
          <table:table-cell table:style-name="ce11" office:value-type="float" office:value="0.1031">
            <text:p>0.1031</text:p>
          </table:table-cell>
          <table:table-cell table:style-name="ce11" office:value-type="float" office:value="0.1424">
            <text:p>0.1424</text:p>
          </table:table-cell>
          <table:table-cell table:style-name="ce11" office:value-type="float" office:value="0.1036">
            <text:p>0.1036</text:p>
          </table:table-cell>
          <table:table-cell table:style-name="ce11" office:value-type="float" office:value="0.1367">
            <text:p>0.1367</text:p>
          </table:table-cell>
          <table:table-cell table:style-name="ce11" office:value-type="float" office:value="0.1039">
            <text:p>0.1039</text:p>
          </table:table-cell>
          <table:table-cell table:style-name="ce11" office:value-type="float" office:value="0.1381">
            <text:p>0.1381</text:p>
          </table:table-cell>
          <table:table-cell table:style-name="ce11" office:value-type="float" office:value="0.1038">
            <text:p>0.1038</text:p>
          </table:table-cell>
          <table:table-cell table:style-name="ce11" office:value-type="float" office:value="0.1387">
            <text:p>0.1387</text:p>
          </table:table-cell>
          <table:table-cell table:style-name="ce11" office:value-type="float" office:value="0.1037">
            <text:p>0.1037</text:p>
          </table:table-cell>
          <table:table-cell table:style-name="ce11" office:value-type="float" office:value="0.1408">
            <text:p>0.1408</text:p>
          </table:table-cell>
          <table:table-cell table:style-name="ce11" office:value-type="float" office:value="0.1036">
            <text:p>0.1036</text:p>
          </table:table-cell>
          <table:table-cell table:style-name="ce11" office:value-type="float" office:value="0.141">
            <text:p>0.1410</text:p>
          </table:table-cell>
          <table:table-cell table:style-name="ce11" office:value-type="float" office:value="0.1038">
            <text:p>0.1038</text:p>
          </table:table-cell>
          <table:table-cell table:style-name="ce11" office:value-type="float" office:value="0.1402">
            <text:p>0.1402</text:p>
          </table:table-cell>
          <table:table-cell table:style-name="ce11" office:value-type="float" office:value="0.1036">
            <text:p>0.1036</text:p>
          </table:table-cell>
          <table:table-cell table:style-name="ce11" office:value-type="float" office:value="0.1354">
            <text:p>0.1354</text:p>
          </table:table-cell>
          <table:table-cell table:style-name="ce11" office:value-type="float" office:value="0.1037">
            <text:p>0.1037</text:p>
          </table:table-cell>
          <table:table-cell table:style-name="ce11" office:value-type="float" office:value="0.1389">
            <text:p>0.1389</text:p>
          </table:table-cell>
          <table:table-cell table:style-name="ce11" office:value-type="float" office:value="0.1035">
            <text:p>0.1035</text:p>
          </table:table-cell>
          <table:table-cell table:style-name="ce11" office:value-type="float" office:value="0.1385">
            <text:p>0.1385</text:p>
          </table:table-cell>
          <table:table-cell table:style-name="ce11" table:number-columns-repeated="18"/>
          <table:table-cell table:number-columns-repeated="981"/>
        </table:table-row>
        <table:table-row table:style-name="ro4">
          <table:table-cell table:style-name="ce1" office:value-type="string">
            <text:p>Lens offset from the back of the clamping ring to the front of thespacer (inches)</text:p>
          </table:table-cell>
          <table:table-cell table:style-name="ce6"/>
          <table:table-cell table:style-name="ce6" table:formula="of:=[.C8]+10" office:value-type="float" office:value="260">
            <text:p>260</text:p>
          </table:table-cell>
          <table:table-cell table:style-name="ce11" office:value-type="float" office:value="0.1134">
            <text:p>0.1134</text:p>
          </table:table-cell>
          <table:table-cell table:style-name="ce11" office:value-type="float" office:value="0.1089">
            <text:p>0.1089</text:p>
          </table:table-cell>
          <table:table-cell table:style-name="ce11" office:value-type="float" office:value="0.1131">
            <text:p>0.1131</text:p>
          </table:table-cell>
          <table:table-cell table:style-name="ce11" office:value-type="float" office:value="0.1014">
            <text:p>0.1014</text:p>
          </table:table-cell>
          <table:table-cell table:style-name="ce11" office:value-type="float" office:value="0.1135">
            <text:p>0.1135</text:p>
          </table:table-cell>
          <table:table-cell table:style-name="ce11" office:value-type="float" office:value="0.0954">
            <text:p>0.0954</text:p>
          </table:table-cell>
          <table:table-cell table:style-name="ce11" office:value-type="float" office:value="0.1137">
            <text:p>0.1137</text:p>
          </table:table-cell>
          <table:table-cell table:style-name="ce11" office:value-type="float" office:value="0.0962">
            <text:p>0.0962</text:p>
          </table:table-cell>
          <table:table-cell table:style-name="ce11" office:value-type="float" office:value="0.1137">
            <text:p>0.1137</text:p>
          </table:table-cell>
          <table:table-cell table:style-name="ce11" office:value-type="float" office:value="0.0966">
            <text:p>0.0966</text:p>
          </table:table-cell>
          <table:table-cell table:style-name="ce11" office:value-type="float" office:value="0.1138">
            <text:p>0.1138</text:p>
          </table:table-cell>
          <table:table-cell table:style-name="ce11" office:value-type="float" office:value="0.0977">
            <text:p>0.0977</text:p>
          </table:table-cell>
          <table:table-cell table:style-name="ce11" office:value-type="float" office:value="0.1134">
            <text:p>0.1134</text:p>
          </table:table-cell>
          <table:table-cell table:style-name="ce11" office:value-type="float" office:value="0.0976">
            <text:p>0.0976</text:p>
          </table:table-cell>
          <table:table-cell table:style-name="ce11" office:value-type="float" office:value="0.1138">
            <text:p>0.1138</text:p>
          </table:table-cell>
          <table:table-cell table:style-name="ce11" office:value-type="float" office:value="0.0982">
            <text:p>0.0982</text:p>
          </table:table-cell>
          <table:table-cell table:style-name="ce11" office:value-type="float" office:value="0.1136">
            <text:p>0.1136</text:p>
          </table:table-cell>
          <table:table-cell table:style-name="ce11" office:value-type="float" office:value="0.0958">
            <text:p>0.0958</text:p>
          </table:table-cell>
          <table:table-cell table:style-name="ce11" office:value-type="float" office:value="0.1135">
            <text:p>0.1135</text:p>
          </table:table-cell>
          <table:table-cell table:style-name="ce11" office:value-type="float" office:value="0.0974">
            <text:p>0.0974</text:p>
          </table:table-cell>
          <table:table-cell table:style-name="ce11" office:value-type="float" office:value="0.1133">
            <text:p>0.1133</text:p>
          </table:table-cell>
          <table:table-cell table:style-name="ce11" office:value-type="float" office:value="0.0973">
            <text:p>0.0973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/>
          <table:table-cell table:style-name="ce9"/>
          <table:table-cell table:style-name="ce6" table:formula="of:=[.C9]+10" office:value-type="float" office:value="270">
            <text:p>270</text:p>
          </table:table-cell>
          <table:table-cell table:style-name="ce11" office:value-type="float" office:value="0.0923">
            <text:p>0.0923</text:p>
          </table:table-cell>
          <table:table-cell table:style-name="ce11" office:value-type="float" office:value="0.0858">
            <text:p>0.0858</text:p>
          </table:table-cell>
          <table:table-cell table:style-name="ce11" office:value-type="float" office:value="0.0922">
            <text:p>0.0922</text:p>
          </table:table-cell>
          <table:table-cell table:style-name="ce11" office:value-type="float" office:value="0.0806">
            <text:p>0.0806</text:p>
          </table:table-cell>
          <table:table-cell table:style-name="ce11" office:value-type="float" office:value="0.0927">
            <text:p>0.0927</text:p>
          </table:table-cell>
          <table:table-cell table:style-name="ce11" office:value-type="float" office:value="0.0762">
            <text:p>0.0762</text:p>
          </table:table-cell>
          <table:table-cell table:style-name="ce11" office:value-type="float" office:value="0.0929">
            <text:p>0.0929</text:p>
          </table:table-cell>
          <table:table-cell table:style-name="ce11" office:value-type="float" office:value="0.0762">
            <text:p>0.0762</text:p>
          </table:table-cell>
          <table:table-cell table:style-name="ce11" office:value-type="float" office:value="0.0931">
            <text:p>0.0931</text:p>
          </table:table-cell>
          <table:table-cell table:style-name="ce11" office:value-type="float" office:value="0.077">
            <text:p>0.0770</text:p>
          </table:table-cell>
          <table:table-cell table:style-name="ce11" office:value-type="float" office:value="0.093">
            <text:p>0.0930</text:p>
          </table:table-cell>
          <table:table-cell table:style-name="ce11" office:value-type="float" office:value="0.0772">
            <text:p>0.0772</text:p>
          </table:table-cell>
          <table:table-cell table:style-name="ce11" office:value-type="float" office:value="0.0926">
            <text:p>0.0926</text:p>
          </table:table-cell>
          <table:table-cell table:style-name="ce11" office:value-type="float" office:value="0.0772">
            <text:p>0.0772</text:p>
          </table:table-cell>
          <table:table-cell table:style-name="ce11" office:value-type="float" office:value="0.093">
            <text:p>0.0930</text:p>
          </table:table-cell>
          <table:table-cell table:style-name="ce11" office:value-type="float" office:value="0.0777">
            <text:p>0.0777</text:p>
          </table:table-cell>
          <table:table-cell table:style-name="ce11" office:value-type="float" office:value="0.0928">
            <text:p>0.0928</text:p>
          </table:table-cell>
          <table:table-cell table:style-name="ce11" office:value-type="float" office:value="0.0771">
            <text:p>0.0771</text:p>
          </table:table-cell>
          <table:table-cell table:style-name="ce11" office:value-type="float" office:value="0.0929">
            <text:p>0.0929</text:p>
          </table:table-cell>
          <table:table-cell table:style-name="ce11" office:value-type="float" office:value="0.0774">
            <text:p>0.0774</text:p>
          </table:table-cell>
          <table:table-cell table:style-name="ce11" office:value-type="float" office:value="0.0927">
            <text:p>0.0927</text:p>
          </table:table-cell>
          <table:table-cell table:style-name="ce11" office:value-type="float" office:value="0.0774">
            <text:p>0.0774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0]+10" office:value-type="float" office:value="280">
            <text:p>280</text:p>
          </table:table-cell>
          <table:table-cell table:style-name="ce11" office:value-type="float" office:value="0.0881">
            <text:p>0.0881</text:p>
          </table:table-cell>
          <table:table-cell table:style-name="ce11" office:value-type="float" office:value="0.0644">
            <text:p>0.0644</text:p>
          </table:table-cell>
          <table:table-cell table:style-name="ce11" office:value-type="float" office:value="0.088">
            <text:p>0.0880</text:p>
          </table:table-cell>
          <table:table-cell table:style-name="ce11" office:value-type="float" office:value="0.0605">
            <text:p>0.0605</text:p>
          </table:table-cell>
          <table:table-cell table:style-name="ce11" office:value-type="float" office:value="0.0884">
            <text:p>0.0884</text:p>
          </table:table-cell>
          <table:table-cell table:style-name="ce11" office:value-type="float" office:value="0.0579">
            <text:p>0.0579</text:p>
          </table:table-cell>
          <table:table-cell table:style-name="ce11" office:value-type="float" office:value="0.0887">
            <text:p>0.0887</text:p>
          </table:table-cell>
          <table:table-cell table:style-name="ce11" office:value-type="float" office:value="0.0576">
            <text:p>0.0576</text:p>
          </table:table-cell>
          <table:table-cell table:style-name="ce11" office:value-type="float" office:value="0.0886">
            <text:p>0.0886</text:p>
          </table:table-cell>
          <table:table-cell table:style-name="ce11" office:value-type="float" office:value="0.0583">
            <text:p>0.0583</text:p>
          </table:table-cell>
          <table:table-cell table:style-name="ce11" office:value-type="float" office:value="0.0889">
            <text:p>0.0889</text:p>
          </table:table-cell>
          <table:table-cell table:style-name="ce11" office:value-type="float" office:value="0.058">
            <text:p>0.0580</text:p>
          </table:table-cell>
          <table:table-cell table:style-name="ce11" office:value-type="float" office:value="0.0886">
            <text:p>0.0886</text:p>
          </table:table-cell>
          <table:table-cell table:style-name="ce11" office:value-type="float" office:value="0.0581">
            <text:p>0.0581</text:p>
          </table:table-cell>
          <table:table-cell table:style-name="ce11" office:value-type="float" office:value="0.0886">
            <text:p>0.0886</text:p>
          </table:table-cell>
          <table:table-cell table:style-name="ce11" office:value-type="float" office:value="0.0584">
            <text:p>0.0584</text:p>
          </table:table-cell>
          <table:table-cell table:style-name="ce11" office:value-type="float" office:value="0.0886">
            <text:p>0.0886</text:p>
          </table:table-cell>
          <table:table-cell table:style-name="ce11" office:value-type="float" office:value="0.0588">
            <text:p>0.0588</text:p>
          </table:table-cell>
          <table:table-cell table:style-name="ce11" office:value-type="float" office:value="0.0886">
            <text:p>0.0886</text:p>
          </table:table-cell>
          <table:table-cell table:style-name="ce11" office:value-type="float" office:value="0.0585">
            <text:p>0.0585</text:p>
          </table:table-cell>
          <table:table-cell table:style-name="ce11" office:value-type="float" office:value="0.0887">
            <text:p>0.0887</text:p>
          </table:table-cell>
          <table:table-cell table:style-name="ce11" office:value-type="float" office:value="0.0585">
            <text:p>0.0585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1]+10" office:value-type="float" office:value="290">
            <text:p>290</text:p>
          </table:table-cell>
          <table:table-cell table:style-name="ce11" office:value-type="float" office:value="0.0739">
            <text:p>0.0739</text:p>
          </table:table-cell>
          <table:table-cell table:style-name="ce11" office:value-type="float" office:value="0.0613">
            <text:p>0.0613</text:p>
          </table:table-cell>
          <table:table-cell table:style-name="ce11" office:value-type="float" office:value="0.0739">
            <text:p>0.0739</text:p>
          </table:table-cell>
          <table:table-cell table:style-name="ce11" office:value-type="float" office:value="0.0571">
            <text:p>0.0571</text:p>
          </table:table-cell>
          <table:table-cell table:style-name="ce11" office:value-type="float" office:value="0.0742">
            <text:p>0.0742</text:p>
          </table:table-cell>
          <table:table-cell table:style-name="ce11" office:value-type="float" office:value="0.0554">
            <text:p>0.0554</text:p>
          </table:table-cell>
          <table:table-cell table:style-name="ce11" office:value-type="float" office:value="0.0744">
            <text:p>0.0744</text:p>
          </table:table-cell>
          <table:table-cell table:style-name="ce11" office:value-type="float" office:value="0.055">
            <text:p>0.0550</text:p>
          </table:table-cell>
          <table:table-cell table:style-name="ce11" office:value-type="float" office:value="0.0743">
            <text:p>0.0743</text:p>
          </table:table-cell>
          <table:table-cell table:style-name="ce11" office:value-type="float" office:value="0.0558">
            <text:p>0.0558</text:p>
          </table:table-cell>
          <table:table-cell table:style-name="ce11" office:value-type="float" office:value="0.0743">
            <text:p>0.0743</text:p>
          </table:table-cell>
          <table:table-cell table:style-name="ce11" office:value-type="float" office:value="0.0551">
            <text:p>0.0551</text:p>
          </table:table-cell>
          <table:table-cell table:style-name="ce11" office:value-type="float" office:value="0.0744">
            <text:p>0.0744</text:p>
          </table:table-cell>
          <table:table-cell table:style-name="ce11" office:value-type="float" office:value="0.0552">
            <text:p>0.0552</text:p>
          </table:table-cell>
          <table:table-cell table:style-name="ce11" office:value-type="float" office:value="0.0743">
            <text:p>0.0743</text:p>
          </table:table-cell>
          <table:table-cell table:style-name="ce11" office:value-type="float" office:value="0.0557">
            <text:p>0.0557</text:p>
          </table:table-cell>
          <table:table-cell table:style-name="ce11" office:value-type="float" office:value="0.0743">
            <text:p>0.0743</text:p>
          </table:table-cell>
          <table:table-cell table:style-name="ce11" office:value-type="float" office:value="0.0565">
            <text:p>0.0565</text:p>
          </table:table-cell>
          <table:table-cell table:style-name="ce11" office:value-type="float" office:value="0.0746">
            <text:p>0.0746</text:p>
          </table:table-cell>
          <table:table-cell table:style-name="ce11" office:value-type="float" office:value="0.0559">
            <text:p>0.0559</text:p>
          </table:table-cell>
          <table:table-cell table:style-name="ce11" office:value-type="float" office:value="0.0744">
            <text:p>0.0744</text:p>
          </table:table-cell>
          <table:table-cell table:style-name="ce11" office:value-type="float" office:value="0.0557">
            <text:p>0.0557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2]+10" office:value-type="float" office:value="300">
            <text:p>300</text:p>
          </table:table-cell>
          <table:table-cell table:style-name="ce11" office:value-type="float" office:value="0.0593">
            <text:p>0.0593</text:p>
          </table:table-cell>
          <table:table-cell table:style-name="ce11" office:value-type="float" office:value="0.0623">
            <text:p>0.0623</text:p>
          </table:table-cell>
          <table:table-cell table:style-name="ce11" office:value-type="float" office:value="0.0592">
            <text:p>0.0592</text:p>
          </table:table-cell>
          <table:table-cell table:style-name="ce11" office:value-type="float" office:value="0.0573">
            <text:p>0.0573</text:p>
          </table:table-cell>
          <table:table-cell table:style-name="ce11" office:value-type="float" office:value="0.0595">
            <text:p>0.0595</text:p>
          </table:table-cell>
          <table:table-cell table:style-name="ce11" office:value-type="float" office:value="0.0565">
            <text:p>0.0565</text:p>
          </table:table-cell>
          <table:table-cell table:style-name="ce11" office:value-type="float" office:value="0.0596">
            <text:p>0.0596</text:p>
          </table:table-cell>
          <table:table-cell table:style-name="ce11" office:value-type="float" office:value="0.056">
            <text:p>0.0560</text:p>
          </table:table-cell>
          <table:table-cell table:style-name="ce11" office:value-type="float" office:value="0.0598">
            <text:p>0.0598</text:p>
          </table:table-cell>
          <table:table-cell table:style-name="ce11" office:value-type="float" office:value="0.0566">
            <text:p>0.0566</text:p>
          </table:table-cell>
          <table:table-cell table:style-name="ce11" office:value-type="float" office:value="0.0597">
            <text:p>0.0597</text:p>
          </table:table-cell>
          <table:table-cell table:style-name="ce11" office:value-type="float" office:value="0.0558">
            <text:p>0.0558</text:p>
          </table:table-cell>
          <table:table-cell table:style-name="ce11" office:value-type="float" office:value="0.0595">
            <text:p>0.0595</text:p>
          </table:table-cell>
          <table:table-cell table:style-name="ce11" office:value-type="float" office:value="0.0559">
            <text:p>0.0559</text:p>
          </table:table-cell>
          <table:table-cell table:style-name="ce11" office:value-type="float" office:value="0.0596">
            <text:p>0.0596</text:p>
          </table:table-cell>
          <table:table-cell table:style-name="ce11" office:value-type="float" office:value="0.0566">
            <text:p>0.0566</text:p>
          </table:table-cell>
          <table:table-cell table:style-name="ce11" office:value-type="float" office:value="0.0597">
            <text:p>0.0597</text:p>
          </table:table-cell>
          <table:table-cell table:style-name="ce11" office:value-type="float" office:value="0.0573">
            <text:p>0.0573</text:p>
          </table:table-cell>
          <table:table-cell table:style-name="ce11" office:value-type="float" office:value="0.0597">
            <text:p>0.0597</text:p>
          </table:table-cell>
          <table:table-cell table:style-name="ce11" office:value-type="float" office:value="0.0567">
            <text:p>0.0567</text:p>
          </table:table-cell>
          <table:table-cell table:style-name="ce11" office:value-type="float" office:value="0.0596">
            <text:p>0.0596</text:p>
          </table:table-cell>
          <table:table-cell table:style-name="ce11" office:value-type="float" office:value="0.0566">
            <text:p>0.0566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3]+10" office:value-type="float" office:value="310">
            <text:p>310</text:p>
          </table:table-cell>
          <table:table-cell table:style-name="ce11" office:value-type="float" office:value="0.0497">
            <text:p>0.0497</text:p>
          </table:table-cell>
          <table:table-cell table:style-name="ce11" office:value-type="float" office:value="0.0525">
            <text:p>0.0525</text:p>
          </table:table-cell>
          <table:table-cell table:style-name="ce11" office:value-type="float" office:value="0.0497">
            <text:p>0.0497</text:p>
          </table:table-cell>
          <table:table-cell table:style-name="ce11" office:value-type="float" office:value="0.0476">
            <text:p>0.0476</text:p>
          </table:table-cell>
          <table:table-cell table:style-name="ce11" office:value-type="float" office:value="0.05">
            <text:p>0.0500</text:p>
          </table:table-cell>
          <table:table-cell table:style-name="ce11" office:value-type="float" office:value="0.0477">
            <text:p>0.0477</text:p>
          </table:table-cell>
          <table:table-cell table:style-name="ce11" office:value-type="float" office:value="0.0501">
            <text:p>0.0501</text:p>
          </table:table-cell>
          <table:table-cell table:style-name="ce11" office:value-type="float" office:value="0.0474">
            <text:p>0.0474</text:p>
          </table:table-cell>
          <table:table-cell table:style-name="ce11" office:value-type="float" office:value="0.0499">
            <text:p>0.0499</text:p>
          </table:table-cell>
          <table:table-cell table:style-name="ce11" office:value-type="float" office:value="0.0478">
            <text:p>0.0478</text:p>
          </table:table-cell>
          <table:table-cell table:style-name="ce11" office:value-type="float" office:value="0.05">
            <text:p>0.0500</text:p>
          </table:table-cell>
          <table:table-cell table:style-name="ce11" office:value-type="float" office:value="0.0468">
            <text:p>0.0468</text:p>
          </table:table-cell>
          <table:table-cell table:style-name="ce11" office:value-type="float" office:value="0.0499">
            <text:p>0.0499</text:p>
          </table:table-cell>
          <table:table-cell table:style-name="ce11" office:value-type="float" office:value="0.0468">
            <text:p>0.0468</text:p>
          </table:table-cell>
          <table:table-cell table:style-name="ce11" office:value-type="float" office:value="0.0501">
            <text:p>0.0501</text:p>
          </table:table-cell>
          <table:table-cell table:style-name="ce11" office:value-type="float" office:value="0.0476">
            <text:p>0.0476</text:p>
          </table:table-cell>
          <table:table-cell table:style-name="ce11" office:value-type="float" office:value="0.0498">
            <text:p>0.0498</text:p>
          </table:table-cell>
          <table:table-cell table:style-name="ce11" office:value-type="float" office:value="0.0482">
            <text:p>0.0482</text:p>
          </table:table-cell>
          <table:table-cell table:style-name="ce11" office:value-type="float" office:value="0.0499">
            <text:p>0.0499</text:p>
          </table:table-cell>
          <table:table-cell table:style-name="ce11" office:value-type="float" office:value="0.0477">
            <text:p>0.0477</text:p>
          </table:table-cell>
          <table:table-cell table:style-name="ce11" office:value-type="float" office:value="0.05">
            <text:p>0.0500</text:p>
          </table:table-cell>
          <table:table-cell table:style-name="ce11" office:value-type="float" office:value="0.0475">
            <text:p>0.0475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4]+10" office:value-type="float" office:value="320">
            <text:p>320</text:p>
          </table:table-cell>
          <table:table-cell table:style-name="ce11" office:value-type="float" office:value="0.0417">
            <text:p>0.0417</text:p>
          </table:table-cell>
          <table:table-cell table:style-name="ce11" office:value-type="float" office:value="0.0435">
            <text:p>0.0435</text:p>
          </table:table-cell>
          <table:table-cell table:style-name="ce11" office:value-type="float" office:value="0.0417">
            <text:p>0.0417</text:p>
          </table:table-cell>
          <table:table-cell table:style-name="ce11" office:value-type="float" office:value="0.0384">
            <text:p>0.0384</text:p>
          </table:table-cell>
          <table:table-cell table:style-name="ce11" office:value-type="float" office:value="0.0418">
            <text:p>0.0418</text:p>
          </table:table-cell>
          <table:table-cell table:style-name="ce11" office:value-type="float" office:value="0.0396">
            <text:p>0.0396</text:p>
          </table:table-cell>
          <table:table-cell table:style-name="ce11" office:value-type="float" office:value="0.042">
            <text:p>0.0420</text:p>
          </table:table-cell>
          <table:table-cell table:style-name="ce11" office:value-type="float" office:value="0.0393">
            <text:p>0.0393</text:p>
          </table:table-cell>
          <table:table-cell table:style-name="ce11" office:value-type="float" office:value="0.0419">
            <text:p>0.0419</text:p>
          </table:table-cell>
          <table:table-cell table:style-name="ce11" office:value-type="float" office:value="0.0398">
            <text:p>0.0398</text:p>
          </table:table-cell>
          <table:table-cell table:style-name="ce11" office:value-type="float" office:value="0.042">
            <text:p>0.0420</text:p>
          </table:table-cell>
          <table:table-cell table:style-name="ce11" office:value-type="float" office:value="0.0387">
            <text:p>0.0387</text:p>
          </table:table-cell>
          <table:table-cell table:style-name="ce11" office:value-type="float" office:value="0.0418">
            <text:p>0.0418</text:p>
          </table:table-cell>
          <table:table-cell table:style-name="ce11" office:value-type="float" office:value="0.0387">
            <text:p>0.0387</text:p>
          </table:table-cell>
          <table:table-cell table:style-name="ce11" office:value-type="float" office:value="0.042">
            <text:p>0.0420</text:p>
          </table:table-cell>
          <table:table-cell table:style-name="ce11" office:value-type="float" office:value="0.0395">
            <text:p>0.0395</text:p>
          </table:table-cell>
          <table:table-cell table:style-name="ce11" office:value-type="float" office:value="0.0419">
            <text:p>0.0419</text:p>
          </table:table-cell>
          <table:table-cell table:style-name="ce11" office:value-type="float" office:value="0.0398">
            <text:p>0.0398</text:p>
          </table:table-cell>
          <table:table-cell table:style-name="ce11" office:value-type="float" office:value="0.0421">
            <text:p>0.0421</text:p>
          </table:table-cell>
          <table:table-cell table:style-name="ce11" office:value-type="float" office:value="0.0395">
            <text:p>0.0395</text:p>
          </table:table-cell>
          <table:table-cell table:style-name="ce11" office:value-type="float" office:value="0.0429">
            <text:p>0.0429</text:p>
          </table:table-cell>
          <table:table-cell table:style-name="ce11" office:value-type="float" office:value="0.0393">
            <text:p>0.0393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5]+10" office:value-type="float" office:value="330">
            <text:p>330</text:p>
          </table:table-cell>
          <table:table-cell table:style-name="ce11" office:value-type="float" office:value="0.0337">
            <text:p>0.0337</text:p>
          </table:table-cell>
          <table:table-cell table:style-name="ce11" office:value-type="float" office:value="0.038">
            <text:p>0.0380</text:p>
          </table:table-cell>
          <table:table-cell table:style-name="ce11" office:value-type="float" office:value="0.0336">
            <text:p>0.0336</text:p>
          </table:table-cell>
          <table:table-cell table:style-name="ce11" office:value-type="float" office:value="0.0326">
            <text:p>0.0326</text:p>
          </table:table-cell>
          <table:table-cell table:style-name="ce11" office:value-type="float" office:value="0.0336">
            <text:p>0.0336</text:p>
          </table:table-cell>
          <table:table-cell table:style-name="ce11" office:value-type="float" office:value="0.0347">
            <text:p>0.0347</text:p>
          </table:table-cell>
          <table:table-cell table:style-name="ce11" office:value-type="float" office:value="0.034">
            <text:p>0.0340</text:p>
          </table:table-cell>
          <table:table-cell table:style-name="ce11" office:value-type="float" office:value="0.0344">
            <text:p>0.0344</text:p>
          </table:table-cell>
          <table:table-cell table:style-name="ce11" office:value-type="float" office:value="0.0338">
            <text:p>0.0338</text:p>
          </table:table-cell>
          <table:table-cell table:style-name="ce11" office:value-type="float" office:value="0.0348">
            <text:p>0.0348</text:p>
          </table:table-cell>
          <table:table-cell table:style-name="ce11" office:value-type="float" office:value="0.0338">
            <text:p>0.0338</text:p>
          </table:table-cell>
          <table:table-cell table:number-columns-repeated="3" table:style-name="ce11" office:value-type="float" office:value="0.0337">
            <text:p>0.0337</text:p>
          </table:table-cell>
          <table:table-cell table:style-name="ce11" office:value-type="float" office:value="0.0338">
            <text:p>0.0338</text:p>
          </table:table-cell>
          <table:table-cell table:style-name="ce11" office:value-type="float" office:value="0.0344">
            <text:p>0.0344</text:p>
          </table:table-cell>
          <table:table-cell table:style-name="ce11" office:value-type="float" office:value="0.0339">
            <text:p>0.0339</text:p>
          </table:table-cell>
          <table:table-cell table:style-name="ce11" office:value-type="float" office:value="0.0346">
            <text:p>0.0346</text:p>
          </table:table-cell>
          <table:table-cell table:style-name="ce11" office:value-type="float" office:value="0.034">
            <text:p>0.0340</text:p>
          </table:table-cell>
          <table:table-cell table:style-name="ce11" office:value-type="float" office:value="0.0344">
            <text:p>0.0344</text:p>
          </table:table-cell>
          <table:table-cell table:style-name="ce11" office:value-type="float" office:value="0.0338">
            <text:p>0.0338</text:p>
          </table:table-cell>
          <table:table-cell table:style-name="ce11" office:value-type="float" office:value="0.0342">
            <text:p>0.0342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6]+10" office:value-type="float" office:value="340">
            <text:p>340</text:p>
          </table:table-cell>
          <table:table-cell table:style-name="ce11" office:value-type="float" office:value="0.0262">
            <text:p>0.0262</text:p>
          </table:table-cell>
          <table:table-cell table:style-name="ce11" office:value-type="float" office:value="0.0347">
            <text:p>0.0347</text:p>
          </table:table-cell>
          <table:table-cell table:style-name="ce11" office:value-type="float" office:value="0.0258">
            <text:p>0.0258</text:p>
          </table:table-cell>
          <table:table-cell table:style-name="ce11" office:value-type="float" office:value="0.0291">
            <text:p>0.0291</text:p>
          </table:table-cell>
          <table:table-cell table:style-name="ce11" office:value-type="float" office:value="0.0262">
            <text:p>0.0262</text:p>
          </table:table-cell>
          <table:table-cell table:style-name="ce11" office:value-type="float" office:value="0.0317">
            <text:p>0.0317</text:p>
          </table:table-cell>
          <table:table-cell table:style-name="ce11" office:value-type="float" office:value="0.0264">
            <text:p>0.0264</text:p>
          </table:table-cell>
          <table:table-cell table:style-name="ce11" office:value-type="float" office:value="0.0315">
            <text:p>0.0315</text:p>
          </table:table-cell>
          <table:table-cell table:style-name="ce11" office:value-type="float" office:value="0.0264">
            <text:p>0.0264</text:p>
          </table:table-cell>
          <table:table-cell table:style-name="ce11" office:value-type="float" office:value="0.0318">
            <text:p>0.0318</text:p>
          </table:table-cell>
          <table:table-cell table:style-name="ce11" office:value-type="float" office:value="0.0263">
            <text:p>0.0263</text:p>
          </table:table-cell>
          <table:table-cell table:style-name="ce11" office:value-type="float" office:value="0.0306">
            <text:p>0.0306</text:p>
          </table:table-cell>
          <table:table-cell table:style-name="ce11" office:value-type="float" office:value="0.0262">
            <text:p>0.0262</text:p>
          </table:table-cell>
          <table:table-cell table:style-name="ce11" office:value-type="float" office:value="0.0306">
            <text:p>0.0306</text:p>
          </table:table-cell>
          <table:table-cell table:style-name="ce11" office:value-type="float" office:value="0.0263">
            <text:p>0.0263</text:p>
          </table:table-cell>
          <table:table-cell table:style-name="ce11" office:value-type="float" office:value="0.0313">
            <text:p>0.0313</text:p>
          </table:table-cell>
          <table:table-cell table:style-name="ce11" office:value-type="float" office:value="0.0262">
            <text:p>0.0262</text:p>
          </table:table-cell>
          <table:table-cell table:style-name="ce11" office:value-type="float" office:value="0.0316">
            <text:p>0.0316</text:p>
          </table:table-cell>
          <table:table-cell table:style-name="ce11" office:value-type="float" office:value="0.0264">
            <text:p>0.0264</text:p>
          </table:table-cell>
          <table:table-cell table:style-name="ce11" office:value-type="float" office:value="0.0313">
            <text:p>0.0313</text:p>
          </table:table-cell>
          <table:table-cell table:style-name="ce11" office:value-type="float" office:value="0.0264">
            <text:p>0.0264</text:p>
          </table:table-cell>
          <table:table-cell table:style-name="ce11" office:value-type="float" office:value="0.031">
            <text:p>0.0310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7]+10" office:value-type="float" office:value="350">
            <text:p>350</text:p>
          </table:table-cell>
          <table:table-cell table:style-name="ce11" office:value-type="float" office:value="0.0202">
            <text:p>0.0202</text:p>
          </table:table-cell>
          <table:table-cell table:style-name="ce11" office:value-type="float" office:value="0.0301">
            <text:p>0.0301</text:p>
          </table:table-cell>
          <table:table-cell table:style-name="ce11" office:value-type="float" office:value="0.0201">
            <text:p>0.0201</text:p>
          </table:table-cell>
          <table:table-cell table:style-name="ce11" office:value-type="float" office:value="0.0251">
            <text:p>0.0251</text:p>
          </table:table-cell>
          <table:table-cell table:style-name="ce11" office:value-type="float" office:value="0.0201">
            <text:p>0.0201</text:p>
          </table:table-cell>
          <table:table-cell table:style-name="ce11" office:value-type="float" office:value="0.0275">
            <text:p>0.0275</text:p>
          </table:table-cell>
          <table:table-cell table:style-name="ce11" office:value-type="float" office:value="0.0202">
            <text:p>0.0202</text:p>
          </table:table-cell>
          <table:table-cell table:style-name="ce11" office:value-type="float" office:value="0.0273">
            <text:p>0.0273</text:p>
          </table:table-cell>
          <table:table-cell table:style-name="ce11" office:value-type="float" office:value="0.0203">
            <text:p>0.0203</text:p>
          </table:table-cell>
          <table:table-cell table:style-name="ce11" office:value-type="float" office:value="0.0276">
            <text:p>0.0276</text:p>
          </table:table-cell>
          <table:table-cell table:style-name="ce11" office:value-type="float" office:value="0.0203">
            <text:p>0.0203</text:p>
          </table:table-cell>
          <table:table-cell table:style-name="ce11" office:value-type="float" office:value="0.0264">
            <text:p>0.0264</text:p>
          </table:table-cell>
          <table:table-cell table:style-name="ce11" office:value-type="float" office:value="0.0203">
            <text:p>0.0203</text:p>
          </table:table-cell>
          <table:table-cell table:style-name="ce11" office:value-type="float" office:value="0.0265">
            <text:p>0.0265</text:p>
          </table:table-cell>
          <table:table-cell table:style-name="ce11" office:value-type="float" office:value="0.0204">
            <text:p>0.0204</text:p>
          </table:table-cell>
          <table:table-cell table:style-name="ce11" office:value-type="float" office:value="0.0271">
            <text:p>0.0271</text:p>
          </table:table-cell>
          <table:table-cell table:style-name="ce11" office:value-type="float" office:value="0.0202">
            <text:p>0.0202</text:p>
          </table:table-cell>
          <table:table-cell table:style-name="ce11" office:value-type="float" office:value="0.0272">
            <text:p>0.0272</text:p>
          </table:table-cell>
          <table:table-cell table:style-name="ce11" office:value-type="float" office:value="0.0203">
            <text:p>0.0203</text:p>
          </table:table-cell>
          <table:table-cell table:style-name="ce11" office:value-type="float" office:value="0.0272">
            <text:p>0.0272</text:p>
          </table:table-cell>
          <table:table-cell table:style-name="ce11" office:value-type="float" office:value="0.0202">
            <text:p>0.0202</text:p>
          </table:table-cell>
          <table:table-cell table:style-name="ce11" office:value-type="float" office:value="0.0267">
            <text:p>0.0267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8]+10" office:value-type="float" office:value="360">
            <text:p>360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24">
            <text:p>0.0240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201">
            <text:p>0.0201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22">
            <text:p>0.0220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218">
            <text:p>0.0218</text:p>
          </table:table-cell>
          <table:table-cell table:style-name="ce11" office:value-type="float" office:value="0.0166">
            <text:p>0.0166</text:p>
          </table:table-cell>
          <table:table-cell table:style-name="ce11" office:value-type="float" office:value="0.0219">
            <text:p>0.0219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211">
            <text:p>0.0211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211">
            <text:p>0.0211</text:p>
          </table:table-cell>
          <table:table-cell table:style-name="ce11" office:value-type="float" office:value="0.0166">
            <text:p>0.0166</text:p>
          </table:table-cell>
          <table:table-cell table:style-name="ce11" office:value-type="float" office:value="0.0215">
            <text:p>0.0215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215">
            <text:p>0.0215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215">
            <text:p>0.0215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213">
            <text:p>0.0213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19]+10" office:value-type="float" office:value="370">
            <text:p>370</text:p>
          </table:table-cell>
          <table:table-cell table:style-name="ce11" office:value-type="float" office:value="0.0152">
            <text:p>0.0152</text:p>
          </table:table-cell>
          <table:table-cell table:style-name="ce11" office:value-type="float" office:value="0.0197">
            <text:p>0.0197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69">
            <text:p>0.0169</text:p>
          </table:table-cell>
          <table:table-cell table:style-name="ce11" office:value-type="float" office:value="0.0153">
            <text:p>0.0153</text:p>
          </table:table-cell>
          <table:table-cell table:style-name="ce11" office:value-type="float" office:value="0.0179">
            <text:p>0.0179</text:p>
          </table:table-cell>
          <table:table-cell table:style-name="ce11" office:value-type="float" office:value="0.0154">
            <text:p>0.0154</text:p>
          </table:table-cell>
          <table:table-cell table:style-name="ce11" office:value-type="float" office:value="0.0179">
            <text:p>0.0179</text:p>
          </table:table-cell>
          <table:table-cell table:style-name="ce11" office:value-type="float" office:value="0.0154">
            <text:p>0.0154</text:p>
          </table:table-cell>
          <table:table-cell table:style-name="ce11" office:value-type="float" office:value="0.0181">
            <text:p>0.0181</text:p>
          </table:table-cell>
          <table:table-cell table:style-name="ce11" office:value-type="float" office:value="0.0154">
            <text:p>0.0154</text:p>
          </table:table-cell>
          <table:table-cell table:style-name="ce11" office:value-type="float" office:value="0.0172">
            <text:p>0.0172</text:p>
          </table:table-cell>
          <table:table-cell table:style-name="ce11" office:value-type="float" office:value="0.0153">
            <text:p>0.0153</text:p>
          </table:table-cell>
          <table:table-cell table:style-name="ce11" office:value-type="float" office:value="0.0172">
            <text:p>0.0172</text:p>
          </table:table-cell>
          <table:table-cell table:style-name="ce11" office:value-type="float" office:value="0.0153">
            <text:p>0.0153</text:p>
          </table:table-cell>
          <table:table-cell table:style-name="ce11" office:value-type="float" office:value="0.0176">
            <text:p>0.0176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76">
            <text:p>0.0176</text:p>
          </table:table-cell>
          <table:table-cell table:style-name="ce11" office:value-type="float" office:value="0.0152">
            <text:p>0.0152</text:p>
          </table:table-cell>
          <table:table-cell table:style-name="ce11" office:value-type="float" office:value="0.0176">
            <text:p>0.0176</text:p>
          </table:table-cell>
          <table:table-cell table:style-name="ce11" office:value-type="float" office:value="0.0152">
            <text:p>0.0152</text:p>
          </table:table-cell>
          <table:table-cell table:style-name="ce11" office:value-type="float" office:value="0.0173">
            <text:p>0.0173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20]+10" office:value-type="float" office:value="380">
            <text:p>380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89">
            <text:p>0.0189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66">
            <text:p>0.0166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74">
            <text:p>0.0174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74">
            <text:p>0.0174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175">
            <text:p>0.0175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66">
            <text:p>0.0166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69">
            <text:p>0.0169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68">
            <text:p>0.0168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7">
            <text:p>0.0170</text:p>
          </table:table-cell>
          <table:table-cell table:number-columns-repeated="2" table:style-name="ce11" office:value-type="float" office:value="0.0163">
            <text:p>0.0163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21]+10" office:value-type="float" office:value="390">
            <text:p>390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75">
            <text:p>0.0175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57">
            <text:p>0.0157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66">
            <text:p>0.0166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152">
            <text:p>0.0152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52">
            <text:p>0.0152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55">
            <text:p>0.0155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55">
            <text:p>0.0155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55">
            <text:p>0.0155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52">
            <text:p>0.0152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 table:formula="of:=[.C22]+10" office:value-type="float" office:value="400">
            <text:p>400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72">
            <text:p>0.0172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55">
            <text:p>0.0155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57">
            <text:p>0.0157</text:p>
          </table:table-cell>
          <table:table-cell table:style-name="ce11" office:value-type="float" office:value="0.0168">
            <text:p>0.0168</text:p>
          </table:table-cell>
          <table:table-cell table:style-name="ce11" office:value-type="float" office:value="0.0157">
            <text:p>0.0157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157">
            <text:p>0.0157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48">
            <text:p>0.0148</text:p>
          </table:table-cell>
          <table:table-cell table:style-name="ce11" office:value-type="float" office:value="0.0167">
            <text:p>0.0167</text:p>
          </table:table-cell>
          <table:table-cell table:style-name="ce11" office:value-type="float" office:value="0.0149">
            <text:p>0.0149</text:p>
          </table:table-cell>
          <table:table-cell table:style-name="ce11" office:value-type="float" office:value="0.0166">
            <text:p>0.0166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67">
            <text:p>0.0167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67">
            <text:p>0.0167</text:p>
          </table:table-cell>
          <table:table-cell table:style-name="ce11" office:value-type="float" office:value="0.0148">
            <text:p>0.0148</text:p>
          </table:table-cell>
          <table:table-cell table:style-name="ce11" table:number-columns-repeated="18"/>
          <table:table-cell table:number-columns-repeated="981"/>
        </table:table-row>
        <table:table-row table:style-name="ro3">
          <table:table-cell table:number-columns-repeated="2"/>
          <table:table-cell table:style-name="ce6"/>
          <table:table-cell table:style-name="ce11" table:number-columns-repeated="8"/>
          <table:table-cell table:style-name="ce11" office:value-type="string">
            <text:p>Pressed slightly harder</text:p>
          </table:table-cell>
          <table:table-cell table:style-name="ce11" table:number-columns-repeated="5"/>
          <table:table-cell table:style-name="ce13" office:value-type="string">
            <text:p>The mirror coating peels off sometimes – have not seen that on other piece</text:p>
          </table:table-cell>
          <table:table-cell table:style-name="ce11"/>
          <table:table-cell table:style-name="ce11" office:value-type="string">
            <text:p>The piece which was not used for test shows same coat peeling on the border of my scissor cut.</text:p>
          </table:table-cell>
          <table:table-cell table:style-name="ce11" table:number-columns-repeated="3"/>
          <table:table-cell table:style-name="ce11" office:value-type="string">
            <text:p>Small but visible peeling of the mirror surface.</text:p>
          </table:table-cell>
          <table:table-cell table:style-name="ce11" table:number-columns-repeated="19"/>
          <table:table-cell table:number-columns-repeated="981"/>
        </table:table-row>
        <table:table-row table:style-name="ro3">
          <table:table-cell table:number-columns-repeated="2"/>
          <table:table-cell table:style-name="ce2"/>
          <table:table-cell table:style-name="ce11" table:number-columns-repeated="8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 table:number-columns-repeated="27"/>
          <table:table-cell table:number-columns-repeated="981"/>
        </table:table-row>
        <table:table-row table:style-name="ro3">
          <table:table-cell table:number-columns-repeated="2"/>
          <table:table-cell table:style-name="ce6"/>
          <table:table-cell table:style-name="ce11" table:number-columns-repeated="40"/>
          <table:table-cell table:number-columns-repeated="981"/>
        </table:table-row>
        <table:table-row table:style-name="ro3" table:number-rows-repeated="4">
          <table:table-cell table:number-columns-repeated="2"/>
          <table:table-cell table:style-name="ce6"/>
          <table:table-cell table:style-name="ce11" table:number-columns-repeated="32"/>
          <table:table-cell table:number-columns-repeated="989"/>
        </table:table-row>
        <table:table-row table:style-name="ro3">
          <table:table-cell table:number-columns-repeated="3"/>
          <table:table-cell table:style-name="ce11" table:number-columns-repeated="32"/>
          <table:table-cell table:number-columns-repeated="989"/>
        </table:table-row>
        <table:table-row table:style-name="ro3">
          <table:table-cell table:style-name="ce1"/>
          <table:table-cell table:style-name="ce2" table:number-columns-repeated="2"/>
          <table:table-cell table:style-name="ce12" table:number-columns-repeated="4"/>
          <table:table-cell table:style-name="ce15"/>
          <table:table-cell table:style-name="ce12"/>
          <table:table-cell table:style-name="ce15"/>
          <table:table-cell table:style-name="ce12" table:number-columns-repeated="3"/>
          <table:table-cell table:style-name="ce13"/>
          <table:table-cell table:style-name="ce12"/>
          <table:table-cell table:style-name="ce18"/>
          <table:table-cell table:style-name="ce12" table:number-columns-repeated="9"/>
          <table:table-cell table:style-name="ce2" table:number-columns-repeated="999"/>
        </table:table-row>
        <table:table-row table:style-name="ro3">
          <table:table-cell table:style-name="ce1"/>
          <table:table-cell table:style-name="ce2" table:number-columns-repeated="2"/>
          <table:table-cell table:style-name="ce12" table:number-columns-repeated="22"/>
          <table:table-cell table:style-name="ce2"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style-name="ce6"/>
          <table:table-cell table:number-columns-repeated="16" table:style-name="ce11"/>
          <table:table-cell table:style-name="ce11" table:number-columns-repeated="6"/>
          <table:table-cell table:number-columns-repeated="999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number-columns-repeated="9" table:style-name="ce6"/>
          <table:table-cell table:number-columns-repeated="8"/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2"/>
          <table:table-cell table:style-name="ce13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1008"/>
        </table:table-row>
        <table:table-row table:style-name="ro3">
          <table:table-cell table:number-columns-repeated="2"/>
          <table:table-cell table:style-name="ce6"/>
          <table:table-cell table:number-columns-repeated="2"/>
          <table:table-cell table:style-name="ce13"/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8"/>
        </table:table-row>
        <table:table-row table:style-name="ro3" table:number-rows-repeated="5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8">
          <table:table-cell table:number-columns-repeated="1024"/>
        </table:table-row>
        <table:table-row table:style-name="ro5" table:number-rows-repeated="104849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shapes>
          <draw:frame draw:z-index="0" draw:style-name="gr1" draw:text-style-name="P1" svg:width="8.2799in" svg:height="3.5114in" svg:x="8.3429in" svg:y="4.2886in">
            <draw:object draw:notify-on-update-of-ranges="Sheet2.A1:Sheet2.A1 Sheet2.A2:Sheet2.A30 Sheet2.D1:Sheet2.D1 Sheet2.D2:Sheet2.D30 Sheet2.C1:Sheet2.C1 Sheet2.C2:Sheet2.C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7571in" svg:height="6.2268in" svg:x="18.6799in" svg:y="5.0024in">
            <draw:object draw:notify-on-update-of-ranges="Sheet2.N1:Sheet2.N1 Sheet2.N2:Sheet2.N22 Sheet2.O1:Sheet2.O1 Sheet2.O2:Sheet2.O22 Sheet2.P1:Sheet2.P1 Sheet2.P2:Sheet2.P22 Sheet2.Q1:Sheet2.Q1 Sheet2.Q2:Sheet2.Q22 Sheet2.R1:Sheet2.R1 Sheet2.R2:Sheet2.R22 Sheet2.S1:Sheet2.S1 Sheet2.S2:Sheet2.S22 Sheet2.T1:Sheet2.T1 Sheet2.T2:Sheet2.T22 Sheet2.U1:Sheet2.U1 Sheet2.U2:Sheet2.U22 Sheet2.V1:Sheet2.V1 Sheet2.V2:Sheet2.V22 Sheet2.W1:Sheet2.W1 Sheet2.W2:Sheet2.W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11" table:default-cell-style-name="ce19"/>
        <table:table-column table:style-name="co7" table:default-cell-style-name="ce19"/>
        <table:table-column table:style-name="co8" table:number-columns-repeated="6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8" table:number-columns-repeated="1001" table:default-cell-style-name="ce19"/>
        <table:table-row table:style-name="ro1">
          <table:table-cell office:value-type="string">
            <text:p>Reflectance1</text:p>
          </table:table-cell>
          <table:table-cell/>
          <table:table-cell office:value-type="string">
            <text:p>Reflectance2</text:p>
          </table:table-cell>
          <table:table-cell office:value-type="string">
            <text:p>Reflectance 3</text:p>
          </table:table-cell>
          <table:table-cell office:value-type="string">
            <text:p>Reflectance 4</text:p>
          </table:table-cell>
          <table:table-cell office:value-type="string">
            <text:p>Reflectance 5<text:span text:style-name="T1">Reflectance 6</text:span></text:p>
          </table:table-cell>
          <table:table-cell office:value-type="string">
            <text:p><text:s/>Reflectance 6</text:p>
          </table:table-cell>
          <table:table-cell office:value-type="string">
            <text:p>Reflectance 7</text:p>
          </table:table-cell>
          <table:table-cell table:number-columns-repeated="5"/>
          <table:table-cell office:value-type="string">
            <text:p>Control</text:p>
          </table:table-cell>
          <table:table-cell table:style-name="ce23" office:value-type="string">
            <text:p>Blue film, old piece</text:p>
          </table:table-cell>
          <table:table-cell table:style-name="ce23" office:value-type="string">
            <text:p>Blue film, old piece, pressed, S1</text:p>
          </table:table-cell>
          <table:table-cell table:style-name="ce23" office:value-type="string">
            <text:p>Blue film, old piece, pressed, S2</text:p>
          </table:table-cell>
          <table:table-cell table:style-name="ce23" office:value-type="string">
            <text:p>No film, S1</text:p>
          </table:table-cell>
          <table:table-cell table:style-name="ce23" office:value-type="string">
            <text:p>No film, S2</text:p>
          </table:table-cell>
          <table:table-cell table:style-name="ce23" office:value-type="string">
            <text:p>Blue film, new piece, <text:s/>S1</text:p>
          </table:table-cell>
          <table:table-cell table:style-name="ce14" office:value-type="string">
            <text:p>Blue film, new piece, <text:s/>S2</text:p>
          </table:table-cell>
          <table:table-cell table:style-name="ce23" office:value-type="string">
            <text:p>Blue film, new piece, pressed, <text:s/>S1</text:p>
          </table:table-cell>
          <table:table-cell table:style-name="ce23" office:value-type="string">
            <text:p>Blue film, new piece, pressed, <text:s/>S2</text:p>
          </table:table-cell>
          <table:table-cell table:number-columns-repeated="1001"/>
        </table:table-row>
        <table:table-row table:style-name="ro3">
          <table:table-cell table:style-name="ce20" table:formula="of:=[$Sheet1.G34]/[$Sheet1.F34]*[$Sheet1.D34]/[$Sheet1.E34]" office:value-type="float" office:value="0">
            <text:p>#DIV/0!</text:p>
          </table:table-cell>
          <table:table-cell table:style-name="ce20" table:formula="of:=[$Sheet1.C34]" office:value-type="float" office:value="0">
            <text:p>0</text:p>
          </table:table-cell>
          <table:table-cell table:style-name="ce6" table:formula="of:=[$Sheet1.I34]/[$Sheet1.H34]*[$Sheet1.D34]/[$Sheet1.E34]" office:value-type="float" office:value="0">
            <text:p>#DIV/0!</text:p>
          </table:table-cell>
          <table:table-cell table:style-name="ce20" table:formula="of:=[$Sheet1.K34]/[$Sheet1.J34]*[$Sheet1.D34]/[$Sheet1.E34]" office:value-type="float" office:value="0">
            <text:p>#DIV/0!</text:p>
          </table:table-cell>
          <table:table-cell table:style-name="ce21" table:formula="of:=[$Sheet1.M34]/[$Sheet1.L34]*[$Sheet1.D34]/[$Sheet1.E34]" office:value-type="float" office:value="0">
            <text:p>#DIV/0!</text:p>
          </table:table-cell>
          <table:table-cell table:style-name="ce21" table:formula="of:=[$Sheet1.O34]/[$Sheet1.N34]*[$Sheet1.D34]/[$Sheet1.E34]" office:value-type="float" office:value="0">
            <text:p>#DIV/0!</text:p>
          </table:table-cell>
          <table:table-cell table:style-name="ce22" table:formula="of:=[$Sheet1.Q34]/[$Sheet1.P34]*[$Sheet1.D34]/[$Sheet1.E34]" office:value-type="float" office:value="0">
            <text:p>#DIV/0!</text:p>
          </table:table-cell>
          <table:table-cell table:style-name="ce22" table:formula="of:=[$Sheet1.S34]/[$Sheet1.R34]*[$Sheet1.D34]/[$Sheet1.E34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office:value-type="float" office:value="200">
            <text:p>200</text:p>
          </table:table-cell>
          <table:table-cell table:style-name="ce6" table:formula="of:=[$Sheet1.G3]/[$Sheet1.F3]*[$Sheet1.D3]/[$Sheet1.E3]" office:value-type="float" office:value="0.602884615384615">
            <text:p>0.6028846154</text:p>
          </table:table-cell>
          <table:table-cell table:style-name="ce22" table:formula="of:=[$Sheet1.I3]/[$Sheet1.H3]*[$Sheet1.D3]/[$Sheet1.E3]" office:value-type="float" office:value="0.756380952380952">
            <text:p>0.7563809524</text:p>
          </table:table-cell>
          <table:table-cell table:style-name="ce21" table:formula="of:=[$Sheet1.K3]/[$Sheet1.J3]*[$Sheet1.D3]/[$Sheet1.E3]" office:value-type="float" office:value="0.788679245283019">
            <text:p>0.7886792453</text:p>
          </table:table-cell>
          <table:table-cell table:style-name="ce21" table:formula="of:=[$Sheet1.M3]/[$Sheet1.L3]*[$Sheet1.D3]/[$Sheet1.E3]" office:value-type="float" office:value="0.788679245283019">
            <text:p>0.7886792453</text:p>
          </table:table-cell>
          <table:table-cell table:style-name="ce22" table:formula="of:=[$Sheet1.O3]/[$Sheet1.N3]*[$Sheet1.D3]/[$Sheet1.E3]" office:value-type="float" office:value="0.742242990654206">
            <text:p>0.7422429907</text:p>
          </table:table-cell>
          <table:table-cell table:style-name="ce22" table:formula="of:=[$Sheet1.Q3]/[$Sheet1.P3]*[$Sheet1.D3]/[$Sheet1.E3]" office:value-type="float" office:value="0.749245283018868">
            <text:p>0.749245283</text:p>
          </table:table-cell>
          <table:table-cell table:style-name="ce22" table:formula="of:=[$Sheet1.S3]/[$Sheet1.R3]*[$Sheet1.D3]/[$Sheet1.E3]" office:value-type="float" office:value="0.512641509433962">
            <text:p>0.5126415094</text:p>
          </table:table-cell>
          <table:table-cell table:style-name="ce21" table:formula="of:=[$Sheet1.U3]/[$Sheet1.T3]*[$Sheet1.D3]/[$Sheet1.E3]" office:value-type="float" office:value="0.475450236966825">
            <text:p>0.475450237</text:p>
          </table:table-cell>
          <table:table-cell table:style-name="ce21" table:formula="of:=[$Sheet1.W3]/[$Sheet1.V3]*[$Sheet1.D3]/[$Sheet1.E3]" office:value-type="float" office:value="0.470985915492958">
            <text:p>0.4709859155</text:p>
          </table:table-cell>
          <table:table-cell table:style-name="ce21" table:formula="of:=[$Sheet1.Y3]/[$Sheet1.X3]*[$Sheet1.D3]/[$Sheet1.E3]" office:value-type="float" office:value="0.51752380952381">
            <text:p>0.5175238095</text:p>
          </table:table-cell>
          <table:table-cell table:number-columns-repeated="1001"/>
        </table:table-row>
        <table:table-row table:style-name="ro3">
          <table:table-cell table:style-name="ce20" table:formula="of:=[$Sheet1.G35]/[$Sheet1.F35]*[$Sheet1.D35]/[$Sheet1.E35]" office:value-type="float" office:value="0">
            <text:p>#DIV/0!</text:p>
          </table:table-cell>
          <table:table-cell table:style-name="ce20" table:formula="of:=[$Sheet1.C35]" office:value-type="float" office:value="0">
            <text:p>0</text:p>
          </table:table-cell>
          <table:table-cell table:style-name="ce6" table:formula="of:=[$Sheet1.I35]/[$Sheet1.H35]*[$Sheet1.D35]/[$Sheet1.E35]" office:value-type="float" office:value="0">
            <text:p>#DIV/0!</text:p>
          </table:table-cell>
          <table:table-cell table:style-name="ce20" table:formula="of:=[$Sheet1.K35]/[$Sheet1.J35]*[$Sheet1.D35]/[$Sheet1.E35]" office:value-type="float" office:value="0">
            <text:p>#DIV/0!</text:p>
          </table:table-cell>
          <table:table-cell table:style-name="ce21" table:formula="of:=[$Sheet1.M35]/[$Sheet1.L35]*[$Sheet1.D35]/[$Sheet1.E35]" office:value-type="float" office:value="0">
            <text:p>#DIV/0!</text:p>
          </table:table-cell>
          <table:table-cell table:style-name="ce21" table:formula="of:=[$Sheet1.O35]/[$Sheet1.N35]*[$Sheet1.D35]/[$Sheet1.E35]" office:value-type="float" office:value="0">
            <text:p>#DIV/0!</text:p>
          </table:table-cell>
          <table:table-cell table:style-name="ce22" table:formula="of:=[$Sheet1.Q35]/[$Sheet1.P35]*[$Sheet1.D35]/[$Sheet1.E35]" office:value-type="float" office:value="0">
            <text:p>#DIV/0!</text:p>
          </table:table-cell>
          <table:table-cell table:style-name="ce22" table:formula="of:=[$Sheet1.S35]/[$Sheet1.R35]*[$Sheet1.D35]/[$Sheet1.E35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2]+10" office:value-type="float" office:value="210">
            <text:p>210</text:p>
          </table:table-cell>
          <table:table-cell table:style-name="ce6" table:formula="of:=[$Sheet1.G4]/[$Sheet1.F4]*[$Sheet1.D4]/[$Sheet1.E4]" office:value-type="float" office:value="0.616883116883117">
            <text:p>0.6168831169</text:p>
          </table:table-cell>
          <table:table-cell table:style-name="ce22" table:formula="of:=[$Sheet1.I4]/[$Sheet1.H4]*[$Sheet1.D4]/[$Sheet1.E4]" office:value-type="float" office:value="0.796743697478992">
            <text:p>0.7967436975</text:p>
          </table:table-cell>
          <table:table-cell table:style-name="ce21" table:formula="of:=[$Sheet1.K4]/[$Sheet1.J4]*[$Sheet1.D4]/[$Sheet1.E4]" office:value-type="float" office:value="0.796743697478992">
            <text:p>0.7967436975</text:p>
          </table:table-cell>
          <table:table-cell table:style-name="ce21" table:formula="of:=[$Sheet1.M4]/[$Sheet1.L4]*[$Sheet1.D4]/[$Sheet1.E4]" office:value-type="float" office:value="0.801257422284317">
            <text:p>0.8012574223</text:p>
          </table:table-cell>
          <table:table-cell table:style-name="ce22" table:formula="of:=[$Sheet1.O4]/[$Sheet1.N4]*[$Sheet1.D4]/[$Sheet1.E4]" office:value-type="float" office:value="0.796743697478992">
            <text:p>0.7967436975</text:p>
          </table:table-cell>
          <table:table-cell table:style-name="ce22" table:formula="of:=[$Sheet1.Q4]/[$Sheet1.P4]*[$Sheet1.D4]/[$Sheet1.E4]" office:value-type="float" office:value="0.811024082300678">
            <text:p>0.8110240823</text:p>
          </table:table-cell>
          <table:table-cell table:style-name="ce22" table:formula="of:=[$Sheet1.S4]/[$Sheet1.R4]*[$Sheet1.D4]/[$Sheet1.E4]" office:value-type="float" office:value="0.627813411078717">
            <text:p>0.6278134111</text:p>
          </table:table-cell>
          <table:table-cell table:style-name="ce21" table:formula="of:=[$Sheet1.U4]/[$Sheet1.T4]*[$Sheet1.D4]/[$Sheet1.E4]" office:value-type="float" office:value="0.601924198250729">
            <text:p>0.6019241983</text:p>
          </table:table-cell>
          <table:table-cell table:style-name="ce21" table:formula="of:=[$Sheet1.W4]/[$Sheet1.V4]*[$Sheet1.D4]/[$Sheet1.E4]" office:value-type="float" office:value="0.589460784313725">
            <text:p>0.5894607843</text:p>
          </table:table-cell>
          <table:table-cell table:style-name="ce21" table:formula="of:=[$Sheet1.Y4]/[$Sheet1.X4]*[$Sheet1.D4]/[$Sheet1.E4]" office:value-type="float" office:value="0.656381733021077">
            <text:p>0.656381733</text:p>
          </table:table-cell>
          <table:table-cell table:number-columns-repeated="1001"/>
        </table:table-row>
        <table:table-row table:style-name="ro3">
          <table:table-cell table:style-name="ce20" table:formula="of:=[$Sheet1.G36]/[$Sheet1.F36]*[$Sheet1.D36]/[$Sheet1.E36]" office:value-type="float" office:value="0">
            <text:p>#DIV/0!</text:p>
          </table:table-cell>
          <table:table-cell table:style-name="ce20" table:formula="of:=[$Sheet1.C36]" office:value-type="float" office:value="0">
            <text:p>0</text:p>
          </table:table-cell>
          <table:table-cell table:style-name="ce6" table:formula="of:=[$Sheet1.I36]/[$Sheet1.H36]*[$Sheet1.D36]/[$Sheet1.E36]" office:value-type="float" office:value="0">
            <text:p>#DIV/0!</text:p>
          </table:table-cell>
          <table:table-cell table:style-name="ce20" table:formula="of:=[$Sheet1.K36]/[$Sheet1.J36]*[$Sheet1.D36]/[$Sheet1.E36]" office:value-type="float" office:value="0">
            <text:p>#DIV/0!</text:p>
          </table:table-cell>
          <table:table-cell table:style-name="ce21" table:formula="of:=[$Sheet1.M36]/[$Sheet1.L36]*[$Sheet1.D36]/[$Sheet1.E36]" office:value-type="float" office:value="0">
            <text:p>#DIV/0!</text:p>
          </table:table-cell>
          <table:table-cell table:style-name="ce21" table:formula="of:=[$Sheet1.O36]/[$Sheet1.N36]*[$Sheet1.D36]/[$Sheet1.E36]" office:value-type="float" office:value="0">
            <text:p>#DIV/0!</text:p>
          </table:table-cell>
          <table:table-cell table:style-name="ce22" table:formula="of:=[$Sheet1.Q36]/[$Sheet1.P36]*[$Sheet1.D36]/[$Sheet1.E36]" office:value-type="float" office:value="0">
            <text:p>#DIV/0!</text:p>
          </table:table-cell>
          <table:table-cell table:style-name="ce22" table:formula="of:=[$Sheet1.S36]/[$Sheet1.R36]*[$Sheet1.D36]/[$Sheet1.E36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3]+10" office:value-type="float" office:value="220">
            <text:p>220</text:p>
          </table:table-cell>
          <table:table-cell table:style-name="ce6" table:formula="of:=[$Sheet1.G5]/[$Sheet1.F5]*[$Sheet1.D5]/[$Sheet1.E5]" office:value-type="float" office:value="0.552549855950911">
            <text:p>0.552549856</text:p>
          </table:table-cell>
          <table:table-cell table:style-name="ce22" table:formula="of:=[$Sheet1.I5]/[$Sheet1.H5]*[$Sheet1.D5]/[$Sheet1.E5]" office:value-type="float" office:value="0.817759926469612">
            <text:p>0.8177599265</text:p>
          </table:table-cell>
          <table:table-cell table:style-name="ce21" table:formula="of:=[$Sheet1.K5]/[$Sheet1.J5]*[$Sheet1.D5]/[$Sheet1.E5]" office:value-type="float" office:value="0.827046625192321">
            <text:p>0.8270466252</text:p>
          </table:table-cell>
          <table:table-cell table:style-name="ce21" table:formula="of:=[$Sheet1.M5]/[$Sheet1.L5]*[$Sheet1.D5]/[$Sheet1.E5]" office:value-type="float" office:value="0.824840385454257">
            <text:p>0.8248403855</text:p>
          </table:table-cell>
          <table:table-cell table:style-name="ce22" table:formula="of:=[$Sheet1.O5]/[$Sheet1.N5]*[$Sheet1.D5]/[$Sheet1.E5]" office:value-type="float" office:value="0.826160918448891">
            <text:p>0.8261609184</text:p>
          </table:table-cell>
          <table:table-cell table:style-name="ce22" table:formula="of:=[$Sheet1.Q5]/[$Sheet1.P5]*[$Sheet1.D5]/[$Sheet1.E5]" office:value-type="float" office:value="0.836644591611479">
            <text:p>0.8366445916</text:p>
          </table:table-cell>
          <table:table-cell table:style-name="ce22" table:formula="of:=[$Sheet1.S5]/[$Sheet1.R5]*[$Sheet1.D5]/[$Sheet1.E5]" office:value-type="float" office:value="0.735764249049177">
            <text:p>0.735764249</text:p>
          </table:table-cell>
          <table:table-cell table:style-name="ce21" table:formula="of:=[$Sheet1.U5]/[$Sheet1.T5]*[$Sheet1.D5]/[$Sheet1.E5]" office:value-type="float" office:value="0.699038062746672">
            <text:p>0.6990380627</text:p>
          </table:table-cell>
          <table:table-cell table:style-name="ce21" table:formula="of:=[$Sheet1.W5]/[$Sheet1.V5]*[$Sheet1.D5]/[$Sheet1.E5]" office:value-type="float" office:value="0.703159825532414">
            <text:p>0.7031598255</text:p>
          </table:table-cell>
          <table:table-cell table:style-name="ce21" table:formula="of:=[$Sheet1.Y5]/[$Sheet1.X5]*[$Sheet1.D5]/[$Sheet1.E5]" office:value-type="float" office:value="0.741296311072103">
            <text:p>0.7412963111</text:p>
          </table:table-cell>
          <table:table-cell table:number-columns-repeated="1001"/>
        </table:table-row>
        <table:table-row table:style-name="ro3">
          <table:table-cell table:style-name="ce20" table:formula="of:=[$Sheet1.G37]/[$Sheet1.F37]*[$Sheet1.D37]/[$Sheet1.E37]" office:value-type="float" office:value="0">
            <text:p>#DIV/0!</text:p>
          </table:table-cell>
          <table:table-cell table:style-name="ce20" table:formula="of:=[$Sheet1.C37]" office:value-type="float" office:value="0">
            <text:p>0</text:p>
          </table:table-cell>
          <table:table-cell table:style-name="ce6" table:formula="of:=[$Sheet1.I37]/[$Sheet1.H37]*[$Sheet1.D37]/[$Sheet1.E37]" office:value-type="float" office:value="0">
            <text:p>#DIV/0!</text:p>
          </table:table-cell>
          <table:table-cell table:style-name="ce20" table:formula="of:=[$Sheet1.K37]/[$Sheet1.J37]*[$Sheet1.D37]/[$Sheet1.E37]" office:value-type="float" office:value="0">
            <text:p>#DIV/0!</text:p>
          </table:table-cell>
          <table:table-cell table:style-name="ce21" table:formula="of:=[$Sheet1.M37]/[$Sheet1.L37]*[$Sheet1.D37]/[$Sheet1.E37]" office:value-type="float" office:value="0">
            <text:p>#DIV/0!</text:p>
          </table:table-cell>
          <table:table-cell table:style-name="ce21" table:formula="of:=[$Sheet1.O37]/[$Sheet1.N37]*[$Sheet1.D37]/[$Sheet1.E37]" office:value-type="float" office:value="0">
            <text:p>#DIV/0!</text:p>
          </table:table-cell>
          <table:table-cell table:style-name="ce22" table:formula="of:=[$Sheet1.Q37]/[$Sheet1.P37]*[$Sheet1.D37]/[$Sheet1.E37]" office:value-type="float" office:value="0">
            <text:p>#DIV/0!</text:p>
          </table:table-cell>
          <table:table-cell table:style-name="ce22" table:formula="of:=[$Sheet1.S37]/[$Sheet1.R37]*[$Sheet1.D37]/[$Sheet1.E37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4]+10" office:value-type="float" office:value="230">
            <text:p>230</text:p>
          </table:table-cell>
          <table:table-cell table:style-name="ce6" table:formula="of:=[$Sheet1.G6]/[$Sheet1.F6]*[$Sheet1.D6]/[$Sheet1.E6]" office:value-type="float" office:value="0.621100719035519">
            <text:p>0.621100719</text:p>
          </table:table-cell>
          <table:table-cell table:style-name="ce22" table:formula="of:=[$Sheet1.I6]/[$Sheet1.H6]*[$Sheet1.D6]/[$Sheet1.E6]" office:value-type="float" office:value="0.835230373278012">
            <text:p>0.8352303733</text:p>
          </table:table-cell>
          <table:table-cell table:style-name="ce21" table:formula="of:=[$Sheet1.K6]/[$Sheet1.J6]*[$Sheet1.D6]/[$Sheet1.E6]" office:value-type="float" office:value="0.841418136325114">
            <text:p>0.8414181363</text:p>
          </table:table-cell>
          <table:table-cell table:style-name="ce21" table:formula="of:=[$Sheet1.M6]/[$Sheet1.L6]*[$Sheet1.D6]/[$Sheet1.E6]" office:value-type="float" office:value="0.848137535816619">
            <text:p>0.8481375358</text:p>
          </table:table-cell>
          <table:table-cell table:style-name="ce22" table:formula="of:=[$Sheet1.O6]/[$Sheet1.N6]*[$Sheet1.D6]/[$Sheet1.E6]" office:value-type="float" office:value="0.859993221801152">
            <text:p>0.8599932218</text:p>
          </table:table-cell>
          <table:table-cell table:style-name="ce22" table:formula="of:=[$Sheet1.Q6]/[$Sheet1.P6]*[$Sheet1.D6]/[$Sheet1.E6]" office:value-type="float" office:value="0.863866843218973">
            <text:p>0.8638668432</text:p>
          </table:table-cell>
          <table:table-cell table:style-name="ce22" table:formula="of:=[$Sheet1.S6]/[$Sheet1.R6]*[$Sheet1.D6]/[$Sheet1.E6]" office:value-type="float" office:value="0.813275746323276">
            <text:p>0.8132757463</text:p>
          </table:table-cell>
          <table:table-cell table:style-name="ce21" table:formula="of:=[$Sheet1.U6]/[$Sheet1.T6]*[$Sheet1.D6]/[$Sheet1.E6]" office:value-type="float" office:value="0.766953199617956">
            <text:p>0.7669531996</text:p>
          </table:table-cell>
          <table:table-cell table:style-name="ce21" table:formula="of:=[$Sheet1.W6]/[$Sheet1.V6]*[$Sheet1.D6]/[$Sheet1.E6]" office:value-type="float" office:value="0.7879364009214">
            <text:p>0.7879364009</text:p>
          </table:table-cell>
          <table:table-cell table:style-name="ce21" table:formula="of:=[$Sheet1.Y6]/[$Sheet1.X6]*[$Sheet1.D6]/[$Sheet1.E6]" office:value-type="float" office:value="0.802279903365358">
            <text:p>0.8022799034</text:p>
          </table:table-cell>
          <table:table-cell table:number-columns-repeated="1001"/>
        </table:table-row>
        <table:table-row table:style-name="ro3">
          <table:table-cell table:style-name="ce20" table:formula="of:=[$Sheet1.G38]/[$Sheet1.F38]*[$Sheet1.D38]/[$Sheet1.E38]" office:value-type="float" office:value="0">
            <text:p>#DIV/0!</text:p>
          </table:table-cell>
          <table:table-cell table:style-name="ce20" table:formula="of:=[$Sheet1.C38]" office:value-type="float" office:value="0">
            <text:p>0</text:p>
          </table:table-cell>
          <table:table-cell table:style-name="ce6" table:formula="of:=[$Sheet1.I38]/[$Sheet1.H38]*[$Sheet1.D38]/[$Sheet1.E38]" office:value-type="float" office:value="0">
            <text:p>#DIV/0!</text:p>
          </table:table-cell>
          <table:table-cell table:style-name="ce20" table:formula="of:=[$Sheet1.K38]/[$Sheet1.J38]*[$Sheet1.D38]/[$Sheet1.E38]" office:value-type="float" office:value="0">
            <text:p>#DIV/0!</text:p>
          </table:table-cell>
          <table:table-cell table:style-name="ce21" table:formula="of:=[$Sheet1.M38]/[$Sheet1.L38]*[$Sheet1.D38]/[$Sheet1.E38]" office:value-type="float" office:value="0">
            <text:p>#DIV/0!</text:p>
          </table:table-cell>
          <table:table-cell table:style-name="ce21" table:formula="of:=[$Sheet1.O38]/[$Sheet1.N38]*[$Sheet1.D38]/[$Sheet1.E38]" office:value-type="float" office:value="0">
            <text:p>#DIV/0!</text:p>
          </table:table-cell>
          <table:table-cell table:style-name="ce22" table:formula="of:=[$Sheet1.Q38]/[$Sheet1.P38]*[$Sheet1.D38]/[$Sheet1.E38]" office:value-type="float" office:value="0">
            <text:p>#DIV/0!</text:p>
          </table:table-cell>
          <table:table-cell table:style-name="ce22" table:formula="of:=[$Sheet1.S38]/[$Sheet1.R38]*[$Sheet1.D38]/[$Sheet1.E38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5]+10" office:value-type="float" office:value="240">
            <text:p>240</text:p>
          </table:table-cell>
          <table:table-cell table:style-name="ce6" table:formula="of:=[$Sheet1.G7]/[$Sheet1.F7]*[$Sheet1.D7]/[$Sheet1.E7]" office:value-type="float" office:value="0.81534626429188">
            <text:p>0.8153462643</text:p>
          </table:table-cell>
          <table:table-cell table:style-name="ce22" table:formula="of:=[$Sheet1.I7]/[$Sheet1.H7]*[$Sheet1.D7]/[$Sheet1.E7]" office:value-type="float" office:value="0.851724203563339">
            <text:p>0.8517242036</text:p>
          </table:table-cell>
          <table:table-cell table:style-name="ce21" table:formula="of:=[$Sheet1.K7]/[$Sheet1.J7]*[$Sheet1.D7]/[$Sheet1.E7]" office:value-type="float" office:value="0.86206492441111">
            <text:p>0.8620649244</text:p>
          </table:table-cell>
          <table:table-cell table:style-name="ce21" table:formula="of:=[$Sheet1.M7]/[$Sheet1.L7]*[$Sheet1.D7]/[$Sheet1.E7]" office:value-type="float" office:value="0.866127583108715">
            <text:p>0.8661275831</text:p>
          </table:table-cell>
          <table:table-cell table:style-name="ce22" table:formula="of:=[$Sheet1.O7]/[$Sheet1.N7]*[$Sheet1.D7]/[$Sheet1.E7]" office:value-type="float" office:value="0.883198562443845">
            <text:p>0.8831985624</text:p>
          </table:table-cell>
          <table:table-cell table:style-name="ce22" table:formula="of:=[$Sheet1.Q7]/[$Sheet1.P7]*[$Sheet1.D7]/[$Sheet1.E7]" office:value-type="float" office:value="0.885959030236513">
            <text:p>0.8859590302</text:p>
          </table:table-cell>
          <table:table-cell table:style-name="ce22" table:formula="of:=[$Sheet1.S7]/[$Sheet1.R7]*[$Sheet1.D7]/[$Sheet1.E7]" office:value-type="float" office:value="0.863002971118847">
            <text:p>0.8630029711</text:p>
          </table:table-cell>
          <table:table-cell table:style-name="ce21" table:formula="of:=[$Sheet1.U7]/[$Sheet1.T7]*[$Sheet1.D7]/[$Sheet1.E7]" office:value-type="float" office:value="0.826145552560647">
            <text:p>0.8261455526</text:p>
          </table:table-cell>
          <table:table-cell table:style-name="ce21" table:formula="of:=[$Sheet1.W7]/[$Sheet1.V7]*[$Sheet1.D7]/[$Sheet1.E7]" office:value-type="float" office:value="0.849518549695116">
            <text:p>0.8495185497</text:p>
          </table:table-cell>
          <table:table-cell table:style-name="ce21" table:formula="of:=[$Sheet1.Y7]/[$Sheet1.X7]*[$Sheet1.D7]/[$Sheet1.E7]" office:value-type="float" office:value="0.84592270398212">
            <text:p>0.845922704</text:p>
          </table:table-cell>
          <table:table-cell table:number-columns-repeated="1001"/>
        </table:table-row>
        <table:table-row table:style-name="ro3">
          <table:table-cell table:style-name="ce20" table:formula="of:=[$Sheet1.G39]/[$Sheet1.F39]*[$Sheet1.D39]/[$Sheet1.E39]" office:value-type="float" office:value="0">
            <text:p>#DIV/0!</text:p>
          </table:table-cell>
          <table:table-cell table:style-name="ce20" table:formula="of:=[$Sheet1.C39]" office:value-type="float" office:value="0">
            <text:p>0</text:p>
          </table:table-cell>
          <table:table-cell table:style-name="ce6" table:formula="of:=[$Sheet1.I39]/[$Sheet1.H39]*[$Sheet1.D39]/[$Sheet1.E39]" office:value-type="float" office:value="0">
            <text:p>#DIV/0!</text:p>
          </table:table-cell>
          <table:table-cell table:style-name="ce20" table:formula="of:=[$Sheet1.K39]/[$Sheet1.J39]*[$Sheet1.D39]/[$Sheet1.E39]" office:value-type="float" office:value="0">
            <text:p>#DIV/0!</text:p>
          </table:table-cell>
          <table:table-cell table:style-name="ce21" table:formula="of:=[$Sheet1.M39]/[$Sheet1.L39]*[$Sheet1.D39]/[$Sheet1.E39]" office:value-type="float" office:value="0">
            <text:p>#DIV/0!</text:p>
          </table:table-cell>
          <table:table-cell table:style-name="ce21" table:formula="of:=[$Sheet1.O39]/[$Sheet1.N39]*[$Sheet1.D39]/[$Sheet1.E39]" office:value-type="float" office:value="0">
            <text:p>#DIV/0!</text:p>
          </table:table-cell>
          <table:table-cell table:style-name="ce22" table:formula="of:=[$Sheet1.Q39]/[$Sheet1.P39]*[$Sheet1.D39]/[$Sheet1.E39]" office:value-type="float" office:value="0">
            <text:p>#DIV/0!</text:p>
          </table:table-cell>
          <table:table-cell table:style-name="ce22" table:formula="of:=[$Sheet1.S39]/[$Sheet1.R39]*[$Sheet1.D39]/[$Sheet1.E39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6]+10" office:value-type="float" office:value="250">
            <text:p>250</text:p>
          </table:table-cell>
          <table:table-cell table:style-name="ce6" table:formula="of:=[$Sheet1.G8]/[$Sheet1.F8]*[$Sheet1.D8]/[$Sheet1.E8]" office:value-type="float" office:value="0.903888322754116">
            <text:p>0.9038883228</text:p>
          </table:table-cell>
          <table:table-cell table:style-name="ce22" table:formula="of:=[$Sheet1.I8]/[$Sheet1.H8]*[$Sheet1.D8]/[$Sheet1.E8]" office:value-type="float" office:value="0.863519622696838">
            <text:p>0.8635196227</text:p>
          </table:table-cell>
          <table:table-cell table:style-name="ce21" table:formula="of:=[$Sheet1.K8]/[$Sheet1.J8]*[$Sheet1.D8]/[$Sheet1.E8]" office:value-type="float" office:value="0.869844421973416">
            <text:p>0.869844422</text:p>
          </table:table-cell>
          <table:table-cell table:style-name="ce21" table:formula="of:=[$Sheet1.M8]/[$Sheet1.L8]*[$Sheet1.D8]/[$Sheet1.E8]" office:value-type="float" office:value="0.874465256944953">
            <text:p>0.8744652569</text:p>
          </table:table-cell>
          <table:table-cell table:style-name="ce22" table:formula="of:=[$Sheet1.O8]/[$Sheet1.N8]*[$Sheet1.D8]/[$Sheet1.E8]" office:value-type="float" office:value="0.888561209916629">
            <text:p>0.8885612099</text:p>
          </table:table-cell>
          <table:table-cell table:style-name="ce22" table:formula="of:=[$Sheet1.Q8]/[$Sheet1.P8]*[$Sheet1.D8]/[$Sheet1.E8]" office:value-type="float" office:value="0.890682273593666">
            <text:p>0.8906822736</text:p>
          </table:table-cell>
          <table:table-cell table:style-name="ce22" table:formula="of:=[$Sheet1.S8]/[$Sheet1.R8]*[$Sheet1.D8]/[$Sheet1.E8]" office:value-type="float" office:value="0.883922343357479">
            <text:p>0.8839223434</text:p>
          </table:table-cell>
          <table:table-cell table:style-name="ce21" table:formula="of:=[$Sheet1.U8]/[$Sheet1.T8]*[$Sheet1.D8]/[$Sheet1.E8]" office:value-type="float" office:value="0.855307658472215">
            <text:p>0.8553076585</text:p>
          </table:table-cell>
          <table:table-cell table:style-name="ce21" table:formula="of:=[$Sheet1.W8]/[$Sheet1.V8]*[$Sheet1.D8]/[$Sheet1.E8]" office:value-type="float" office:value="0.876570682225993">
            <text:p>0.8765706822</text:p>
          </table:table-cell>
          <table:table-cell table:style-name="ce21" table:formula="of:=[$Sheet1.Y8]/[$Sheet1.X8]*[$Sheet1.D8]/[$Sheet1.E8]" office:value-type="float" office:value="0.875735339081514">
            <text:p>0.8757353391</text:p>
          </table:table-cell>
          <table:table-cell table:number-columns-repeated="1001"/>
        </table:table-row>
        <table:table-row table:style-name="ro3">
          <table:table-cell table:style-name="ce20" table:formula="of:=[$Sheet1.G40]/[$Sheet1.F40]*[$Sheet1.D40]/[$Sheet1.E40]" office:value-type="float" office:value="0">
            <text:p>#DIV/0!</text:p>
          </table:table-cell>
          <table:table-cell table:style-name="ce20" table:formula="of:=[$Sheet1.C40]" office:value-type="float" office:value="0">
            <text:p>0</text:p>
          </table:table-cell>
          <table:table-cell table:style-name="ce6" table:formula="of:=[$Sheet1.I40]/[$Sheet1.H40]*[$Sheet1.D40]/[$Sheet1.E40]" office:value-type="float" office:value="0">
            <text:p>#DIV/0!</text:p>
          </table:table-cell>
          <table:table-cell table:style-name="ce20" table:formula="of:=[$Sheet1.K40]/[$Sheet1.J40]*[$Sheet1.D40]/[$Sheet1.E40]" office:value-type="float" office:value="0">
            <text:p>#DIV/0!</text:p>
          </table:table-cell>
          <table:table-cell table:style-name="ce21" table:formula="of:=[$Sheet1.M40]/[$Sheet1.L40]*[$Sheet1.D40]/[$Sheet1.E40]" office:value-type="float" office:value="0">
            <text:p>#DIV/0!</text:p>
          </table:table-cell>
          <table:table-cell table:style-name="ce21" table:formula="of:=[$Sheet1.O40]/[$Sheet1.N40]*[$Sheet1.D40]/[$Sheet1.E40]" office:value-type="float" office:value="0">
            <text:p>#DIV/0!</text:p>
          </table:table-cell>
          <table:table-cell table:style-name="ce22" table:formula="of:=[$Sheet1.Q40]/[$Sheet1.P40]*[$Sheet1.D40]/[$Sheet1.E40]" office:value-type="float" office:value="0">
            <text:p>#DIV/0!</text:p>
          </table:table-cell>
          <table:table-cell table:style-name="ce22" table:formula="of:=[$Sheet1.S40]/[$Sheet1.R40]*[$Sheet1.D40]/[$Sheet1.E40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7]+10" office:value-type="float" office:value="260">
            <text:p>260</text:p>
          </table:table-cell>
          <table:table-cell table:style-name="ce6" table:formula="of:=[$Sheet1.G9]/[$Sheet1.F9]*[$Sheet1.D9]/[$Sheet1.E9]" office:value-type="float" office:value="0.933599316044457">
            <text:p>0.933599316</text:p>
          </table:table-cell>
          <table:table-cell table:style-name="ce22" table:formula="of:=[$Sheet1.I9]/[$Sheet1.H9]*[$Sheet1.D9]/[$Sheet1.E9]" office:value-type="float" office:value="0.875261222557979">
            <text:p>0.8752612226</text:p>
          </table:table-cell>
          <table:table-cell table:style-name="ce21" table:formula="of:=[$Sheet1.K9]/[$Sheet1.J9]*[$Sheet1.D9]/[$Sheet1.E9]" office:value-type="float" office:value="0.881048431060424">
            <text:p>0.8810484311</text:p>
          </table:table-cell>
          <table:table-cell table:style-name="ce21" table:formula="of:=[$Sheet1.M9]/[$Sheet1.L9]*[$Sheet1.D9]/[$Sheet1.E9]" office:value-type="float" office:value="0.884711834100176">
            <text:p>0.8847118341</text:p>
          </table:table-cell>
          <table:table-cell table:style-name="ce22" table:formula="of:=[$Sheet1.O9]/[$Sheet1.N9]*[$Sheet1.D9]/[$Sheet1.E9]" office:value-type="float" office:value="0.893999912852765">
            <text:p>0.8939999129</text:p>
          </table:table-cell>
          <table:table-cell table:style-name="ce22" table:formula="of:=[$Sheet1.Q9]/[$Sheet1.P9]*[$Sheet1.D9]/[$Sheet1.E9]" office:value-type="float" office:value="0.89623507805326">
            <text:p>0.8962350781</text:p>
          </table:table-cell>
          <table:table-cell table:style-name="ce22" table:formula="of:=[$Sheet1.S9]/[$Sheet1.R9]*[$Sheet1.D9]/[$Sheet1.E9]" office:value-type="float" office:value="0.898575142703598">
            <text:p>0.8985751427</text:p>
          </table:table-cell>
          <table:table-cell table:style-name="ce21" table:formula="of:=[$Sheet1.U9]/[$Sheet1.T9]*[$Sheet1.D9]/[$Sheet1.E9]" office:value-type="float" office:value="0.878157373996042">
            <text:p>0.878157374</text:p>
          </table:table-cell>
          <table:table-cell table:style-name="ce21" table:formula="of:=[$Sheet1.W9]/[$Sheet1.V9]*[$Sheet1.D9]/[$Sheet1.E9]" office:value-type="float" office:value="0.893610514435504">
            <text:p>0.8936105144</text:p>
          </table:table-cell>
          <table:table-cell table:style-name="ce21" table:formula="of:=[$Sheet1.Y9]/[$Sheet1.X9]*[$Sheet1.D9]/[$Sheet1.E9]" office:value-type="float" office:value="0.894268853989627">
            <text:p>0.894268854</text:p>
          </table:table-cell>
          <table:table-cell table:number-columns-repeated="1001"/>
        </table:table-row>
        <table:table-row table:style-name="ro3">
          <table:table-cell table:style-name="ce20" table:formula="of:=[$Sheet1.G41]/[$Sheet1.F41]*[$Sheet1.D41]/[$Sheet1.E41]" office:value-type="float" office:value="0">
            <text:p>#DIV/0!</text:p>
          </table:table-cell>
          <table:table-cell table:style-name="ce20" table:formula="of:=[$Sheet1.C41]" office:value-type="float" office:value="0">
            <text:p>0</text:p>
          </table:table-cell>
          <table:table-cell table:style-name="ce6" table:formula="of:=[$Sheet1.I41]/[$Sheet1.H41]*[$Sheet1.D41]/[$Sheet1.E41]" office:value-type="float" office:value="0">
            <text:p>#DIV/0!</text:p>
          </table:table-cell>
          <table:table-cell table:style-name="ce20" table:formula="of:=[$Sheet1.K41]/[$Sheet1.J41]*[$Sheet1.D41]/[$Sheet1.E41]" office:value-type="float" office:value="0">
            <text:p>#DIV/0!</text:p>
          </table:table-cell>
          <table:table-cell table:style-name="ce21" table:formula="of:=[$Sheet1.M41]/[$Sheet1.L41]*[$Sheet1.D41]/[$Sheet1.E41]" office:value-type="float" office:value="0">
            <text:p>#DIV/0!</text:p>
          </table:table-cell>
          <table:table-cell table:style-name="ce21" table:formula="of:=[$Sheet1.O41]/[$Sheet1.N41]*[$Sheet1.D41]/[$Sheet1.E41]" office:value-type="float" office:value="0">
            <text:p>#DIV/0!</text:p>
          </table:table-cell>
          <table:table-cell table:style-name="ce22" table:formula="of:=[$Sheet1.Q41]/[$Sheet1.P41]*[$Sheet1.D41]/[$Sheet1.E41]" office:value-type="float" office:value="0">
            <text:p>#DIV/0!</text:p>
          </table:table-cell>
          <table:table-cell table:style-name="ce22" table:formula="of:=[$Sheet1.S41]/[$Sheet1.R41]*[$Sheet1.D41]/[$Sheet1.E41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8]+10" office:value-type="float" office:value="270">
            <text:p>270</text:p>
          </table:table-cell>
          <table:table-cell table:style-name="ce6" table:formula="of:=[$Sheet1.G10]/[$Sheet1.F10]*[$Sheet1.D10]/[$Sheet1.E10]" office:value-type="float" office:value="0.940412804837968">
            <text:p>0.9404128048</text:p>
          </table:table-cell>
          <table:table-cell table:style-name="ce22" table:formula="of:=[$Sheet1.I10]/[$Sheet1.H10]*[$Sheet1.D10]/[$Sheet1.E10]" office:value-type="float" office:value="0.884279690104933">
            <text:p>0.8842796901</text:p>
          </table:table-cell>
          <table:table-cell table:style-name="ce21" table:formula="of:=[$Sheet1.K10]/[$Sheet1.J10]*[$Sheet1.D10]/[$Sheet1.E10]" office:value-type="float" office:value="0.882375966337215">
            <text:p>0.8823759663</text:p>
          </table:table-cell>
          <table:table-cell table:style-name="ce21" table:formula="of:=[$Sheet1.M10]/[$Sheet1.L10]*[$Sheet1.D10]/[$Sheet1.E10]" office:value-type="float" office:value="0.889724310776942">
            <text:p>0.8897243108</text:p>
          </table:table-cell>
          <table:table-cell table:style-name="ce22" table:formula="of:=[$Sheet1.O10]/[$Sheet1.N10]*[$Sheet1.D10]/[$Sheet1.E10]" office:value-type="float" office:value="0.892994460736396">
            <text:p>0.8929944607</text:p>
          </table:table-cell>
          <table:table-cell table:style-name="ce22" table:formula="of:=[$Sheet1.Q10]/[$Sheet1.P10]*[$Sheet1.D10]/[$Sheet1.E10]" office:value-type="float" office:value="0.896851888212579">
            <text:p>0.8968518882</text:p>
          </table:table-cell>
          <table:table-cell table:style-name="ce22" table:formula="of:=[$Sheet1.S10]/[$Sheet1.R10]*[$Sheet1.D10]/[$Sheet1.E10]" office:value-type="float" office:value="0.898778103616813">
            <text:p>0.8987781036</text:p>
          </table:table-cell>
          <table:table-cell table:style-name="ce21" table:formula="of:=[$Sheet1.U10]/[$Sheet1.T10]*[$Sheet1.D10]/[$Sheet1.E10]" office:value-type="float" office:value="0.893759796238244">
            <text:p>0.8937597962</text:p>
          </table:table-cell>
          <table:table-cell table:style-name="ce21" table:formula="of:=[$Sheet1.W10]/[$Sheet1.V10]*[$Sheet1.D10]/[$Sheet1.E10]" office:value-type="float" office:value="0.896271650846463">
            <text:p>0.8962716508</text:p>
          </table:table-cell>
          <table:table-cell table:style-name="ce21" table:formula="of:=[$Sheet1.Y10]/[$Sheet1.X10]*[$Sheet1.D10]/[$Sheet1.E10]" office:value-type="float" office:value="0.898205354516034">
            <text:p>0.8982053545</text:p>
          </table:table-cell>
          <table:table-cell table:number-columns-repeated="1001"/>
        </table:table-row>
        <table:table-row table:style-name="ro3">
          <table:table-cell table:style-name="ce20" table:formula="of:=[$Sheet1.G42]/[$Sheet1.F42]*[$Sheet1.D42]/[$Sheet1.E42]" office:value-type="float" office:value="0">
            <text:p>#DIV/0!</text:p>
          </table:table-cell>
          <table:table-cell table:style-name="ce20" table:formula="of:=[$Sheet1.C42]" office:value-type="float" office:value="0">
            <text:p>0</text:p>
          </table:table-cell>
          <table:table-cell table:style-name="ce6" table:formula="of:=[$Sheet1.I42]/[$Sheet1.H42]*[$Sheet1.D42]/[$Sheet1.E42]" office:value-type="float" office:value="0">
            <text:p>#DIV/0!</text:p>
          </table:table-cell>
          <table:table-cell table:style-name="ce20" table:formula="of:=[$Sheet1.K42]/[$Sheet1.J42]*[$Sheet1.D42]/[$Sheet1.E42]" office:value-type="float" office:value="0">
            <text:p>#DIV/0!</text:p>
          </table:table-cell>
          <table:table-cell table:style-name="ce21" table:formula="of:=[$Sheet1.M42]/[$Sheet1.L42]*[$Sheet1.D42]/[$Sheet1.E42]" office:value-type="float" office:value="0">
            <text:p>#DIV/0!</text:p>
          </table:table-cell>
          <table:table-cell table:style-name="ce21" table:formula="of:=[$Sheet1.O42]/[$Sheet1.N42]*[$Sheet1.D42]/[$Sheet1.E42]" office:value-type="float" office:value="0">
            <text:p>#DIV/0!</text:p>
          </table:table-cell>
          <table:table-cell table:style-name="ce22" table:formula="of:=[$Sheet1.Q42]/[$Sheet1.P42]*[$Sheet1.D42]/[$Sheet1.E42]" office:value-type="float" office:value="0">
            <text:p>#DIV/0!</text:p>
          </table:table-cell>
          <table:table-cell table:style-name="ce22" table:formula="of:=[$Sheet1.S42]/[$Sheet1.R42]*[$Sheet1.D42]/[$Sheet1.E42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9]+10" office:value-type="float" office:value="280">
            <text:p>280</text:p>
          </table:table-cell>
          <table:table-cell table:style-name="ce6" table:formula="of:=[$Sheet1.G11]/[$Sheet1.F11]*[$Sheet1.D11]/[$Sheet1.E11]" office:value-type="float" office:value="0.940508540372671">
            <text:p>0.9405085404</text:p>
          </table:table-cell>
          <table:table-cell table:style-name="ce22" table:formula="of:=[$Sheet1.I11]/[$Sheet1.H11]*[$Sheet1.D11]/[$Sheet1.E11]" office:value-type="float" office:value="0.896017186138669">
            <text:p>0.8960171861</text:p>
          </table:table-cell>
          <table:table-cell table:style-name="ce21" table:formula="of:=[$Sheet1.K11]/[$Sheet1.J11]*[$Sheet1.D11]/[$Sheet1.E11]" office:value-type="float" office:value="0.888359814294818">
            <text:p>0.8883598143</text:p>
          </table:table-cell>
          <table:table-cell table:style-name="ce21" table:formula="of:=[$Sheet1.M11]/[$Sheet1.L11]*[$Sheet1.D11]/[$Sheet1.E11]" office:value-type="float" office:value="0.900170702297996">
            <text:p>0.9001707023</text:p>
          </table:table-cell>
          <table:table-cell table:style-name="ce22" table:formula="of:=[$Sheet1.O11]/[$Sheet1.N11]*[$Sheet1.D11]/[$Sheet1.E11]" office:value-type="float" office:value="0.892516541022434">
            <text:p>0.892516541</text:p>
          </table:table-cell>
          <table:table-cell table:style-name="ce22" table:formula="of:=[$Sheet1.Q11]/[$Sheet1.P11]*[$Sheet1.D11]/[$Sheet1.E11]" office:value-type="float" office:value="0.89708263813917">
            <text:p>0.8970826381</text:p>
          </table:table-cell>
          <table:table-cell table:style-name="ce22" table:formula="of:=[$Sheet1.S11]/[$Sheet1.R11]*[$Sheet1.D11]/[$Sheet1.E11]" office:value-type="float" office:value="0.90171473437741">
            <text:p>0.9017147344</text:p>
          </table:table-cell>
          <table:table-cell table:style-name="ce21" table:formula="of:=[$Sheet1.U11]/[$Sheet1.T11]*[$Sheet1.D11]/[$Sheet1.E11]" office:value-type="float" office:value="0.907890862695063">
            <text:p>0.9078908627</text:p>
          </table:table-cell>
          <table:table-cell table:style-name="ce21" table:formula="of:=[$Sheet1.W11]/[$Sheet1.V11]*[$Sheet1.D11]/[$Sheet1.E11]" office:value-type="float" office:value="0.903258766456823">
            <text:p>0.9032587665</text:p>
          </table:table-cell>
          <table:table-cell table:style-name="ce21" table:formula="of:=[$Sheet1.Y11]/[$Sheet1.X11]*[$Sheet1.D11]/[$Sheet1.E11]" office:value-type="float" office:value="0.902240436393174">
            <text:p>0.9022404364</text:p>
          </table:table-cell>
          <table:table-cell table:number-columns-repeated="1001"/>
        </table:table-row>
        <table:table-row table:style-name="ro3">
          <table:table-cell table:style-name="ce20" table:formula="of:=[$Sheet1.G43]/[$Sheet1.F43]*[$Sheet1.D43]/[$Sheet1.E43]" office:value-type="float" office:value="0">
            <text:p>#DIV/0!</text:p>
          </table:table-cell>
          <table:table-cell table:style-name="ce20" table:formula="of:=[$Sheet1.C43]" office:value-type="float" office:value="0">
            <text:p>0</text:p>
          </table:table-cell>
          <table:table-cell table:style-name="ce6" table:formula="of:=[$Sheet1.I43]/[$Sheet1.H43]*[$Sheet1.D43]/[$Sheet1.E43]" office:value-type="float" office:value="0">
            <text:p>#DIV/0!</text:p>
          </table:table-cell>
          <table:table-cell table:style-name="ce20" table:formula="of:=[$Sheet1.K43]/[$Sheet1.J43]*[$Sheet1.D43]/[$Sheet1.E43]" office:value-type="float" office:value="0">
            <text:p>#DIV/0!</text:p>
          </table:table-cell>
          <table:table-cell table:style-name="ce21" table:formula="of:=[$Sheet1.M43]/[$Sheet1.L43]*[$Sheet1.D43]/[$Sheet1.E43]" office:value-type="float" office:value="0">
            <text:p>#DIV/0!</text:p>
          </table:table-cell>
          <table:table-cell table:style-name="ce21" table:formula="of:=[$Sheet1.O43]/[$Sheet1.N43]*[$Sheet1.D43]/[$Sheet1.E43]" office:value-type="float" office:value="0">
            <text:p>#DIV/0!</text:p>
          </table:table-cell>
          <table:table-cell table:style-name="ce22" table:formula="of:=[$Sheet1.Q43]/[$Sheet1.P43]*[$Sheet1.D43]/[$Sheet1.E43]" office:value-type="float" office:value="0">
            <text:p>#DIV/0!</text:p>
          </table:table-cell>
          <table:table-cell table:style-name="ce22" table:formula="of:=[$Sheet1.S43]/[$Sheet1.R43]*[$Sheet1.D43]/[$Sheet1.E43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0]+10" office:value-type="float" office:value="290">
            <text:p>290</text:p>
          </table:table-cell>
          <table:table-cell table:style-name="ce6" table:formula="of:=[$Sheet1.G12]/[$Sheet1.F12]*[$Sheet1.D12]/[$Sheet1.E12]" office:value-type="float" office:value="0.931484502446982">
            <text:p>0.9314845024</text:p>
          </table:table-cell>
          <table:table-cell table:style-name="ce22" table:formula="of:=[$Sheet1.I12]/[$Sheet1.H12]*[$Sheet1.D12]/[$Sheet1.E12]" office:value-type="float" office:value="0.900098055165925">
            <text:p>0.9000980552</text:p>
          </table:table-cell>
          <table:table-cell table:style-name="ce21" table:formula="of:=[$Sheet1.K12]/[$Sheet1.J12]*[$Sheet1.D12]/[$Sheet1.E12]" office:value-type="float" office:value="0.891197003981827">
            <text:p>0.891197004</text:p>
          </table:table-cell>
          <table:table-cell table:style-name="ce21" table:formula="of:=[$Sheet1.M12]/[$Sheet1.L12]*[$Sheet1.D12]/[$Sheet1.E12]" office:value-type="float" office:value="0.905376773760097">
            <text:p>0.9053767738</text:p>
          </table:table-cell>
          <table:table-cell table:style-name="ce22" table:formula="of:=[$Sheet1.O12]/[$Sheet1.N12]*[$Sheet1.D12]/[$Sheet1.E12]" office:value-type="float" office:value="0.894019000612569">
            <text:p>0.8940190006</text:p>
          </table:table-cell>
          <table:table-cell table:style-name="ce22" table:formula="of:=[$Sheet1.Q12]/[$Sheet1.P12]*[$Sheet1.D12]/[$Sheet1.E12]" office:value-type="float" office:value="0.894437720359943">
            <text:p>0.8944377204</text:p>
          </table:table-cell>
          <table:table-cell table:style-name="ce22" table:formula="of:=[$Sheet1.S12]/[$Sheet1.R12]*[$Sheet1.D12]/[$Sheet1.E12]" office:value-type="float" office:value="0.903754234739021">
            <text:p>0.9037542347</text:p>
          </table:table-cell>
          <table:table-cell table:style-name="ce21" table:formula="of:=[$Sheet1.U12]/[$Sheet1.T12]*[$Sheet1.D12]/[$Sheet1.E12]" office:value-type="float" office:value="0.916734546907625">
            <text:p>0.9167345469</text:p>
          </table:table-cell>
          <table:table-cell table:style-name="ce21" table:formula="of:=[$Sheet1.W12]/[$Sheet1.V12]*[$Sheet1.D12]/[$Sheet1.E12]" office:value-type="float" office:value="0.903351862461677">
            <text:p>0.9033518625</text:p>
          </table:table-cell>
          <table:table-cell table:style-name="ce21" table:formula="of:=[$Sheet1.Y12]/[$Sheet1.X12]*[$Sheet1.D12]/[$Sheet1.E12]" office:value-type="float" office:value="0.902539511305232">
            <text:p>0.9025395113</text:p>
          </table:table-cell>
          <table:table-cell table:number-columns-repeated="1001"/>
        </table:table-row>
        <table:table-row table:style-name="ro3">
          <table:table-cell table:style-name="ce20" table:formula="of:=[$Sheet1.G44]/[$Sheet1.F44]*[$Sheet1.D44]/[$Sheet1.E44]" office:value-type="float" office:value="0">
            <text:p>#DIV/0!</text:p>
          </table:table-cell>
          <table:table-cell table:style-name="ce20" table:formula="of:=[$Sheet1.C44]" office:value-type="float" office:value="0">
            <text:p>0</text:p>
          </table:table-cell>
          <table:table-cell table:style-name="ce6" table:formula="of:=[$Sheet1.I44]/[$Sheet1.H44]*[$Sheet1.D44]/[$Sheet1.E44]" office:value-type="float" office:value="0">
            <text:p>#DIV/0!</text:p>
          </table:table-cell>
          <table:table-cell table:style-name="ce20" table:formula="of:=[$Sheet1.K44]/[$Sheet1.J44]*[$Sheet1.D44]/[$Sheet1.E44]" office:value-type="float" office:value="0">
            <text:p>#DIV/0!</text:p>
          </table:table-cell>
          <table:table-cell table:style-name="ce21" table:formula="of:=[$Sheet1.M44]/[$Sheet1.L44]*[$Sheet1.D44]/[$Sheet1.E44]" office:value-type="float" office:value="0">
            <text:p>#DIV/0!</text:p>
          </table:table-cell>
          <table:table-cell table:style-name="ce21" table:formula="of:=[$Sheet1.O44]/[$Sheet1.N44]*[$Sheet1.D44]/[$Sheet1.E44]" office:value-type="float" office:value="0">
            <text:p>#DIV/0!</text:p>
          </table:table-cell>
          <table:table-cell table:style-name="ce22" table:formula="of:=[$Sheet1.Q44]/[$Sheet1.P44]*[$Sheet1.D44]/[$Sheet1.E44]" office:value-type="float" office:value="0">
            <text:p>#DIV/0!</text:p>
          </table:table-cell>
          <table:table-cell table:style-name="ce22" table:formula="of:=[$Sheet1.S44]/[$Sheet1.R44]*[$Sheet1.D44]/[$Sheet1.E44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1]+10" office:value-type="float" office:value="300">
            <text:p>300</text:p>
          </table:table-cell>
          <table:table-cell table:style-name="ce6" table:formula="of:=[$Sheet1.G13]/[$Sheet1.F13]*[$Sheet1.D13]/[$Sheet1.E13]" office:value-type="float" office:value="0.92129679840354">
            <text:p>0.9212967984</text:p>
          </table:table-cell>
          <table:table-cell table:style-name="ce22" table:formula="of:=[$Sheet1.I13]/[$Sheet1.H13]*[$Sheet1.D13]/[$Sheet1.E13]" office:value-type="float" office:value="0.903853676301982">
            <text:p>0.9038536763</text:p>
          </table:table-cell>
          <table:table-cell table:style-name="ce21" table:formula="of:=[$Sheet1.K13]/[$Sheet1.J13]*[$Sheet1.D13]/[$Sheet1.E13]" office:value-type="float" office:value="0.894351858834175">
            <text:p>0.8943518588</text:p>
          </table:table-cell>
          <table:table-cell table:style-name="ce21" table:formula="of:=[$Sheet1.M13]/[$Sheet1.L13]*[$Sheet1.D13]/[$Sheet1.E13]" office:value-type="float" office:value="0.900911008873882">
            <text:p>0.9009110089</text:p>
          </table:table-cell>
          <table:table-cell table:style-name="ce22" table:formula="of:=[$Sheet1.O13]/[$Sheet1.N13]*[$Sheet1.D13]/[$Sheet1.E13]" office:value-type="float" office:value="0.889665018511498">
            <text:p>0.8896650185</text:p>
          </table:table-cell>
          <table:table-cell table:style-name="ce22" table:formula="of:=[$Sheet1.Q13]/[$Sheet1.P13]*[$Sheet1.D13]/[$Sheet1.E13]" office:value-type="float" office:value="0.894255230181961">
            <text:p>0.8942552302</text:p>
          </table:table-cell>
          <table:table-cell table:style-name="ce22" table:formula="of:=[$Sheet1.S13]/[$Sheet1.R13]*[$Sheet1.D13]/[$Sheet1.E13]" office:value-type="float" office:value="0.903934200178827">
            <text:p>0.9039342002</text:p>
          </table:table-cell>
          <table:table-cell table:style-name="ce21" table:formula="of:=[$Sheet1.U13]/[$Sheet1.T13]*[$Sheet1.D13]/[$Sheet1.E13]" office:value-type="float" office:value="0.913580744815571">
            <text:p>0.9135807448</text:p>
          </table:table-cell>
          <table:table-cell table:style-name="ce21" table:formula="of:=[$Sheet1.W13]/[$Sheet1.V13]*[$Sheet1.D13]/[$Sheet1.E13]" office:value-type="float" office:value="0.904014454293942">
            <text:p>0.9040144543</text:p>
          </table:table-cell>
          <table:table-cell table:style-name="ce21" table:formula="of:=[$Sheet1.Y13]/[$Sheet1.X13]*[$Sheet1.D13]/[$Sheet1.E13]" office:value-type="float" office:value="0.903934200178827">
            <text:p>0.9039342002</text:p>
          </table:table-cell>
          <table:table-cell table:number-columns-repeated="1001"/>
        </table:table-row>
        <table:table-row table:style-name="ro3">
          <table:table-cell table:style-name="ce20" table:formula="of:=[$Sheet1.G45]/[$Sheet1.F45]*[$Sheet1.D45]/[$Sheet1.E45]" office:value-type="float" office:value="0">
            <text:p>#DIV/0!</text:p>
          </table:table-cell>
          <table:table-cell table:style-name="ce20" table:formula="of:=[$Sheet1.C45]" office:value-type="float" office:value="0">
            <text:p>0</text:p>
          </table:table-cell>
          <table:table-cell table:style-name="ce6" table:formula="of:=[$Sheet1.I45]/[$Sheet1.H45]*[$Sheet1.D45]/[$Sheet1.E45]" office:value-type="float" office:value="0">
            <text:p>#DIV/0!</text:p>
          </table:table-cell>
          <table:table-cell table:style-name="ce20" table:formula="of:=[$Sheet1.K45]/[$Sheet1.J45]*[$Sheet1.D45]/[$Sheet1.E45]" office:value-type="float" office:value="0">
            <text:p>#DIV/0!</text:p>
          </table:table-cell>
          <table:table-cell table:style-name="ce21" table:formula="of:=[$Sheet1.M45]/[$Sheet1.L45]*[$Sheet1.D45]/[$Sheet1.E45]" office:value-type="float" office:value="0">
            <text:p>#DIV/0!</text:p>
          </table:table-cell>
          <table:table-cell table:style-name="ce21" table:formula="of:=[$Sheet1.O45]/[$Sheet1.N45]*[$Sheet1.D45]/[$Sheet1.E45]" office:value-type="float" office:value="0">
            <text:p>#DIV/0!</text:p>
          </table:table-cell>
          <table:table-cell table:style-name="ce22" table:formula="of:=[$Sheet1.Q45]/[$Sheet1.P45]*[$Sheet1.D45]/[$Sheet1.E45]" office:value-type="float" office:value="0">
            <text:p>#DIV/0!</text:p>
          </table:table-cell>
          <table:table-cell table:style-name="ce22" table:formula="of:=[$Sheet1.S45]/[$Sheet1.R45]*[$Sheet1.D45]/[$Sheet1.E45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2]+10" office:value-type="float" office:value="310">
            <text:p>310</text:p>
          </table:table-cell>
          <table:table-cell table:style-name="ce6" table:formula="of:=[$Sheet1.G14]/[$Sheet1.F14]*[$Sheet1.D14]/[$Sheet1.E14]" office:value-type="float" office:value="0.906666666666667">
            <text:p>0.9066666667</text:p>
          </table:table-cell>
          <table:table-cell table:style-name="ce22" table:formula="of:=[$Sheet1.I14]/[$Sheet1.H14]*[$Sheet1.D14]/[$Sheet1.E14]" office:value-type="float" office:value="0.90312">
            <text:p>0.90312</text:p>
          </table:table-cell>
          <table:table-cell table:style-name="ce21" table:formula="of:=[$Sheet1.K14]/[$Sheet1.J14]*[$Sheet1.D14]/[$Sheet1.E14]" office:value-type="float" office:value="0.89564870259481">
            <text:p>0.8956487026</text:p>
          </table:table-cell>
          <table:table-cell table:style-name="ce21" table:formula="of:=[$Sheet1.M14]/[$Sheet1.L14]*[$Sheet1.D14]/[$Sheet1.E14]" office:value-type="float" office:value="0.906826987307949">
            <text:p>0.9068269873</text:p>
          </table:table-cell>
          <table:table-cell table:style-name="ce22" table:formula="of:=[$Sheet1.O14]/[$Sheet1.N14]*[$Sheet1.D14]/[$Sheet1.E14]" office:value-type="float" office:value="0.88608">
            <text:p>0.88608</text:p>
          </table:table-cell>
          <table:table-cell table:style-name="ce22" table:formula="of:=[$Sheet1.Q14]/[$Sheet1.P14]*[$Sheet1.D14]/[$Sheet1.E14]" office:value-type="float" office:value="0.887855711422846">
            <text:p>0.8878557114</text:p>
          </table:table-cell>
          <table:table-cell table:style-name="ce22" table:formula="of:=[$Sheet1.S14]/[$Sheet1.R14]*[$Sheet1.D14]/[$Sheet1.E14]" office:value-type="float" office:value="0.899427811044578">
            <text:p>0.899427811</text:p>
          </table:table-cell>
          <table:table-cell table:style-name="ce21" table:formula="of:=[$Sheet1.U14]/[$Sheet1.T14]*[$Sheet1.D14]/[$Sheet1.E14]" office:value-type="float" office:value="0.916251673360107">
            <text:p>0.9162516734</text:p>
          </table:table-cell>
          <table:table-cell table:style-name="ce21" table:formula="of:=[$Sheet1.W14]/[$Sheet1.V14]*[$Sheet1.D14]/[$Sheet1.E14]" office:value-type="float" office:value="0.904929859719439">
            <text:p>0.9049298597</text:p>
          </table:table-cell>
          <table:table-cell table:style-name="ce21" table:formula="of:=[$Sheet1.Y14]/[$Sheet1.X14]*[$Sheet1.D14]/[$Sheet1.E14]" office:value-type="float" office:value="0.899333333333333">
            <text:p>0.8993333333</text:p>
          </table:table-cell>
          <table:table-cell table:number-columns-repeated="1001"/>
        </table:table-row>
        <table:table-row table:style-name="ro3">
          <table:table-cell table:style-name="ce20" table:formula="of:=[$Sheet1.G46]/[$Sheet1.F46]*[$Sheet1.D46]/[$Sheet1.E46]" office:value-type="float" office:value="0">
            <text:p>#DIV/0!</text:p>
          </table:table-cell>
          <table:table-cell table:style-name="ce20" table:formula="of:=[$Sheet1.C46]" office:value-type="float" office:value="0">
            <text:p>0</text:p>
          </table:table-cell>
          <table:table-cell table:style-name="ce6" table:formula="of:=[$Sheet1.I46]/[$Sheet1.H46]*[$Sheet1.D46]/[$Sheet1.E46]" office:value-type="float" office:value="0">
            <text:p>#DIV/0!</text:p>
          </table:table-cell>
          <table:table-cell table:style-name="ce20" table:formula="of:=[$Sheet1.K46]/[$Sheet1.J46]*[$Sheet1.D46]/[$Sheet1.E46]" office:value-type="float" office:value="0">
            <text:p>#DIV/0!</text:p>
          </table:table-cell>
          <table:table-cell table:style-name="ce21" table:formula="of:=[$Sheet1.M46]/[$Sheet1.L46]*[$Sheet1.D46]/[$Sheet1.E46]" office:value-type="float" office:value="0">
            <text:p>#DIV/0!</text:p>
          </table:table-cell>
          <table:table-cell table:style-name="ce21" table:formula="of:=[$Sheet1.O46]/[$Sheet1.N46]*[$Sheet1.D46]/[$Sheet1.E46]" office:value-type="float" office:value="0">
            <text:p>#DIV/0!</text:p>
          </table:table-cell>
          <table:table-cell table:style-name="ce22" table:formula="of:=[$Sheet1.Q46]/[$Sheet1.P46]*[$Sheet1.D46]/[$Sheet1.E46]" office:value-type="float" office:value="0">
            <text:p>#DIV/0!</text:p>
          </table:table-cell>
          <table:table-cell table:style-name="ce22" table:formula="of:=[$Sheet1.S46]/[$Sheet1.R46]*[$Sheet1.D46]/[$Sheet1.E46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3]+10" office:value-type="float" office:value="320">
            <text:p>320</text:p>
          </table:table-cell>
          <table:table-cell table:style-name="ce6" table:formula="of:=[$Sheet1.G15]/[$Sheet1.F15]*[$Sheet1.D15]/[$Sheet1.E15]" office:value-type="float" office:value="0.882758620689655">
            <text:p>0.8827586207</text:p>
          </table:table-cell>
          <table:table-cell table:style-name="ce22" table:formula="of:=[$Sheet1.I15]/[$Sheet1.H15]*[$Sheet1.D15]/[$Sheet1.E15]" office:value-type="float" office:value="0.908166969147005">
            <text:p>0.9081669691</text:p>
          </table:table-cell>
          <table:table-cell table:style-name="ce21" table:formula="of:=[$Sheet1.K15]/[$Sheet1.J15]*[$Sheet1.D15]/[$Sheet1.E15]" office:value-type="float" office:value="0.896995073891626">
            <text:p>0.8969950739</text:p>
          </table:table-cell>
          <table:table-cell table:style-name="ce21" table:formula="of:=[$Sheet1.M15]/[$Sheet1.L15]*[$Sheet1.D15]/[$Sheet1.E15]" office:value-type="float" office:value="0.910575261295367">
            <text:p>0.9105752613</text:p>
          </table:table-cell>
          <table:table-cell table:style-name="ce22" table:formula="of:=[$Sheet1.O15]/[$Sheet1.N15]*[$Sheet1.D15]/[$Sheet1.E15]" office:value-type="float" office:value="0.883300492610837">
            <text:p>0.8833004926</text:p>
          </table:table-cell>
          <table:table-cell table:style-name="ce22" table:formula="of:=[$Sheet1.Q15]/[$Sheet1.P15]*[$Sheet1.D15]/[$Sheet1.E15]" office:value-type="float" office:value="0.887526810757301">
            <text:p>0.8875268108</text:p>
          </table:table-cell>
          <table:table-cell table:style-name="ce22" table:formula="of:=[$Sheet1.S15]/[$Sheet1.R15]*[$Sheet1.D15]/[$Sheet1.E15]" office:value-type="float" office:value="0.901559934318555">
            <text:p>0.9015599343</text:p>
          </table:table-cell>
          <table:table-cell table:style-name="ce21" table:formula="of:=[$Sheet1.U15]/[$Sheet1.T15]*[$Sheet1.D15]/[$Sheet1.E15]" office:value-type="float" office:value="0.910575261295367">
            <text:p>0.9105752613</text:p>
          </table:table-cell>
          <table:table-cell table:style-name="ce21" table:formula="of:=[$Sheet1.W15]/[$Sheet1.V15]*[$Sheet1.D15]/[$Sheet1.E15]" office:value-type="float" office:value="0.899418461790482">
            <text:p>0.8994184618</text:p>
          </table:table-cell>
          <table:table-cell table:style-name="ce21" table:formula="of:=[$Sheet1.Y15]/[$Sheet1.X15]*[$Sheet1.D15]/[$Sheet1.E15]" office:value-type="float" office:value="0.878176995418375">
            <text:p>0.8781769954</text:p>
          </table:table-cell>
          <table:table-cell table:number-columns-repeated="1001"/>
        </table:table-row>
        <table:table-row table:style-name="ro3">
          <table:table-cell table:style-name="ce20" table:formula="of:=[$Sheet1.G47]/[$Sheet1.F47]*[$Sheet1.D47]/[$Sheet1.E47]" office:value-type="float" office:value="0">
            <text:p>#DIV/0!</text:p>
          </table:table-cell>
          <table:table-cell table:style-name="ce20" table:formula="of:=[$Sheet1.C47]" office:value-type="float" office:value="0">
            <text:p>0</text:p>
          </table:table-cell>
          <table:table-cell table:style-name="ce6" table:formula="of:=[$Sheet1.I47]/[$Sheet1.H47]*[$Sheet1.D47]/[$Sheet1.E47]" office:value-type="float" office:value="0">
            <text:p>#DIV/0!</text:p>
          </table:table-cell>
          <table:table-cell table:style-name="ce20" table:formula="of:=[$Sheet1.K47]/[$Sheet1.J47]*[$Sheet1.D47]/[$Sheet1.E47]" office:value-type="float" office:value="0">
            <text:p>#DIV/0!</text:p>
          </table:table-cell>
          <table:table-cell table:style-name="ce21" table:formula="of:=[$Sheet1.M47]/[$Sheet1.L47]*[$Sheet1.D47]/[$Sheet1.E47]" office:value-type="float" office:value="0">
            <text:p>#DIV/0!</text:p>
          </table:table-cell>
          <table:table-cell table:style-name="ce21" table:formula="of:=[$Sheet1.O47]/[$Sheet1.N47]*[$Sheet1.D47]/[$Sheet1.E47]" office:value-type="float" office:value="0">
            <text:p>#DIV/0!</text:p>
          </table:table-cell>
          <table:table-cell table:style-name="ce22" table:formula="of:=[$Sheet1.Q47]/[$Sheet1.P47]*[$Sheet1.D47]/[$Sheet1.E47]" office:value-type="float" office:value="0">
            <text:p>#DIV/0!</text:p>
          </table:table-cell>
          <table:table-cell table:style-name="ce22" table:formula="of:=[$Sheet1.S47]/[$Sheet1.R47]*[$Sheet1.D47]/[$Sheet1.E47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4]+10" office:value-type="float" office:value="330">
            <text:p>330</text:p>
          </table:table-cell>
          <table:table-cell table:style-name="ce6" table:formula="of:=[$Sheet1.G16]/[$Sheet1.F16]*[$Sheet1.D16]/[$Sheet1.E16]" office:value-type="float" office:value="0.860447994987469">
            <text:p>0.860447995</text:p>
          </table:table-cell>
          <table:table-cell table:style-name="ce22" table:formula="of:=[$Sheet1.I16]/[$Sheet1.H16]*[$Sheet1.D16]/[$Sheet1.E16]" office:value-type="float" office:value="0.915875626566416">
            <text:p>0.9158756266</text:p>
          </table:table-cell>
          <table:table-cell table:style-name="ce21" table:formula="of:=[$Sheet1.K16]/[$Sheet1.J16]*[$Sheet1.D16]/[$Sheet1.E16]" office:value-type="float" office:value="0.897275541795666">
            <text:p>0.8972755418</text:p>
          </table:table-cell>
          <table:table-cell table:style-name="ce21" table:formula="of:=[$Sheet1.M16]/[$Sheet1.L16]*[$Sheet1.D16]/[$Sheet1.E16]" office:value-type="float" office:value="0.913080037371535">
            <text:p>0.9130800374</text:p>
          </table:table-cell>
          <table:table-cell table:style-name="ce22" table:formula="of:=[$Sheet1.O16]/[$Sheet1.N16]*[$Sheet1.D16]/[$Sheet1.E16]" office:value-type="float" office:value="0.88421831205232">
            <text:p>0.8842183121</text:p>
          </table:table-cell>
          <table:table-cell table:style-name="ce22" table:formula="of:=[$Sheet1.Q16]/[$Sheet1.P16]*[$Sheet1.D16]/[$Sheet1.E16]" office:value-type="float" office:value="0.886842105263158">
            <text:p>0.8868421053</text:p>
          </table:table-cell>
          <table:table-cell table:style-name="ce22" table:formula="of:=[$Sheet1.S16]/[$Sheet1.R16]*[$Sheet1.D16]/[$Sheet1.E16]" office:value-type="float" office:value="0.902584864528184">
            <text:p>0.9025848645</text:p>
          </table:table-cell>
          <table:table-cell table:style-name="ce21" table:formula="of:=[$Sheet1.U16]/[$Sheet1.T16]*[$Sheet1.D16]/[$Sheet1.E16]" office:value-type="float" office:value="0.905154479118149">
            <text:p>0.9051544791</text:p>
          </table:table-cell>
          <table:table-cell table:style-name="ce21" table:formula="of:=[$Sheet1.W16]/[$Sheet1.V16]*[$Sheet1.D16]/[$Sheet1.E16]" office:value-type="float" office:value="0.897275541795666">
            <text:p>0.8972755418</text:p>
          </table:table-cell>
          <table:table-cell table:style-name="ce21" table:formula="of:=[$Sheet1.Y16]/[$Sheet1.X16]*[$Sheet1.D16]/[$Sheet1.E16]" office:value-type="float" office:value="0.897337278106509">
            <text:p>0.8973372781</text:p>
          </table:table-cell>
          <table:table-cell table:number-columns-repeated="1001"/>
        </table:table-row>
        <table:table-row table:style-name="ro3">
          <table:table-cell table:style-name="ce20" table:formula="of:=[$Sheet1.G48]/[$Sheet1.F48]*[$Sheet1.D48]/[$Sheet1.E48]" office:value-type="float" office:value="0">
            <text:p>#DIV/0!</text:p>
          </table:table-cell>
          <table:table-cell table:style-name="ce20" table:formula="of:=[$Sheet1.C48]" office:value-type="float" office:value="0">
            <text:p>0</text:p>
          </table:table-cell>
          <table:table-cell table:style-name="ce6" table:formula="of:=[$Sheet1.I48]/[$Sheet1.H48]*[$Sheet1.D48]/[$Sheet1.E48]" office:value-type="float" office:value="0">
            <text:p>#DIV/0!</text:p>
          </table:table-cell>
          <table:table-cell table:style-name="ce20" table:formula="of:=[$Sheet1.K48]/[$Sheet1.J48]*[$Sheet1.D48]/[$Sheet1.E48]" office:value-type="float" office:value="0">
            <text:p>#DIV/0!</text:p>
          </table:table-cell>
          <table:table-cell table:style-name="ce21" table:formula="of:=[$Sheet1.M48]/[$Sheet1.L48]*[$Sheet1.D48]/[$Sheet1.E48]" office:value-type="float" office:value="0">
            <text:p>#DIV/0!</text:p>
          </table:table-cell>
          <table:table-cell table:style-name="ce21" table:formula="of:=[$Sheet1.O48]/[$Sheet1.N48]*[$Sheet1.D48]/[$Sheet1.E48]" office:value-type="float" office:value="0">
            <text:p>#DIV/0!</text:p>
          </table:table-cell>
          <table:table-cell table:style-name="ce22" table:formula="of:=[$Sheet1.Q48]/[$Sheet1.P48]*[$Sheet1.D48]/[$Sheet1.E48]" office:value-type="float" office:value="0">
            <text:p>#DIV/0!</text:p>
          </table:table-cell>
          <table:table-cell table:style-name="ce22" table:formula="of:=[$Sheet1.S48]/[$Sheet1.R48]*[$Sheet1.D48]/[$Sheet1.E48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5]+10" office:value-type="float" office:value="340">
            <text:p>340</text:p>
          </table:table-cell>
          <table:table-cell table:style-name="ce6" table:formula="of:=[$Sheet1.G17]/[$Sheet1.F17]*[$Sheet1.D17]/[$Sheet1.E17]" office:value-type="float" office:value="0.851618524227599">
            <text:p>0.8516185242</text:p>
          </table:table-cell>
          <table:table-cell table:style-name="ce22" table:formula="of:=[$Sheet1.I17]/[$Sheet1.H17]*[$Sheet1.D17]/[$Sheet1.E17]" office:value-type="float" office:value="0.913544668587896">
            <text:p>0.9135446686</text:p>
          </table:table-cell>
          <table:table-cell table:style-name="ce21" table:formula="of:=[$Sheet1.K17]/[$Sheet1.J17]*[$Sheet1.D17]/[$Sheet1.E17]" office:value-type="float" office:value="0.900903851192036">
            <text:p>0.9009038512</text:p>
          </table:table-cell>
          <table:table-cell table:style-name="ce21" table:formula="of:=[$Sheet1.M17]/[$Sheet1.L17]*[$Sheet1.D17]/[$Sheet1.E17]" office:value-type="float" office:value="0.909483887870055">
            <text:p>0.9094838879</text:p>
          </table:table-cell>
          <table:table-cell table:style-name="ce22" table:formula="of:=[$Sheet1.O17]/[$Sheet1.N17]*[$Sheet1.D17]/[$Sheet1.E17]" office:value-type="float" office:value="0.87849135994565">
            <text:p>0.8784913599</text:p>
          </table:table-cell>
          <table:table-cell table:style-name="ce22" table:formula="of:=[$Sheet1.Q17]/[$Sheet1.P17]*[$Sheet1.D17]/[$Sheet1.E17]" office:value-type="float" office:value="0.881844380403458">
            <text:p>0.8818443804</text:p>
          </table:table-cell>
          <table:table-cell table:style-name="ce22" table:formula="of:=[$Sheet1.S17]/[$Sheet1.R17]*[$Sheet1.D17]/[$Sheet1.E17]" office:value-type="float" office:value="0.898587567526107">
            <text:p>0.8985875675</text:p>
          </table:table-cell>
          <table:table-cell table:style-name="ce21" table:formula="of:=[$Sheet1.U17]/[$Sheet1.T17]*[$Sheet1.D17]/[$Sheet1.E17]" office:value-type="float" office:value="0.910662824207493">
            <text:p>0.9106628242</text:p>
          </table:table-cell>
          <table:table-cell table:style-name="ce21" table:formula="of:=[$Sheet1.W17]/[$Sheet1.V17]*[$Sheet1.D17]/[$Sheet1.E17]" office:value-type="float" office:value="0.895183826740023">
            <text:p>0.8951838267</text:p>
          </table:table-cell>
          <table:table-cell table:style-name="ce21" table:formula="of:=[$Sheet1.Y17]/[$Sheet1.X17]*[$Sheet1.D17]/[$Sheet1.E17]" office:value-type="float" office:value="0.886603790062003">
            <text:p>0.8866037901</text:p>
          </table:table-cell>
          <table:table-cell table:number-columns-repeated="1001"/>
        </table:table-row>
        <table:table-row table:style-name="ro3">
          <table:table-cell table:style-name="ce20" table:formula="of:=[$Sheet1.G49]/[$Sheet1.F49]*[$Sheet1.D49]/[$Sheet1.E49]" office:value-type="float" office:value="0">
            <text:p>#DIV/0!</text:p>
          </table:table-cell>
          <table:table-cell table:style-name="ce20" table:formula="of:=[$Sheet1.C49]" office:value-type="float" office:value="0">
            <text:p>0</text:p>
          </table:table-cell>
          <table:table-cell table:style-name="ce6" table:formula="of:=[$Sheet1.I49]/[$Sheet1.H49]*[$Sheet1.D49]/[$Sheet1.E49]" office:value-type="float" office:value="0">
            <text:p>#DIV/0!</text:p>
          </table:table-cell>
          <table:table-cell table:style-name="ce20" table:formula="of:=[$Sheet1.K49]/[$Sheet1.J49]*[$Sheet1.D49]/[$Sheet1.E49]" office:value-type="float" office:value="0">
            <text:p>#DIV/0!</text:p>
          </table:table-cell>
          <table:table-cell table:style-name="ce21" table:formula="of:=[$Sheet1.M49]/[$Sheet1.L49]*[$Sheet1.D49]/[$Sheet1.E49]" office:value-type="float" office:value="0">
            <text:p>#DIV/0!</text:p>
          </table:table-cell>
          <table:table-cell table:style-name="ce21" table:formula="of:=[$Sheet1.O49]/[$Sheet1.N49]*[$Sheet1.D49]/[$Sheet1.E49]" office:value-type="float" office:value="0">
            <text:p>#DIV/0!</text:p>
          </table:table-cell>
          <table:table-cell table:style-name="ce22" table:formula="of:=[$Sheet1.Q49]/[$Sheet1.P49]*[$Sheet1.D49]/[$Sheet1.E49]" office:value-type="float" office:value="0">
            <text:p>#DIV/0!</text:p>
          </table:table-cell>
          <table:table-cell table:style-name="ce22" table:formula="of:=[$Sheet1.S49]/[$Sheet1.R49]*[$Sheet1.D49]/[$Sheet1.E49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6]+10" office:value-type="float" office:value="350">
            <text:p>350</text:p>
          </table:table-cell>
          <table:table-cell table:style-name="ce6" table:formula="of:=[$Sheet1.G18]/[$Sheet1.F18]*[$Sheet1.D18]/[$Sheet1.E18]" office:value-type="float" office:value="0.83803573494653">
            <text:p>0.8380357349</text:p>
          </table:table-cell>
          <table:table-cell table:style-name="ce22" table:formula="of:=[$Sheet1.I18]/[$Sheet1.H18]*[$Sheet1.D18]/[$Sheet1.E18]" office:value-type="float" office:value="0.918166641873688">
            <text:p>0.9181666419</text:p>
          </table:table-cell>
          <table:table-cell table:style-name="ce21" table:formula="of:=[$Sheet1.K18]/[$Sheet1.J18]*[$Sheet1.D18]/[$Sheet1.E18]" office:value-type="float" office:value="0.906976744186046">
            <text:p>0.9069767442</text:p>
          </table:table-cell>
          <table:table-cell table:style-name="ce21" table:formula="of:=[$Sheet1.M18]/[$Sheet1.L18]*[$Sheet1.D18]/[$Sheet1.E18]" office:value-type="float" office:value="0.91242655843412">
            <text:p>0.9124265584</text:p>
          </table:table-cell>
          <table:table-cell table:style-name="ce22" table:formula="of:=[$Sheet1.O18]/[$Sheet1.N18]*[$Sheet1.D18]/[$Sheet1.E18]" office:value-type="float" office:value="0.872755838502201">
            <text:p>0.8727558385</text:p>
          </table:table-cell>
          <table:table-cell table:style-name="ce22" table:formula="of:=[$Sheet1.Q18]/[$Sheet1.P18]*[$Sheet1.D18]/[$Sheet1.E18]" office:value-type="float" office:value="0.876061731829861">
            <text:p>0.8760617318</text:p>
          </table:table-cell>
          <table:table-cell table:style-name="ce22" table:formula="of:=[$Sheet1.S18]/[$Sheet1.R18]*[$Sheet1.D18]/[$Sheet1.E18]" office:value-type="float" office:value="0.891505439385056">
            <text:p>0.8915054394</text:p>
          </table:table-cell>
          <table:table-cell table:style-name="ce21" table:formula="of:=[$Sheet1.U18]/[$Sheet1.T18]*[$Sheet1.D18]/[$Sheet1.E18]" office:value-type="float" office:value="0.903654485049834">
            <text:p>0.903654485</text:p>
          </table:table-cell>
          <table:table-cell table:style-name="ce21" table:formula="of:=[$Sheet1.W18]/[$Sheet1.V18]*[$Sheet1.D18]/[$Sheet1.E18]" office:value-type="float" office:value="0.89920298512348">
            <text:p>0.8992029851</text:p>
          </table:table-cell>
          <table:table-cell table:style-name="ce21" table:formula="of:=[$Sheet1.Y18]/[$Sheet1.X18]*[$Sheet1.D18]/[$Sheet1.E18]" office:value-type="float" office:value="0.887043189368771">
            <text:p>0.8870431894</text:p>
          </table:table-cell>
          <table:table-cell table:number-columns-repeated="1001"/>
        </table:table-row>
        <table:table-row table:style-name="ro3">
          <table:table-cell table:style-name="ce20" table:formula="of:=[$Sheet1.G50]/[$Sheet1.F50]*[$Sheet1.D50]/[$Sheet1.E50]" office:value-type="float" office:value="0">
            <text:p>#DIV/0!</text:p>
          </table:table-cell>
          <table:table-cell table:style-name="ce20" table:formula="of:=[$Sheet1.C50]" office:value-type="float" office:value="0">
            <text:p>0</text:p>
          </table:table-cell>
          <table:table-cell table:style-name="ce6" table:formula="of:=[$Sheet1.I50]/[$Sheet1.H50]*[$Sheet1.D50]/[$Sheet1.E50]" office:value-type="float" office:value="0">
            <text:p>#DIV/0!</text:p>
          </table:table-cell>
          <table:table-cell table:style-name="ce20" table:formula="of:=[$Sheet1.K50]/[$Sheet1.J50]*[$Sheet1.D50]/[$Sheet1.E50]" office:value-type="float" office:value="0">
            <text:p>#DIV/0!</text:p>
          </table:table-cell>
          <table:table-cell table:style-name="ce21" table:formula="of:=[$Sheet1.M50]/[$Sheet1.L50]*[$Sheet1.D50]/[$Sheet1.E50]" office:value-type="float" office:value="0">
            <text:p>#DIV/0!</text:p>
          </table:table-cell>
          <table:table-cell table:style-name="ce21" table:formula="of:=[$Sheet1.O50]/[$Sheet1.N50]*[$Sheet1.D50]/[$Sheet1.E50]" office:value-type="float" office:value="0">
            <text:p>#DIV/0!</text:p>
          </table:table-cell>
          <table:table-cell table:style-name="ce22" table:formula="of:=[$Sheet1.Q50]/[$Sheet1.P50]*[$Sheet1.D50]/[$Sheet1.E50]" office:value-type="float" office:value="0">
            <text:p>#DIV/0!</text:p>
          </table:table-cell>
          <table:table-cell table:style-name="ce22" table:formula="of:=[$Sheet1.S50]/[$Sheet1.R50]*[$Sheet1.D50]/[$Sheet1.E50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7]+10" office:value-type="float" office:value="360">
            <text:p>360</text:p>
          </table:table-cell>
          <table:table-cell table:style-name="ce6" table:formula="of:=[$Sheet1.G19]/[$Sheet1.F19]*[$Sheet1.D19]/[$Sheet1.E19]" office:value-type="float" office:value="0.842638036809816">
            <text:p>0.8426380368</text:p>
          </table:table-cell>
          <table:table-cell table:style-name="ce22" table:formula="of:=[$Sheet1.I19]/[$Sheet1.H19]*[$Sheet1.D19]/[$Sheet1.E19]" office:value-type="float" office:value="0.911111111111111">
            <text:p>0.9111111111</text:p>
          </table:table-cell>
          <table:table-cell table:style-name="ce21" table:formula="of:=[$Sheet1.K19]/[$Sheet1.J19]*[$Sheet1.D19]/[$Sheet1.E19]" office:value-type="float" office:value="0.908333333333333">
            <text:p>0.9083333333</text:p>
          </table:table-cell>
          <table:table-cell table:style-name="ce21" table:formula="of:=[$Sheet1.M19]/[$Sheet1.L19]*[$Sheet1.D19]/[$Sheet1.E19]" office:value-type="float" office:value="0.901506024096386">
            <text:p>0.9015060241</text:p>
          </table:table-cell>
          <table:table-cell table:style-name="ce22" table:formula="of:=[$Sheet1.O19]/[$Sheet1.N19]*[$Sheet1.D19]/[$Sheet1.E19]" office:value-type="float" office:value="0.873838383838384">
            <text:p>0.8738383838</text:p>
          </table:table-cell>
          <table:table-cell table:style-name="ce22" table:formula="of:=[$Sheet1.Q19]/[$Sheet1.P19]*[$Sheet1.D19]/[$Sheet1.E19]" office:value-type="float" office:value="0.879166666666667">
            <text:p>0.8791666667</text:p>
          </table:table-cell>
          <table:table-cell table:style-name="ce22" table:formula="of:=[$Sheet1.S19]/[$Sheet1.R19]*[$Sheet1.D19]/[$Sheet1.E19]" office:value-type="float" office:value="0.88504016064257">
            <text:p>0.8850401606</text:p>
          </table:table-cell>
          <table:table-cell table:style-name="ce21" table:formula="of:=[$Sheet1.U19]/[$Sheet1.T19]*[$Sheet1.D19]/[$Sheet1.E19]" office:value-type="float" office:value="0.895833333333333">
            <text:p>0.8958333333</text:p>
          </table:table-cell>
          <table:table-cell table:style-name="ce21" table:formula="of:=[$Sheet1.W19]/[$Sheet1.V19]*[$Sheet1.D19]/[$Sheet1.E19]" office:value-type="float" office:value="0.901329243353783">
            <text:p>0.9013292434</text:p>
          </table:table-cell>
          <table:table-cell table:style-name="ce21" table:formula="of:=[$Sheet1.Y19]/[$Sheet1.X19]*[$Sheet1.D19]/[$Sheet1.E19]" office:value-type="float" office:value="0.8875">
            <text:p>0.8875</text:p>
          </table:table-cell>
          <table:table-cell table:number-columns-repeated="1001"/>
        </table:table-row>
        <table:table-row table:style-name="ro3">
          <table:table-cell table:style-name="ce20" table:formula="of:=[$Sheet1.G51]/[$Sheet1.F51]*[$Sheet1.D51]/[$Sheet1.E51]" office:value-type="float" office:value="0">
            <text:p>#DIV/0!</text:p>
          </table:table-cell>
          <table:table-cell table:style-name="ce20" table:formula="of:=[$Sheet1.C51]" office:value-type="float" office:value="0">
            <text:p>0</text:p>
          </table:table-cell>
          <table:table-cell table:style-name="ce6" table:formula="of:=[$Sheet1.I51]/[$Sheet1.H51]*[$Sheet1.D51]/[$Sheet1.E51]" office:value-type="float" office:value="0">
            <text:p>#DIV/0!</text:p>
          </table:table-cell>
          <table:table-cell table:style-name="ce20" table:formula="of:=[$Sheet1.K51]/[$Sheet1.J51]*[$Sheet1.D51]/[$Sheet1.E51]" office:value-type="float" office:value="0">
            <text:p>#DIV/0!</text:p>
          </table:table-cell>
          <table:table-cell table:style-name="ce21" table:formula="of:=[$Sheet1.M51]/[$Sheet1.L51]*[$Sheet1.D51]/[$Sheet1.E51]" office:value-type="float" office:value="0">
            <text:p>#DIV/0!</text:p>
          </table:table-cell>
          <table:table-cell table:style-name="ce21" table:formula="of:=[$Sheet1.O51]/[$Sheet1.N51]*[$Sheet1.D51]/[$Sheet1.E51]" office:value-type="float" office:value="0">
            <text:p>#DIV/0!</text:p>
          </table:table-cell>
          <table:table-cell table:style-name="ce22" table:formula="of:=[$Sheet1.Q51]/[$Sheet1.P51]*[$Sheet1.D51]/[$Sheet1.E51]" office:value-type="float" office:value="0">
            <text:p>#DIV/0!</text:p>
          </table:table-cell>
          <table:table-cell table:style-name="ce22" table:formula="of:=[$Sheet1.S51]/[$Sheet1.R51]*[$Sheet1.D51]/[$Sheet1.E51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8]+10" office:value-type="float" office:value="370">
            <text:p>370</text:p>
          </table:table-cell>
          <table:table-cell table:style-name="ce6" table:formula="of:=[$Sheet1.G20]/[$Sheet1.F20]*[$Sheet1.D20]/[$Sheet1.E20]" office:value-type="float" office:value="0.863549265472149">
            <text:p>0.8635492655</text:p>
          </table:table-cell>
          <table:table-cell table:style-name="ce22" table:formula="of:=[$Sheet1.I20]/[$Sheet1.H20]*[$Sheet1.D20]/[$Sheet1.E20]" office:value-type="float" office:value="0.902690687103945">
            <text:p>0.9026906871</text:p>
          </table:table-cell>
          <table:table-cell table:style-name="ce21" table:formula="of:=[$Sheet1.K20]/[$Sheet1.J20]*[$Sheet1.D20]/[$Sheet1.E20]" office:value-type="float" office:value="0.896829059265607">
            <text:p>0.8968290593</text:p>
          </table:table-cell>
          <table:table-cell table:style-name="ce21" table:formula="of:=[$Sheet1.M20]/[$Sheet1.L20]*[$Sheet1.D20]/[$Sheet1.E20]" office:value-type="float" office:value="0.906849495681983">
            <text:p>0.9068494957</text:p>
          </table:table-cell>
          <table:table-cell table:style-name="ce22" table:formula="of:=[$Sheet1.O20]/[$Sheet1.N20]*[$Sheet1.D20]/[$Sheet1.E20]" office:value-type="float" office:value="0.861757531808293">
            <text:p>0.8617575318</text:p>
          </table:table-cell>
          <table:table-cell table:style-name="ce22" table:formula="of:=[$Sheet1.Q20]/[$Sheet1.P20]*[$Sheet1.D20]/[$Sheet1.E20]" office:value-type="float" office:value="0.867389933976975">
            <text:p>0.867389934</text:p>
          </table:table-cell>
          <table:table-cell table:style-name="ce22" table:formula="of:=[$Sheet1.S20]/[$Sheet1.R20]*[$Sheet1.D20]/[$Sheet1.E20]" office:value-type="float" office:value="0.887561792906672">
            <text:p>0.8875617929</text:p>
          </table:table-cell>
          <table:table-cell table:style-name="ce21" table:formula="of:=[$Sheet1.U20]/[$Sheet1.T20]*[$Sheet1.D20]/[$Sheet1.E20]" office:value-type="float" office:value="0.899317578243184">
            <text:p>0.8993175782</text:p>
          </table:table-cell>
          <table:table-cell table:style-name="ce21" table:formula="of:=[$Sheet1.W20]/[$Sheet1.V20]*[$Sheet1.D20]/[$Sheet1.E20]" office:value-type="float" office:value="0.893401015228426">
            <text:p>0.8934010152</text:p>
          </table:table-cell>
          <table:table-cell table:style-name="ce21" table:formula="of:=[$Sheet1.Y20]/[$Sheet1.X20]*[$Sheet1.D20]/[$Sheet1.E20]" office:value-type="float" office:value="0.878172588832487">
            <text:p>0.8781725888</text:p>
          </table:table-cell>
          <table:table-cell table:number-columns-repeated="1001"/>
        </table:table-row>
        <table:table-row table:style-name="ro3">
          <table:table-cell table:style-name="ce20" table:formula="of:=[$Sheet1.G52]/[$Sheet1.F52]*[$Sheet1.D52]/[$Sheet1.E52]" office:value-type="float" office:value="0">
            <text:p>#DIV/0!</text:p>
          </table:table-cell>
          <table:table-cell table:style-name="ce20" table:formula="of:=[$Sheet1.C52]" office:value-type="float" office:value="0">
            <text:p>0</text:p>
          </table:table-cell>
          <table:table-cell table:style-name="ce6" table:formula="of:=[$Sheet1.I52]/[$Sheet1.H52]*[$Sheet1.D52]/[$Sheet1.E52]" office:value-type="float" office:value="0">
            <text:p>#DIV/0!</text:p>
          </table:table-cell>
          <table:table-cell table:style-name="ce20" table:formula="of:=[$Sheet1.K52]/[$Sheet1.J52]*[$Sheet1.D52]/[$Sheet1.E52]" office:value-type="float" office:value="0">
            <text:p>#DIV/0!</text:p>
          </table:table-cell>
          <table:table-cell table:style-name="ce21" table:formula="of:=[$Sheet1.M52]/[$Sheet1.L52]*[$Sheet1.D52]/[$Sheet1.E52]" office:value-type="float" office:value="0">
            <text:p>#DIV/0!</text:p>
          </table:table-cell>
          <table:table-cell table:style-name="ce21" table:formula="of:=[$Sheet1.O52]/[$Sheet1.N52]*[$Sheet1.D52]/[$Sheet1.E52]" office:value-type="float" office:value="0">
            <text:p>#DIV/0!</text:p>
          </table:table-cell>
          <table:table-cell table:style-name="ce22" table:formula="of:=[$Sheet1.Q52]/[$Sheet1.P52]*[$Sheet1.D52]/[$Sheet1.E52]" office:value-type="float" office:value="0">
            <text:p>#DIV/0!</text:p>
          </table:table-cell>
          <table:table-cell table:style-name="ce22" table:formula="of:=[$Sheet1.S52]/[$Sheet1.R52]*[$Sheet1.D52]/[$Sheet1.E52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9]+10" office:value-type="float" office:value="380">
            <text:p>380</text:p>
          </table:table-cell>
          <table:table-cell table:style-name="ce6" table:formula="of:=[$Sheet1.G21]/[$Sheet1.F21]*[$Sheet1.D21]/[$Sheet1.E21]" office:value-type="float" office:value="0.883695264063362">
            <text:p>0.8836952641</text:p>
          </table:table-cell>
          <table:table-cell table:style-name="ce22" table:formula="of:=[$Sheet1.I21]/[$Sheet1.H21]*[$Sheet1.D21]/[$Sheet1.E21]" office:value-type="float" office:value="0.920634920634921">
            <text:p>0.9206349206</text:p>
          </table:table-cell>
          <table:table-cell table:style-name="ce21" table:formula="of:=[$Sheet1.K21]/[$Sheet1.J21]*[$Sheet1.D21]/[$Sheet1.E21]" office:value-type="float" office:value="0.920634920634921">
            <text:p>0.9206349206</text:p>
          </table:table-cell>
          <table:table-cell table:style-name="ce21" table:formula="of:=[$Sheet1.M21]/[$Sheet1.L21]*[$Sheet1.D21]/[$Sheet1.E21]" office:value-type="float" office:value="0.920314253647587">
            <text:p>0.9203142536</text:p>
          </table:table-cell>
          <table:table-cell table:style-name="ce22" table:formula="of:=[$Sheet1.O21]/[$Sheet1.N21]*[$Sheet1.D21]/[$Sheet1.E21]" office:value-type="float" office:value="0.883695264063362">
            <text:p>0.8836952641</text:p>
          </table:table-cell>
          <table:table-cell table:style-name="ce22" table:formula="of:=[$Sheet1.Q21]/[$Sheet1.P21]*[$Sheet1.D21]/[$Sheet1.E21]" office:value-type="float" office:value="0.878371798617197">
            <text:p>0.8783717986</text:p>
          </table:table-cell>
          <table:table-cell table:style-name="ce22" table:formula="of:=[$Sheet1.S21]/[$Sheet1.R21]*[$Sheet1.D21]/[$Sheet1.E21]" office:value-type="float" office:value="0.899665660401857">
            <text:p>0.8996656604</text:p>
          </table:table-cell>
          <table:table-cell table:style-name="ce21" table:formula="of:=[$Sheet1.U21]/[$Sheet1.T21]*[$Sheet1.D21]/[$Sheet1.E21]" office:value-type="float" office:value="0.894342194955692">
            <text:p>0.894342195</text:p>
          </table:table-cell>
          <table:table-cell table:style-name="ce21" table:formula="of:=[$Sheet1.W21]/[$Sheet1.V21]*[$Sheet1.D21]/[$Sheet1.E21]" office:value-type="float" office:value="0.8994708994709">
            <text:p>0.8994708995</text:p>
          </table:table-cell>
          <table:table-cell table:style-name="ce21" table:formula="of:=[$Sheet1.Y21]/[$Sheet1.X21]*[$Sheet1.D21]/[$Sheet1.E21]" office:value-type="float" office:value="0.867724867724868">
            <text:p>0.8677248677</text:p>
          </table:table-cell>
          <table:table-cell table:number-columns-repeated="1001"/>
        </table:table-row>
        <table:table-row table:style-name="ro3">
          <table:table-cell table:style-name="ce20" table:formula="of:=[$Sheet1.G53]/[$Sheet1.F53]*[$Sheet1.D53]/[$Sheet1.E53]" office:value-type="float" office:value="0">
            <text:p>#DIV/0!</text:p>
          </table:table-cell>
          <table:table-cell table:style-name="ce20" table:formula="of:=[$Sheet1.C53]" office:value-type="float" office:value="0">
            <text:p>0</text:p>
          </table:table-cell>
          <table:table-cell table:style-name="ce6" table:formula="of:=[$Sheet1.I53]/[$Sheet1.H53]*[$Sheet1.D53]/[$Sheet1.E53]" office:value-type="float" office:value="0">
            <text:p>#DIV/0!</text:p>
          </table:table-cell>
          <table:table-cell table:style-name="ce20" table:formula="of:=[$Sheet1.K53]/[$Sheet1.J53]*[$Sheet1.D53]/[$Sheet1.E53]" office:value-type="float" office:value="0">
            <text:p>#DIV/0!</text:p>
          </table:table-cell>
          <table:table-cell table:style-name="ce21" table:formula="of:=[$Sheet1.M53]/[$Sheet1.L53]*[$Sheet1.D53]/[$Sheet1.E53]" office:value-type="float" office:value="0">
            <text:p>#DIV/0!</text:p>
          </table:table-cell>
          <table:table-cell table:style-name="ce21" table:formula="of:=[$Sheet1.O53]/[$Sheet1.N53]*[$Sheet1.D53]/[$Sheet1.E53]" office:value-type="float" office:value="0">
            <text:p>#DIV/0!</text:p>
          </table:table-cell>
          <table:table-cell table:style-name="ce22" table:formula="of:=[$Sheet1.Q53]/[$Sheet1.P53]*[$Sheet1.D53]/[$Sheet1.E53]" office:value-type="float" office:value="0">
            <text:p>#DIV/0!</text:p>
          </table:table-cell>
          <table:table-cell table:style-name="ce22" table:formula="of:=[$Sheet1.S53]/[$Sheet1.R53]*[$Sheet1.D53]/[$Sheet1.E53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20]+10" office:value-type="float" office:value="390">
            <text:p>390</text:p>
          </table:table-cell>
          <table:table-cell table:style-name="ce6" table:formula="of:=[$Sheet1.G22]/[$Sheet1.F22]*[$Sheet1.D22]/[$Sheet1.E22]" office:value-type="float" office:value="0.908218694885362">
            <text:p>0.9082186949</text:p>
          </table:table-cell>
          <table:table-cell table:style-name="ce22" table:formula="of:=[$Sheet1.I22]/[$Sheet1.H22]*[$Sheet1.D22]/[$Sheet1.E22]" office:value-type="float" office:value="0.919894829097283">
            <text:p>0.9198948291</text:p>
          </table:table-cell>
          <table:table-cell table:style-name="ce21" table:formula="of:=[$Sheet1.K22]/[$Sheet1.J22]*[$Sheet1.D22]/[$Sheet1.E22]" office:value-type="float" office:value="0.908744588744589">
            <text:p>0.9087445887</text:p>
          </table:table-cell>
          <table:table-cell table:style-name="ce21" table:formula="of:=[$Sheet1.M22]/[$Sheet1.L22]*[$Sheet1.D22]/[$Sheet1.E22]" office:value-type="float" office:value="0.908915662650602">
            <text:p>0.9089156627</text:p>
          </table:table-cell>
          <table:table-cell table:style-name="ce22" table:formula="of:=[$Sheet1.O22]/[$Sheet1.N22]*[$Sheet1.D22]/[$Sheet1.E22]" office:value-type="float" office:value="0.863307359307359">
            <text:p>0.8633073593</text:p>
          </table:table-cell>
          <table:table-cell table:style-name="ce22" table:formula="of:=[$Sheet1.Q22]/[$Sheet1.P22]*[$Sheet1.D22]/[$Sheet1.E22]" office:value-type="float" office:value="0.873900087642419">
            <text:p>0.8739000876</text:p>
          </table:table-cell>
          <table:table-cell table:style-name="ce22" table:formula="of:=[$Sheet1.S22]/[$Sheet1.R22]*[$Sheet1.D22]/[$Sheet1.E22]" office:value-type="float" office:value="0.891148115687993">
            <text:p>0.8911481157</text:p>
          </table:table-cell>
          <table:table-cell table:style-name="ce21" table:formula="of:=[$Sheet1.U22]/[$Sheet1.T22]*[$Sheet1.D22]/[$Sheet1.E22]" office:value-type="float" office:value="0.891148115687993">
            <text:p>0.8911481157</text:p>
          </table:table-cell>
          <table:table-cell table:style-name="ce21" table:formula="of:=[$Sheet1.W22]/[$Sheet1.V22]*[$Sheet1.D22]/[$Sheet1.E22]" office:value-type="float" office:value="0.885714285714286">
            <text:p>0.8857142857</text:p>
          </table:table-cell>
          <table:table-cell table:style-name="ce21" table:formula="of:=[$Sheet1.Y22]/[$Sheet1.X22]*[$Sheet1.D22]/[$Sheet1.E22]" office:value-type="float" office:value="0.868571428571428">
            <text:p>0.8685714286</text:p>
          </table:table-cell>
          <table:table-cell table:number-columns-repeated="1001"/>
        </table:table-row>
        <table:table-row table:style-name="ro3">
          <table:table-cell table:style-name="ce20" table:formula="of:=[$Sheet1.G54]/[$Sheet1.F54]*[$Sheet1.D54]/[$Sheet1.E54]" office:value-type="float" office:value="0">
            <text:p>#DIV/0!</text:p>
          </table:table-cell>
          <table:table-cell table:style-name="ce20" table:formula="of:=[$Sheet1.C54]" office:value-type="float" office:value="0">
            <text:p>0</text:p>
          </table:table-cell>
          <table:table-cell table:style-name="ce6" table:formula="of:=[$Sheet1.I54]/[$Sheet1.H54]*[$Sheet1.D54]/[$Sheet1.E54]" office:value-type="float" office:value="0">
            <text:p>#DIV/0!</text:p>
          </table:table-cell>
          <table:table-cell table:style-name="ce20" table:formula="of:=[$Sheet1.K54]/[$Sheet1.J54]*[$Sheet1.D54]/[$Sheet1.E54]" office:value-type="float" office:value="0">
            <text:p>#DIV/0!</text:p>
          </table:table-cell>
          <table:table-cell table:style-name="ce21" table:formula="of:=[$Sheet1.M54]/[$Sheet1.L54]*[$Sheet1.D54]/[$Sheet1.E54]" office:value-type="float" office:value="0">
            <text:p>#DIV/0!</text:p>
          </table:table-cell>
          <table:table-cell table:style-name="ce21" table:formula="of:=[$Sheet1.O54]/[$Sheet1.N54]*[$Sheet1.D54]/[$Sheet1.E54]" office:value-type="float" office:value="0">
            <text:p>#DIV/0!</text:p>
          </table:table-cell>
          <table:table-cell table:style-name="ce22" table:formula="of:=[$Sheet1.Q54]/[$Sheet1.P54]*[$Sheet1.D54]/[$Sheet1.E54]" office:value-type="float" office:value="0">
            <text:p>#DIV/0!</text:p>
          </table:table-cell>
          <table:table-cell table:style-name="ce22" table:formula="of:=[$Sheet1.S54]/[$Sheet1.R54]*[$Sheet1.D54]/[$Sheet1.E54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21]+10" office:value-type="float" office:value="400">
            <text:p>400</text:p>
          </table:table-cell>
          <table:table-cell table:style-name="ce6" table:formula="of:=[$Sheet1.G23]/[$Sheet1.F23]*[$Sheet1.D23]/[$Sheet1.E23]" office:value-type="float" office:value="0.906691396775574">
            <text:p>0.9066913968</text:p>
          </table:table-cell>
          <table:table-cell table:style-name="ce22" table:formula="of:=[$Sheet1.I23]/[$Sheet1.H23]*[$Sheet1.D23]/[$Sheet1.E23]" office:value-type="float" office:value="0.912790697674419">
            <text:p>0.9127906977</text:p>
          </table:table-cell>
          <table:table-cell table:style-name="ce21" table:formula="of:=[$Sheet1.K23]/[$Sheet1.J23]*[$Sheet1.D23]/[$Sheet1.E23]" office:value-type="float" office:value="0.891057585825028">
            <text:p>0.8910575858</text:p>
          </table:table-cell>
          <table:table-cell table:style-name="ce21" table:formula="of:=[$Sheet1.M23]/[$Sheet1.L23]*[$Sheet1.D23]/[$Sheet1.E23]" office:value-type="float" office:value="0.907258632840028">
            <text:p>0.9072586328</text:p>
          </table:table-cell>
          <table:table-cell table:style-name="ce22" table:formula="of:=[$Sheet1.O23]/[$Sheet1.N23]*[$Sheet1.D23]/[$Sheet1.E23]" office:value-type="float" office:value="0.86046511627907">
            <text:p>0.8604651163</text:p>
          </table:table-cell>
          <table:table-cell table:style-name="ce22" table:formula="of:=[$Sheet1.Q23]/[$Sheet1.P23]*[$Sheet1.D23]/[$Sheet1.E23]" office:value-type="float" office:value="0.850717170310542">
            <text:p>0.8507171703</text:p>
          </table:table-cell>
          <table:table-cell table:style-name="ce22" table:formula="of:=[$Sheet1.S23]/[$Sheet1.R23]*[$Sheet1.D23]/[$Sheet1.E23]" office:value-type="float" office:value="0.867329784253292">
            <text:p>0.8673297843</text:p>
          </table:table-cell>
          <table:table-cell table:style-name="ce21" table:formula="of:=[$Sheet1.U23]/[$Sheet1.T23]*[$Sheet1.D23]/[$Sheet1.E23]" office:value-type="float" office:value="0.85642668152068">
            <text:p>0.8564266815</text:p>
          </table:table-cell>
          <table:table-cell table:style-name="ce21" table:formula="of:=[$Sheet1.W23]/[$Sheet1.V23]*[$Sheet1.D23]/[$Sheet1.E23]" office:value-type="float" office:value="0.872586328400282">
            <text:p>0.8725863284</text:p>
          </table:table-cell>
          <table:table-cell table:style-name="ce21" table:formula="of:=[$Sheet1.Y23]/[$Sheet1.X23]*[$Sheet1.D23]/[$Sheet1.E23]" office:value-type="float" office:value="0.845007659100404">
            <text:p>0.8450076591</text:p>
          </table:table-cell>
          <table:table-cell table:number-columns-repeated="1001"/>
        </table:table-row>
        <table:table-row table:style-name="ro3">
          <table:table-cell table:style-name="ce20" table:formula="of:=[$Sheet1.G55]/[$Sheet1.F55]*[$Sheet1.D55]/[$Sheet1.E55]" office:value-type="float" office:value="0">
            <text:p>#DIV/0!</text:p>
          </table:table-cell>
          <table:table-cell table:style-name="ce20" table:formula="of:=[$Sheet1.C55]" office:value-type="float" office:value="0">
            <text:p>0</text:p>
          </table:table-cell>
          <table:table-cell table:style-name="ce6" table:formula="of:=[$Sheet1.I55]/[$Sheet1.H55]*[$Sheet1.D55]/[$Sheet1.E55]" office:value-type="float" office:value="0">
            <text:p>#DIV/0!</text:p>
          </table:table-cell>
          <table:table-cell table:style-name="ce20" table:formula="of:=[$Sheet1.K55]/[$Sheet1.J55]*[$Sheet1.D55]/[$Sheet1.E55]" office:value-type="float" office:value="0">
            <text:p>#DIV/0!</text:p>
          </table:table-cell>
          <table:table-cell table:style-name="ce21" table:formula="of:=[$Sheet1.M55]/[$Sheet1.L55]*[$Sheet1.D55]/[$Sheet1.E55]" office:value-type="float" office:value="0">
            <text:p>#DIV/0!</text:p>
          </table:table-cell>
          <table:table-cell table:style-name="ce21" table:formula="of:=[$Sheet1.O55]/[$Sheet1.N55]*[$Sheet1.D55]/[$Sheet1.E55]" office:value-type="float" office:value="0">
            <text:p>#DIV/0!</text:p>
          </table:table-cell>
          <table:table-cell table:style-name="ce22" table:formula="of:=[$Sheet1.Q55]/[$Sheet1.P55]*[$Sheet1.D55]/[$Sheet1.E55]" office:value-type="float" office:value="0">
            <text:p>#DIV/0!</text:p>
          </table:table-cell>
          <table:table-cell table:style-name="ce22" table:formula="of:=[$Sheet1.S55]/[$Sheet1.R55]*[$Sheet1.D55]/[$Sheet1.E55]" office:value-type="float" office:value="0">
            <text:p>#DIV/0!</text:p>
          </table:table-cell>
          <table:table-cell table:number-columns-repeated="8"/>
          <table:table-cell office:value-type="float" office:value="0.0154">
            <text:p>0.0154</text:p>
          </table:table-cell>
          <table:table-cell table:number-columns-repeated="1007"/>
        </table:table-row>
        <table:table-row table:style-name="ro3">
          <table:table-cell table:style-name="ce20" table:formula="of:=[$Sheet1.G56]/[$Sheet1.F56]*[$Sheet1.D56]/[$Sheet1.E56]" office:value-type="float" office:value="0">
            <text:p>#DIV/0!</text:p>
          </table:table-cell>
          <table:table-cell table:style-name="ce20" table:formula="of:=[$Sheet1.C56]" office:value-type="float" office:value="0">
            <text:p>0</text:p>
          </table:table-cell>
          <table:table-cell table:style-name="ce6" table:formula="of:=[$Sheet1.I56]/[$Sheet1.H56]*[$Sheet1.D56]/[$Sheet1.E56]" office:value-type="float" office:value="0">
            <text:p>#DIV/0!</text:p>
          </table:table-cell>
          <table:table-cell table:style-name="ce20" table:formula="of:=[$Sheet1.K56]/[$Sheet1.J56]*[$Sheet1.D56]/[$Sheet1.E56]" office:value-type="float" office:value="0">
            <text:p>#DIV/0!</text:p>
          </table:table-cell>
          <table:table-cell table:style-name="ce21" table:formula="of:=[$Sheet1.M56]/[$Sheet1.L56]*[$Sheet1.D56]/[$Sheet1.E56]" office:value-type="float" office:value="0">
            <text:p>#DIV/0!</text:p>
          </table:table-cell>
          <table:table-cell table:style-name="ce21" table:formula="of:=[$Sheet1.O56]/[$Sheet1.N56]*[$Sheet1.D56]/[$Sheet1.E56]" office:value-type="float" office:value="0">
            <text:p>#DIV/0!</text:p>
          </table:table-cell>
          <table:table-cell table:style-name="ce22" table:formula="of:=[$Sheet1.Q56]/[$Sheet1.P56]*[$Sheet1.D56]/[$Sheet1.E56]" office:value-type="float" office:value="0">
            <text:p>#DIV/0!</text:p>
          </table:table-cell>
          <table:table-cell table:style-name="ce22" table:formula="of:=[$Sheet1.S56]/[$Sheet1.R56]*[$Sheet1.D56]/[$Sheet1.E56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20" table:formula="of:=[$Sheet1.G57]/[$Sheet1.F57]*[$Sheet1.D57]/[$Sheet1.E57]" office:value-type="float" office:value="0">
            <text:p>#DIV/0!</text:p>
          </table:table-cell>
          <table:table-cell table:style-name="ce20" table:formula="of:=[$Sheet1.C57]" office:value-type="float" office:value="0">
            <text:p>0</text:p>
          </table:table-cell>
          <table:table-cell table:style-name="ce6" table:formula="of:=[$Sheet1.I57]/[$Sheet1.H57]*[$Sheet1.D57]/[$Sheet1.E57]" office:value-type="float" office:value="0">
            <text:p>#DIV/0!</text:p>
          </table:table-cell>
          <table:table-cell table:style-name="ce20" table:formula="of:=[$Sheet1.K57]/[$Sheet1.J57]*[$Sheet1.D57]/[$Sheet1.E57]" office:value-type="float" office:value="0">
            <text:p>#DIV/0!</text:p>
          </table:table-cell>
          <table:table-cell table:style-name="ce21" table:formula="of:=[$Sheet1.M57]/[$Sheet1.L57]*[$Sheet1.D57]/[$Sheet1.E57]" office:value-type="float" office:value="0">
            <text:p>#DIV/0!</text:p>
          </table:table-cell>
          <table:table-cell table:style-name="ce21" table:formula="of:=[$Sheet1.O57]/[$Sheet1.N57]*[$Sheet1.D57]/[$Sheet1.E57]" office:value-type="float" office:value="0">
            <text:p>#DIV/0!</text:p>
          </table:table-cell>
          <table:table-cell table:style-name="ce22" table:formula="of:=[$Sheet1.Q57]/[$Sheet1.P57]*[$Sheet1.D57]/[$Sheet1.E57]" office:value-type="float" office:value="0">
            <text:p>#DIV/0!</text:p>
          </table:table-cell>
          <table:table-cell table:style-name="ce22" table:formula="of:=[$Sheet1.S57]/[$Sheet1.R57]*[$Sheet1.D57]/[$Sheet1.E57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20" table:formula="of:=[$Sheet1.G58]/[$Sheet1.F58]*[$Sheet1.D58]/[$Sheet1.E58]" office:value-type="float" office:value="0">
            <text:p>#DIV/0!</text:p>
          </table:table-cell>
          <table:table-cell table:style-name="ce20" table:formula="of:=[$Sheet1.C58]" office:value-type="float" office:value="0">
            <text:p>0</text:p>
          </table:table-cell>
          <table:table-cell table:style-name="ce6" table:formula="of:=[$Sheet1.I58]/[$Sheet1.H58]*[$Sheet1.D58]/[$Sheet1.E58]" office:value-type="float" office:value="0">
            <text:p>#DIV/0!</text:p>
          </table:table-cell>
          <table:table-cell table:style-name="ce20" table:formula="of:=[$Sheet1.K58]/[$Sheet1.J58]*[$Sheet1.D58]/[$Sheet1.E58]" office:value-type="float" office:value="0">
            <text:p>#DIV/0!</text:p>
          </table:table-cell>
          <table:table-cell table:style-name="ce21" table:formula="of:=[$Sheet1.M58]/[$Sheet1.L58]*[$Sheet1.D58]/[$Sheet1.E58]" office:value-type="float" office:value="0">
            <text:p>#DIV/0!</text:p>
          </table:table-cell>
          <table:table-cell table:style-name="ce21" table:formula="of:=[$Sheet1.O58]/[$Sheet1.N58]*[$Sheet1.D58]/[$Sheet1.E58]" office:value-type="float" office:value="0">
            <text:p>#DIV/0!</text:p>
          </table:table-cell>
          <table:table-cell table:style-name="ce22" table:formula="of:=[$Sheet1.Q58]/[$Sheet1.P58]*[$Sheet1.D58]/[$Sheet1.E58]" office:value-type="float" office:value="0">
            <text:p>#DIV/0!</text:p>
          </table:table-cell>
          <table:table-cell table:style-name="ce22" table:formula="of:=[$Sheet1.S58]/[$Sheet1.R58]*[$Sheet1.D58]/[$Sheet1.E58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20" table:formula="of:=[$Sheet1.G59]/[$Sheet1.F59]*[$Sheet1.D59]/[$Sheet1.E59]" office:value-type="float" office:value="0">
            <text:p>#DIV/0!</text:p>
          </table:table-cell>
          <table:table-cell table:style-name="ce20" table:formula="of:=[$Sheet1.C59]" office:value-type="float" office:value="0">
            <text:p>0</text:p>
          </table:table-cell>
          <table:table-cell table:style-name="ce6" table:formula="of:=[$Sheet1.I59]/[$Sheet1.H59]*[$Sheet1.D59]/[$Sheet1.E59]" office:value-type="float" office:value="0">
            <text:p>#DIV/0!</text:p>
          </table:table-cell>
          <table:table-cell table:style-name="ce20" table:formula="of:=[$Sheet1.K59]/[$Sheet1.J59]*[$Sheet1.D59]/[$Sheet1.E59]" office:value-type="float" office:value="0">
            <text:p>#DIV/0!</text:p>
          </table:table-cell>
          <table:table-cell table:style-name="ce21" table:formula="of:=[$Sheet1.M59]/[$Sheet1.L59]*[$Sheet1.D59]/[$Sheet1.E59]" office:value-type="float" office:value="0">
            <text:p>#DIV/0!</text:p>
          </table:table-cell>
          <table:table-cell table:style-name="ce21" table:formula="of:=[$Sheet1.O59]/[$Sheet1.N59]*[$Sheet1.D59]/[$Sheet1.E59]" office:value-type="float" office:value="0">
            <text:p>#DIV/0!</text:p>
          </table:table-cell>
          <table:table-cell table:style-name="ce22" table:formula="of:=[$Sheet1.Q59]/[$Sheet1.P59]*[$Sheet1.D59]/[$Sheet1.E59]" office:value-type="float" office:value="0">
            <text:p>#DIV/0!</text:p>
          </table:table-cell>
          <table:table-cell table:style-name="ce22" table:formula="of:=[$Sheet1.S59]/[$Sheet1.R59]*[$Sheet1.D59]/[$Sheet1.E59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20" table:formula="of:=[$Sheet1.G60]/[$Sheet1.F60]*[$Sheet1.D60]/[$Sheet1.E60]" office:value-type="float" office:value="0">
            <text:p>#DIV/0!</text:p>
          </table:table-cell>
          <table:table-cell table:style-name="ce20" table:formula="of:=[$Sheet1.C60]" office:value-type="float" office:value="0">
            <text:p>0</text:p>
          </table:table-cell>
          <table:table-cell table:style-name="ce6" table:formula="of:=[$Sheet1.I60]/[$Sheet1.H60]*[$Sheet1.D60]/[$Sheet1.E60]" office:value-type="float" office:value="0">
            <text:p>#DIV/0!</text:p>
          </table:table-cell>
          <table:table-cell table:style-name="ce20" table:formula="of:=[$Sheet1.K60]/[$Sheet1.J60]*[$Sheet1.D60]/[$Sheet1.E60]" office:value-type="float" office:value="0">
            <text:p>#DIV/0!</text:p>
          </table:table-cell>
          <table:table-cell table:style-name="ce21" table:formula="of:=[$Sheet1.M60]/[$Sheet1.L60]*[$Sheet1.D60]/[$Sheet1.E60]" office:value-type="float" office:value="0">
            <text:p>#DIV/0!</text:p>
          </table:table-cell>
          <table:table-cell table:style-name="ce21" table:formula="of:=[$Sheet1.O60]/[$Sheet1.N60]*[$Sheet1.D60]/[$Sheet1.E60]" office:value-type="float" office:value="0">
            <text:p>#DIV/0!</text:p>
          </table:table-cell>
          <table:table-cell table:style-name="ce22" table:formula="of:=[$Sheet1.Q60]/[$Sheet1.P60]*[$Sheet1.D60]/[$Sheet1.E60]" office:value-type="float" office:value="0">
            <text:p>#DIV/0!</text:p>
          </table:table-cell>
          <table:table-cell table:style-name="ce22" table:formula="of:=[$Sheet1.S60]/[$Sheet1.R60]*[$Sheet1.D60]/[$Sheet1.E60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20" table:formula="of:=[$Sheet1.G61]/[$Sheet1.F61]*[$Sheet1.D61]/[$Sheet1.E61]" office:value-type="float" office:value="0">
            <text:p>#DIV/0!</text:p>
          </table:table-cell>
          <table:table-cell table:style-name="ce20" table:formula="of:=[$Sheet1.C61]" office:value-type="float" office:value="0">
            <text:p>0</text:p>
          </table:table-cell>
          <table:table-cell table:style-name="ce6" table:formula="of:=[$Sheet1.I61]/[$Sheet1.H61]*[$Sheet1.D61]/[$Sheet1.E61]" office:value-type="float" office:value="0">
            <text:p>#DIV/0!</text:p>
          </table:table-cell>
          <table:table-cell table:style-name="ce20" table:formula="of:=[$Sheet1.K61]/[$Sheet1.J61]*[$Sheet1.D61]/[$Sheet1.E61]" office:value-type="float" office:value="0">
            <text:p>#DIV/0!</text:p>
          </table:table-cell>
          <table:table-cell table:style-name="ce21" table:formula="of:=[$Sheet1.M61]/[$Sheet1.L61]*[$Sheet1.D61]/[$Sheet1.E61]" office:value-type="float" office:value="0">
            <text:p>#DIV/0!</text:p>
          </table:table-cell>
          <table:table-cell table:style-name="ce21" table:formula="of:=[$Sheet1.O61]/[$Sheet1.N61]*[$Sheet1.D61]/[$Sheet1.E61]" office:value-type="float" office:value="0">
            <text:p>#DIV/0!</text:p>
          </table:table-cell>
          <table:table-cell table:style-name="ce22" table:formula="of:=[$Sheet1.Q61]/[$Sheet1.P61]*[$Sheet1.D61]/[$Sheet1.E61]" office:value-type="float" office:value="0">
            <text:p>#DIV/0!</text:p>
          </table:table-cell>
          <table:table-cell table:style-name="ce22" table:formula="of:=[$Sheet1.S61]/[$Sheet1.R61]*[$Sheet1.D61]/[$Sheet1.E61]" office:value-type="float" office:value="0">
            <text:p>#DIV/0!</text:p>
          </table:table-cell>
          <table:table-cell table:number-columns-repeated="1016"/>
        </table:table-row>
        <table:table-row table:style-name="ro3">
          <table:table-cell table:style-name="ce20" table:formula="of:=[$Sheet1.G62]/[$Sheet1.F62]*[$Sheet1.D62]/[$Sheet1.E62]" office:value-type="float" office:value="0">
            <text:p>#DIV/0!</text:p>
          </table:table-cell>
          <table:table-cell table:style-name="ce20" table:formula="of:=[$Sheet1.C62]" office:value-type="float" office:value="0">
            <text:p>0</text:p>
          </table:table-cell>
          <table:table-cell table:style-name="ce6" table:formula="of:=[$Sheet1.I62]/[$Sheet1.H62]*[$Sheet1.D62]/[$Sheet1.E62]" office:value-type="float" office:value="0">
            <text:p>#DIV/0!</text:p>
          </table:table-cell>
          <table:table-cell table:style-name="ce20" table:formula="of:=[$Sheet1.K62]/[$Sheet1.J62]*[$Sheet1.D62]/[$Sheet1.E62]" office:value-type="float" office:value="0">
            <text:p>#DIV/0!</text:p>
          </table:table-cell>
          <table:table-cell table:style-name="ce21" table:formula="of:=[$Sheet1.M62]/[$Sheet1.L62]*[$Sheet1.D62]/[$Sheet1.E62]" office:value-type="float" office:value="0">
            <text:p>#DIV/0!</text:p>
          </table:table-cell>
          <table:table-cell table:style-name="ce21" table:formula="of:=[$Sheet1.O62]/[$Sheet1.N62]*[$Sheet1.D62]/[$Sheet1.E62]" office:value-type="float" office:value="0">
            <text:p>#DIV/0!</text:p>
          </table:table-cell>
          <table:table-cell table:style-name="ce22" table:formula="of:=[$Sheet1.Q62]/[$Sheet1.P62]*[$Sheet1.D62]/[$Sheet1.E62]" office:value-type="float" office:value="0">
            <text:p>#DIV/0!</text:p>
          </table:table-cell>
          <table:table-cell table:style-name="ce22" table:formula="of:=[$Sheet1.S62]/[$Sheet1.R62]*[$Sheet1.D62]/[$Sheet1.E62]" office:value-type="float" office:value="0">
            <text:p>#DIV/0!</text:p>
          </table:table-cell>
          <table:table-cell table:number-columns-repeated="1016"/>
        </table:table-row>
        <table:table-row table:style-name="ro6" table:number-rows-repeated="31">
          <table:table-cell table:number-columns-repeated="1024"/>
        </table:table-row>
        <table:table-row table:style-name="ro6">
          <table:table-cell table:number-columns-repeated="6"/>
          <table:table-cell office:value-type="float" office:value="0.7651">
            <text:p>0.7651</text:p>
          </table:table-cell>
          <table:table-cell table:number-columns-repeated="1017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8" table:number-columns-repeated="1024" table:default-cell-style-name="ce19"/>
        <table:table-row table:style-name="ro3">
          <table:table-cell table:style-name="ce24"/>
          <table:table-cell table:number-columns-repeated="6"/>
          <table:table-cell office:value-type="string">
            <text:p>Blue film, old sample</text:p>
          </table:table-cell>
          <table:table-cell table:number-columns-repeated="1016"/>
        </table:table-row>
        <table:table-row table:style-name="ro6" table:number-rows-repeated="104857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number:time-style style:name="N120">
      <number:hours/>
      <number:text>:</number:text>
      <number:minutes number:style="long"/>
    </number:time-style>
    <number:time-style style:name="N121P0" style:volatile="true">
      <number:hours/>
      <number:text>:</number:text>
      <number:minutes number:style="long"/>
    </number:time-style>
    <number:text-style style:name="N121">
      <number:text-content/>
      <style:map style:condition="value()&gt;=0" style:apply-style-name="N121P0"/>
    </number:text-style>
    <number:number-style style:name="N122">
      <number:number number:decimal-places="4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09:10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7:05:44</meta:creation-date>
    <meta:initial-creator>werothegreat</meta:initial-creator>
    <dc:date>2013-12-19T13:14:09</dc:date>
    <meta:editing-cycles>88</meta:editing-cycles>
    <meta:editing-duration>P13DT23H41M32S</meta:editing-duration>
    <meta:generator>LibreOffice/4.0.2.2$MacOSX_x86 LibreOffice_project/4c82dcdd6efcd48b1d8bba66bfe1989deee49c3</meta:generator>
    <meta:document-statistic meta:table-count="3" meta:cell-count="15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2cm" svg:height="8.92cm" xlink:href=".." xlink:type="simple" chart:class="chart:line" chart:column-mapping="0 2 1" chart:style-name="ch1">
        <chart:legend chart:legend-position="end" svg:x="17.541cm" svg:y="3.669cm" style:legend-expansion="high" chart:style-name="ch2"/>
        <chart:plot-area chart:style-name="ch3" table:cell-range-address="Sheet2.A1:Sheet2.A30 Sheet2.C1:Sheet2.D30" chart:data-source-has-labels="row" svg:x="0.87cm" svg:y="0.847cm" svg:width="15.831cm" svg:height="7.475cm">
          <chartooo:coordinate-region svg:x="1.514cm" svg:y="1.044cm" svg:width="14.989cm" svg:height="6.6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30" chart:label-cell-address="Sheet2.A1:Sheet2.A1" chart:class="chart:line">
            <chart:data-point chart:repeated="29"/>
          </chart:series>
          <chart:series chart:style-name="ch7" chart:values-cell-range-address="Sheet2.D2:Sheet2.D30" chart:label-cell-address="Sheet2.D1:Sheet2.D1" chart:class="chart:line">
            <chart:data-point chart:repeated="29"/>
          </chart:series>
          <chart:series chart:style-name="ch8" chart:values-cell-range-address="Sheet2.C2:Sheet2.C30" chart:label-cell-address="Sheet2.C1:Sheet2.C1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lectance1</text:p>
                <draw:g>
                  <svg:desc>Sheet2.A1:Sheet2.A1</svg:desc>
                </draw:g>
              </table:table-cell>
              <table:table-cell office:value-type="string">
                <text:p>Reflectance 3</text:p>
                <draw:g>
                  <svg:desc>Sheet2.D1:Sheet2.D1</svg:desc>
                </draw:g>
              </table:table-cell>
              <table:table-cell office:value-type="string">
                <text:p>Reflectance2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A2:Sheet2.A30</svg:desc>
                </draw:g>
              </table:table-cell>
              <table:table-cell office:value-type="float" office:value="NaN">
                <text:p>NaN</text:p>
                <draw:g>
                  <svg:desc>Sheet2.D2:Sheet2.D30</svg:desc>
                </draw:g>
              </table:table-cell>
              <table:table-cell office:value-type="float" office:value="NaN">
                <text:p>NaN</text:p>
                <draw:g>
                  <svg:desc>Sheet2.C2:Sheet2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784cm" svg:height="15.817cm" xlink:href=".." xlink:type="simple" chart:class="chart:line" chart:style-name="ch1">
        <chart:legend chart:legend-position="end" svg:x="18.129cm" svg:y="5.388cm" style:legend-expansion="high" chart:style-name="ch2"/>
        <chart:plot-area chart:style-name="ch3" table:cell-range-address="Sheet2.N1:Sheet2.W22" chart:data-source-has-labels="row" svg:x="0.945cm" svg:y="1.399cm" svg:width="16.194cm" svg:height="13.682cm">
          <chartooo:coordinate-region svg:x="1.681cm" svg:y="1.596cm" svg:width="15.26cm" svg:height="12.8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N2:Sheet2.N22" chart:label-cell-address="Sheet2.N1:Sheet2.N1" chart:class="chart:line">
            <chart:data-point chart:repeated="21"/>
          </chart:series>
          <chart:series chart:style-name="ch8" chart:values-cell-range-address="Sheet2.O2:Sheet2.O22" chart:label-cell-address="Sheet2.O1:Sheet2.O1" chart:class="chart:line">
            <chart:data-point chart:repeated="21"/>
          </chart:series>
          <chart:series chart:style-name="ch9" chart:values-cell-range-address="Sheet2.P2:Sheet2.P22" chart:label-cell-address="Sheet2.P1:Sheet2.P1" chart:class="chart:line">
            <chart:data-point chart:repeated="21"/>
          </chart:series>
          <chart:series chart:style-name="ch10" chart:values-cell-range-address="Sheet2.Q2:Sheet2.Q22" chart:label-cell-address="Sheet2.Q1:Sheet2.Q1" chart:class="chart:line">
            <chart:data-point chart:repeated="21"/>
          </chart:series>
          <chart:series chart:style-name="ch11" chart:values-cell-range-address="Sheet2.R2:Sheet2.R22" chart:label-cell-address="Sheet2.R1:Sheet2.R1" chart:class="chart:line">
            <chart:data-point chart:repeated="21"/>
          </chart:series>
          <chart:series chart:style-name="ch12" chart:values-cell-range-address="Sheet2.S2:Sheet2.S22" chart:label-cell-address="Sheet2.S1:Sheet2.S1" chart:class="chart:line">
            <chart:data-point chart:repeated="21"/>
          </chart:series>
          <chart:series chart:style-name="ch13" chart:values-cell-range-address="Sheet2.T2:Sheet2.T22" chart:label-cell-address="Sheet2.T1:Sheet2.T1" chart:class="chart:line">
            <chart:data-point chart:repeated="21"/>
          </chart:series>
          <chart:series chart:style-name="ch14" chart:values-cell-range-address="Sheet2.U2:Sheet2.U22" chart:label-cell-address="Sheet2.U1:Sheet2.U1" chart:class="chart:line">
            <chart:data-point chart:repeated="21"/>
          </chart:series>
          <chart:series chart:style-name="ch15" chart:values-cell-range-address="Sheet2.V2:Sheet2.V22" chart:label-cell-address="Sheet2.V1:Sheet2.V1" chart:class="chart:line">
            <chart:data-point chart:repeated="21"/>
          </chart:series>
          <chart:series chart:style-name="ch16" chart:values-cell-range-address="Sheet2.W2:Sheet2.W22" chart:label-cell-address="Sheet2.W1:Sheet2.W1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</text:p>
                <draw:g>
                  <svg:desc>Sheet2.N1:Sheet2.N1</svg:desc>
                </draw:g>
              </table:table-cell>
              <table:table-cell office:value-type="string">
                <text:p>Blue film, old piece</text:p>
                <draw:g>
                  <svg:desc>Sheet2.O1:Sheet2.O1</svg:desc>
                </draw:g>
              </table:table-cell>
              <table:table-cell office:value-type="string">
                <text:p>Blue film, old piece, pressed, S1</text:p>
                <draw:g>
                  <svg:desc>Sheet2.P1:Sheet2.P1</svg:desc>
                </draw:g>
              </table:table-cell>
              <table:table-cell office:value-type="string">
                <text:p>Blue film, old piece, pressed, S2</text:p>
                <draw:g>
                  <svg:desc>Sheet2.Q1:Sheet2.Q1</svg:desc>
                </draw:g>
              </table:table-cell>
              <table:table-cell office:value-type="string">
                <text:p>No film, S1</text:p>
                <draw:g>
                  <svg:desc>Sheet2.R1:Sheet2.R1</svg:desc>
                </draw:g>
              </table:table-cell>
              <table:table-cell office:value-type="string">
                <text:p>No film, S2</text:p>
                <draw:g>
                  <svg:desc>Sheet2.S1:Sheet2.S1</svg:desc>
                </draw:g>
              </table:table-cell>
              <table:table-cell office:value-type="string">
                <text:p>Blue film, new piece,  S1</text:p>
                <draw:g>
                  <svg:desc>Sheet2.T1:Sheet2.T1</svg:desc>
                </draw:g>
              </table:table-cell>
              <table:table-cell office:value-type="string">
                <text:p>Blue film, new piece,  S2</text:p>
                <draw:g>
                  <svg:desc>Sheet2.U1:Sheet2.U1</svg:desc>
                </draw:g>
              </table:table-cell>
              <table:table-cell office:value-type="string">
                <text:p>Blue film, new piece, pressed,  S1</text:p>
                <draw:g>
                  <svg:desc>Sheet2.V1:Sheet2.V1</svg:desc>
                </draw:g>
              </table:table-cell>
              <table:table-cell office:value-type="string">
                <text:p>Blue film, new piece, pressed,  S2</text:p>
                <draw:g>
                  <svg:desc>Sheet2.W1:Sheet2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2884615384615">
                <text:p>0.602884615384615</text:p>
                <draw:g>
                  <svg:desc>Sheet2.N2:Sheet2.N22</svg:desc>
                </draw:g>
              </table:table-cell>
              <table:table-cell office:value-type="float" office:value="0.756380952380952">
                <text:p>0.756380952380952</text:p>
                <draw:g>
                  <svg:desc>Sheet2.O2:Sheet2.O22</svg:desc>
                </draw:g>
              </table:table-cell>
              <table:table-cell office:value-type="float" office:value="0.788679245283019">
                <text:p>0.788679245283019</text:p>
                <draw:g>
                  <svg:desc>Sheet2.P2:Sheet2.P22</svg:desc>
                </draw:g>
              </table:table-cell>
              <table:table-cell office:value-type="float" office:value="0.788679245283019">
                <text:p>0.788679245283019</text:p>
                <draw:g>
                  <svg:desc>Sheet2.Q2:Sheet2.Q22</svg:desc>
                </draw:g>
              </table:table-cell>
              <table:table-cell office:value-type="float" office:value="0.742242990654206">
                <text:p>0.742242990654206</text:p>
                <draw:g>
                  <svg:desc>Sheet2.R2:Sheet2.R22</svg:desc>
                </draw:g>
              </table:table-cell>
              <table:table-cell office:value-type="float" office:value="0.749245283018868">
                <text:p>0.749245283018868</text:p>
                <draw:g>
                  <svg:desc>Sheet2.S2:Sheet2.S22</svg:desc>
                </draw:g>
              </table:table-cell>
              <table:table-cell office:value-type="float" office:value="0.512641509433962">
                <text:p>0.512641509433962</text:p>
                <draw:g>
                  <svg:desc>Sheet2.T2:Sheet2.T22</svg:desc>
                </draw:g>
              </table:table-cell>
              <table:table-cell office:value-type="float" office:value="0.475450236966825">
                <text:p>0.475450236966825</text:p>
                <draw:g>
                  <svg:desc>Sheet2.U2:Sheet2.U22</svg:desc>
                </draw:g>
              </table:table-cell>
              <table:table-cell office:value-type="float" office:value="0.470985915492958">
                <text:p>0.470985915492958</text:p>
                <draw:g>
                  <svg:desc>Sheet2.V2:Sheet2.V22</svg:desc>
                </draw:g>
              </table:table-cell>
              <table:table-cell office:value-type="float" office:value="0.51752380952381">
                <text:p>0.51752380952381</text:p>
                <draw:g>
                  <svg:desc>Sheet2.W2:Sheet2.W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6883116883117">
                <text:p>0.616883116883117</text:p>
              </table:table-cell>
              <table:table-cell office:value-type="float" office:value="0.796743697478992">
                <text:p>0.796743697478992</text:p>
              </table:table-cell>
              <table:table-cell office:value-type="float" office:value="0.796743697478992">
                <text:p>0.796743697478992</text:p>
              </table:table-cell>
              <table:table-cell office:value-type="float" office:value="0.801257422284317">
                <text:p>0.801257422284317</text:p>
              </table:table-cell>
              <table:table-cell office:value-type="float" office:value="0.796743697478992">
                <text:p>0.796743697478992</text:p>
              </table:table-cell>
              <table:table-cell office:value-type="float" office:value="0.811024082300678">
                <text:p>0.811024082300678</text:p>
              </table:table-cell>
              <table:table-cell office:value-type="float" office:value="0.627813411078717">
                <text:p>0.627813411078717</text:p>
              </table:table-cell>
              <table:table-cell office:value-type="float" office:value="0.601924198250729">
                <text:p>0.601924198250729</text:p>
              </table:table-cell>
              <table:table-cell office:value-type="float" office:value="0.589460784313725">
                <text:p>0.589460784313725</text:p>
              </table:table-cell>
              <table:table-cell office:value-type="float" office:value="0.656381733021077">
                <text:p>0.656381733021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2549855950911">
                <text:p>0.552549855950911</text:p>
              </table:table-cell>
              <table:table-cell office:value-type="float" office:value="0.817759926469612">
                <text:p>0.817759926469612</text:p>
              </table:table-cell>
              <table:table-cell office:value-type="float" office:value="0.827046625192321">
                <text:p>0.827046625192321</text:p>
              </table:table-cell>
              <table:table-cell office:value-type="float" office:value="0.824840385454257">
                <text:p>0.824840385454257</text:p>
              </table:table-cell>
              <table:table-cell office:value-type="float" office:value="0.826160918448891">
                <text:p>0.826160918448891</text:p>
              </table:table-cell>
              <table:table-cell office:value-type="float" office:value="0.836644591611479">
                <text:p>0.836644591611479</text:p>
              </table:table-cell>
              <table:table-cell office:value-type="float" office:value="0.735764249049177">
                <text:p>0.735764249049177</text:p>
              </table:table-cell>
              <table:table-cell office:value-type="float" office:value="0.699038062746672">
                <text:p>0.699038062746672</text:p>
              </table:table-cell>
              <table:table-cell office:value-type="float" office:value="0.703159825532414">
                <text:p>0.703159825532414</text:p>
              </table:table-cell>
              <table:table-cell office:value-type="float" office:value="0.741296311072103">
                <text:p>0.741296311072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1100719035519">
                <text:p>0.621100719035519</text:p>
              </table:table-cell>
              <table:table-cell office:value-type="float" office:value="0.835230373278012">
                <text:p>0.835230373278012</text:p>
              </table:table-cell>
              <table:table-cell office:value-type="float" office:value="0.841418136325114">
                <text:p>0.841418136325114</text:p>
              </table:table-cell>
              <table:table-cell office:value-type="float" office:value="0.848137535816619">
                <text:p>0.848137535816619</text:p>
              </table:table-cell>
              <table:table-cell office:value-type="float" office:value="0.859993221801152">
                <text:p>0.859993221801152</text:p>
              </table:table-cell>
              <table:table-cell office:value-type="float" office:value="0.863866843218973">
                <text:p>0.863866843218973</text:p>
              </table:table-cell>
              <table:table-cell office:value-type="float" office:value="0.813275746323276">
                <text:p>0.813275746323276</text:p>
              </table:table-cell>
              <table:table-cell office:value-type="float" office:value="0.766953199617956">
                <text:p>0.766953199617956</text:p>
              </table:table-cell>
              <table:table-cell office:value-type="float" office:value="0.7879364009214">
                <text:p>0.7879364009214</text:p>
              </table:table-cell>
              <table:table-cell office:value-type="float" office:value="0.802279903365358">
                <text:p>0.80227990336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534626429188">
                <text:p>0.81534626429188</text:p>
              </table:table-cell>
              <table:table-cell office:value-type="float" office:value="0.851724203563339">
                <text:p>0.851724203563339</text:p>
              </table:table-cell>
              <table:table-cell office:value-type="float" office:value="0.86206492441111">
                <text:p>0.86206492441111</text:p>
              </table:table-cell>
              <table:table-cell office:value-type="float" office:value="0.866127583108715">
                <text:p>0.866127583108715</text:p>
              </table:table-cell>
              <table:table-cell office:value-type="float" office:value="0.883198562443845">
                <text:p>0.883198562443845</text:p>
              </table:table-cell>
              <table:table-cell office:value-type="float" office:value="0.885959030236513">
                <text:p>0.885959030236513</text:p>
              </table:table-cell>
              <table:table-cell office:value-type="float" office:value="0.863002971118847">
                <text:p>0.863002971118847</text:p>
              </table:table-cell>
              <table:table-cell office:value-type="float" office:value="0.826145552560647">
                <text:p>0.826145552560647</text:p>
              </table:table-cell>
              <table:table-cell office:value-type="float" office:value="0.849518549695116">
                <text:p>0.849518549695116</text:p>
              </table:table-cell>
              <table:table-cell office:value-type="float" office:value="0.84592270398212">
                <text:p>0.84592270398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3888322754116">
                <text:p>0.903888322754116</text:p>
              </table:table-cell>
              <table:table-cell office:value-type="float" office:value="0.863519622696838">
                <text:p>0.863519622696838</text:p>
              </table:table-cell>
              <table:table-cell office:value-type="float" office:value="0.869844421973416">
                <text:p>0.869844421973416</text:p>
              </table:table-cell>
              <table:table-cell office:value-type="float" office:value="0.874465256944953">
                <text:p>0.874465256944953</text:p>
              </table:table-cell>
              <table:table-cell office:value-type="float" office:value="0.888561209916629">
                <text:p>0.888561209916629</text:p>
              </table:table-cell>
              <table:table-cell office:value-type="float" office:value="0.890682273593666">
                <text:p>0.890682273593666</text:p>
              </table:table-cell>
              <table:table-cell office:value-type="float" office:value="0.883922343357479">
                <text:p>0.883922343357479</text:p>
              </table:table-cell>
              <table:table-cell office:value-type="float" office:value="0.855307658472215">
                <text:p>0.855307658472215</text:p>
              </table:table-cell>
              <table:table-cell office:value-type="float" office:value="0.876570682225993">
                <text:p>0.876570682225993</text:p>
              </table:table-cell>
              <table:table-cell office:value-type="float" office:value="0.875735339081514">
                <text:p>0.875735339081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3599316044457">
                <text:p>0.933599316044457</text:p>
              </table:table-cell>
              <table:table-cell office:value-type="float" office:value="0.875261222557979">
                <text:p>0.875261222557979</text:p>
              </table:table-cell>
              <table:table-cell office:value-type="float" office:value="0.881048431060424">
                <text:p>0.881048431060424</text:p>
              </table:table-cell>
              <table:table-cell office:value-type="float" office:value="0.884711834100176">
                <text:p>0.884711834100176</text:p>
              </table:table-cell>
              <table:table-cell office:value-type="float" office:value="0.893999912852765">
                <text:p>0.893999912852765</text:p>
              </table:table-cell>
              <table:table-cell office:value-type="float" office:value="0.89623507805326">
                <text:p>0.89623507805326</text:p>
              </table:table-cell>
              <table:table-cell office:value-type="float" office:value="0.898575142703598">
                <text:p>0.898575142703598</text:p>
              </table:table-cell>
              <table:table-cell office:value-type="float" office:value="0.878157373996042">
                <text:p>0.878157373996042</text:p>
              </table:table-cell>
              <table:table-cell office:value-type="float" office:value="0.893610514435504">
                <text:p>0.893610514435504</text:p>
              </table:table-cell>
              <table:table-cell office:value-type="float" office:value="0.894268853989627">
                <text:p>0.894268853989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0412804837968">
                <text:p>0.940412804837968</text:p>
              </table:table-cell>
              <table:table-cell office:value-type="float" office:value="0.884279690104933">
                <text:p>0.884279690104933</text:p>
              </table:table-cell>
              <table:table-cell office:value-type="float" office:value="0.882375966337215">
                <text:p>0.882375966337215</text:p>
              </table:table-cell>
              <table:table-cell office:value-type="float" office:value="0.889724310776942">
                <text:p>0.889724310776942</text:p>
              </table:table-cell>
              <table:table-cell office:value-type="float" office:value="0.892994460736396">
                <text:p>0.892994460736396</text:p>
              </table:table-cell>
              <table:table-cell office:value-type="float" office:value="0.896851888212579">
                <text:p>0.896851888212579</text:p>
              </table:table-cell>
              <table:table-cell office:value-type="float" office:value="0.898778103616813">
                <text:p>0.898778103616813</text:p>
              </table:table-cell>
              <table:table-cell office:value-type="float" office:value="0.893759796238244">
                <text:p>0.893759796238244</text:p>
              </table:table-cell>
              <table:table-cell office:value-type="float" office:value="0.896271650846463">
                <text:p>0.896271650846463</text:p>
              </table:table-cell>
              <table:table-cell office:value-type="float" office:value="0.898205354516034">
                <text:p>0.898205354516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0508540372671">
                <text:p>0.940508540372671</text:p>
              </table:table-cell>
              <table:table-cell office:value-type="float" office:value="0.896017186138669">
                <text:p>0.896017186138669</text:p>
              </table:table-cell>
              <table:table-cell office:value-type="float" office:value="0.888359814294818">
                <text:p>0.888359814294818</text:p>
              </table:table-cell>
              <table:table-cell office:value-type="float" office:value="0.900170702297996">
                <text:p>0.900170702297996</text:p>
              </table:table-cell>
              <table:table-cell office:value-type="float" office:value="0.892516541022434">
                <text:p>0.892516541022434</text:p>
              </table:table-cell>
              <table:table-cell office:value-type="float" office:value="0.89708263813917">
                <text:p>0.89708263813917</text:p>
              </table:table-cell>
              <table:table-cell office:value-type="float" office:value="0.90171473437741">
                <text:p>0.90171473437741</text:p>
              </table:table-cell>
              <table:table-cell office:value-type="float" office:value="0.907890862695063">
                <text:p>0.907890862695063</text:p>
              </table:table-cell>
              <table:table-cell office:value-type="float" office:value="0.903258766456823">
                <text:p>0.903258766456823</text:p>
              </table:table-cell>
              <table:table-cell office:value-type="float" office:value="0.902240436393174">
                <text:p>0.902240436393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1484502446982">
                <text:p>0.931484502446982</text:p>
              </table:table-cell>
              <table:table-cell office:value-type="float" office:value="0.900098055165925">
                <text:p>0.900098055165925</text:p>
              </table:table-cell>
              <table:table-cell office:value-type="float" office:value="0.891197003981827">
                <text:p>0.891197003981827</text:p>
              </table:table-cell>
              <table:table-cell office:value-type="float" office:value="0.905376773760097">
                <text:p>0.905376773760097</text:p>
              </table:table-cell>
              <table:table-cell office:value-type="float" office:value="0.894019000612569">
                <text:p>0.894019000612569</text:p>
              </table:table-cell>
              <table:table-cell office:value-type="float" office:value="0.894437720359943">
                <text:p>0.894437720359943</text:p>
              </table:table-cell>
              <table:table-cell office:value-type="float" office:value="0.903754234739021">
                <text:p>0.903754234739021</text:p>
              </table:table-cell>
              <table:table-cell office:value-type="float" office:value="0.916734546907625">
                <text:p>0.916734546907625</text:p>
              </table:table-cell>
              <table:table-cell office:value-type="float" office:value="0.903351862461677">
                <text:p>0.903351862461677</text:p>
              </table:table-cell>
              <table:table-cell office:value-type="float" office:value="0.902539511305232">
                <text:p>0.902539511305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129679840354">
                <text:p>0.92129679840354</text:p>
              </table:table-cell>
              <table:table-cell office:value-type="float" office:value="0.903853676301982">
                <text:p>0.903853676301982</text:p>
              </table:table-cell>
              <table:table-cell office:value-type="float" office:value="0.894351858834175">
                <text:p>0.894351858834175</text:p>
              </table:table-cell>
              <table:table-cell office:value-type="float" office:value="0.900911008873882">
                <text:p>0.900911008873882</text:p>
              </table:table-cell>
              <table:table-cell office:value-type="float" office:value="0.889665018511498">
                <text:p>0.889665018511498</text:p>
              </table:table-cell>
              <table:table-cell office:value-type="float" office:value="0.894255230181961">
                <text:p>0.894255230181961</text:p>
              </table:table-cell>
              <table:table-cell office:value-type="float" office:value="0.903934200178827">
                <text:p>0.903934200178827</text:p>
              </table:table-cell>
              <table:table-cell office:value-type="float" office:value="0.913580744815571">
                <text:p>0.913580744815571</text:p>
              </table:table-cell>
              <table:table-cell office:value-type="float" office:value="0.904014454293942">
                <text:p>0.904014454293942</text:p>
              </table:table-cell>
              <table:table-cell office:value-type="float" office:value="0.903934200178827">
                <text:p>0.903934200178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0312">
                <text:p>0.90312</text:p>
              </table:table-cell>
              <table:table-cell office:value-type="float" office:value="0.89564870259481">
                <text:p>0.89564870259481</text:p>
              </table:table-cell>
              <table:table-cell office:value-type="float" office:value="0.906826987307949">
                <text:p>0.906826987307949</text:p>
              </table:table-cell>
              <table:table-cell office:value-type="float" office:value="0.88608">
                <text:p>0.88608</text:p>
              </table:table-cell>
              <table:table-cell office:value-type="float" office:value="0.887855711422846">
                <text:p>0.887855711422846</text:p>
              </table:table-cell>
              <table:table-cell office:value-type="float" office:value="0.899427811044578">
                <text:p>0.899427811044578</text:p>
              </table:table-cell>
              <table:table-cell office:value-type="float" office:value="0.916251673360107">
                <text:p>0.916251673360107</text:p>
              </table:table-cell>
              <table:table-cell office:value-type="float" office:value="0.904929859719439">
                <text:p>0.904929859719439</text:p>
              </table:table-cell>
              <table:table-cell office:value-type="float" office:value="0.899333333333333">
                <text:p>0.899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2758620689655">
                <text:p>0.882758620689655</text:p>
              </table:table-cell>
              <table:table-cell office:value-type="float" office:value="0.908166969147005">
                <text:p>0.908166969147005</text:p>
              </table:table-cell>
              <table:table-cell office:value-type="float" office:value="0.896995073891626">
                <text:p>0.896995073891626</text:p>
              </table:table-cell>
              <table:table-cell office:value-type="float" office:value="0.910575261295367">
                <text:p>0.910575261295367</text:p>
              </table:table-cell>
              <table:table-cell office:value-type="float" office:value="0.883300492610837">
                <text:p>0.883300492610837</text:p>
              </table:table-cell>
              <table:table-cell office:value-type="float" office:value="0.887526810757301">
                <text:p>0.887526810757301</text:p>
              </table:table-cell>
              <table:table-cell office:value-type="float" office:value="0.901559934318555">
                <text:p>0.901559934318555</text:p>
              </table:table-cell>
              <table:table-cell office:value-type="float" office:value="0.910575261295367">
                <text:p>0.910575261295367</text:p>
              </table:table-cell>
              <table:table-cell office:value-type="float" office:value="0.899418461790482">
                <text:p>0.899418461790482</text:p>
              </table:table-cell>
              <table:table-cell office:value-type="float" office:value="0.878176995418375">
                <text:p>0.878176995418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0447994987469">
                <text:p>0.860447994987469</text:p>
              </table:table-cell>
              <table:table-cell office:value-type="float" office:value="0.915875626566416">
                <text:p>0.915875626566416</text:p>
              </table:table-cell>
              <table:table-cell office:value-type="float" office:value="0.897275541795666">
                <text:p>0.897275541795666</text:p>
              </table:table-cell>
              <table:table-cell office:value-type="float" office:value="0.913080037371535">
                <text:p>0.913080037371535</text:p>
              </table:table-cell>
              <table:table-cell office:value-type="float" office:value="0.88421831205232">
                <text:p>0.88421831205232</text:p>
              </table:table-cell>
              <table:table-cell office:value-type="float" office:value="0.886842105263158">
                <text:p>0.886842105263158</text:p>
              </table:table-cell>
              <table:table-cell office:value-type="float" office:value="0.902584864528184">
                <text:p>0.902584864528184</text:p>
              </table:table-cell>
              <table:table-cell office:value-type="float" office:value="0.905154479118149">
                <text:p>0.905154479118149</text:p>
              </table:table-cell>
              <table:table-cell office:value-type="float" office:value="0.897275541795666">
                <text:p>0.897275541795666</text:p>
              </table:table-cell>
              <table:table-cell office:value-type="float" office:value="0.897337278106509">
                <text:p>0.897337278106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1618524227599">
                <text:p>0.851618524227599</text:p>
              </table:table-cell>
              <table:table-cell office:value-type="float" office:value="0.913544668587896">
                <text:p>0.913544668587896</text:p>
              </table:table-cell>
              <table:table-cell office:value-type="float" office:value="0.900903851192036">
                <text:p>0.900903851192036</text:p>
              </table:table-cell>
              <table:table-cell office:value-type="float" office:value="0.909483887870055">
                <text:p>0.909483887870055</text:p>
              </table:table-cell>
              <table:table-cell office:value-type="float" office:value="0.87849135994565">
                <text:p>0.87849135994565</text:p>
              </table:table-cell>
              <table:table-cell office:value-type="float" office:value="0.881844380403458">
                <text:p>0.881844380403458</text:p>
              </table:table-cell>
              <table:table-cell office:value-type="float" office:value="0.898587567526107">
                <text:p>0.898587567526107</text:p>
              </table:table-cell>
              <table:table-cell office:value-type="float" office:value="0.910662824207493">
                <text:p>0.910662824207493</text:p>
              </table:table-cell>
              <table:table-cell office:value-type="float" office:value="0.895183826740023">
                <text:p>0.895183826740023</text:p>
              </table:table-cell>
              <table:table-cell office:value-type="float" office:value="0.886603790062003">
                <text:p>0.886603790062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803573494653">
                <text:p>0.83803573494653</text:p>
              </table:table-cell>
              <table:table-cell office:value-type="float" office:value="0.918166641873688">
                <text:p>0.918166641873688</text:p>
              </table:table-cell>
              <table:table-cell office:value-type="float" office:value="0.906976744186046">
                <text:p>0.906976744186046</text:p>
              </table:table-cell>
              <table:table-cell office:value-type="float" office:value="0.91242655843412">
                <text:p>0.91242655843412</text:p>
              </table:table-cell>
              <table:table-cell office:value-type="float" office:value="0.872755838502201">
                <text:p>0.872755838502201</text:p>
              </table:table-cell>
              <table:table-cell office:value-type="float" office:value="0.876061731829861">
                <text:p>0.876061731829861</text:p>
              </table:table-cell>
              <table:table-cell office:value-type="float" office:value="0.891505439385056">
                <text:p>0.891505439385056</text:p>
              </table:table-cell>
              <table:table-cell office:value-type="float" office:value="0.903654485049834">
                <text:p>0.903654485049834</text:p>
              </table:table-cell>
              <table:table-cell office:value-type="float" office:value="0.89920298512348">
                <text:p>0.89920298512348</text:p>
              </table:table-cell>
              <table:table-cell office:value-type="float" office:value="0.887043189368771">
                <text:p>0.887043189368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2638036809816">
                <text:p>0.842638036809816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0.901506024096386">
                <text:p>0.901506024096386</text:p>
              </table:table-cell>
              <table:table-cell office:value-type="float" office:value="0.873838383838384">
                <text:p>0.873838383838384</text:p>
              </table:table-cell>
              <table:table-cell office:value-type="float" office:value="0.879166666666667">
                <text:p>0.879166666666667</text:p>
              </table:table-cell>
              <table:table-cell office:value-type="float" office:value="0.88504016064257">
                <text:p>0.88504016064257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901329243353783">
                <text:p>0.901329243353783</text:p>
              </table:table-cell>
              <table:table-cell office:value-type="float" office:value="0.8875">
                <text:p>0.8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3549265472149">
                <text:p>0.863549265472149</text:p>
              </table:table-cell>
              <table:table-cell office:value-type="float" office:value="0.902690687103945">
                <text:p>0.902690687103945</text:p>
              </table:table-cell>
              <table:table-cell office:value-type="float" office:value="0.896829059265607">
                <text:p>0.896829059265607</text:p>
              </table:table-cell>
              <table:table-cell office:value-type="float" office:value="0.906849495681983">
                <text:p>0.906849495681983</text:p>
              </table:table-cell>
              <table:table-cell office:value-type="float" office:value="0.861757531808293">
                <text:p>0.861757531808293</text:p>
              </table:table-cell>
              <table:table-cell office:value-type="float" office:value="0.867389933976975">
                <text:p>0.867389933976975</text:p>
              </table:table-cell>
              <table:table-cell office:value-type="float" office:value="0.887561792906672">
                <text:p>0.887561792906672</text:p>
              </table:table-cell>
              <table:table-cell office:value-type="float" office:value="0.899317578243184">
                <text:p>0.899317578243184</text:p>
              </table:table-cell>
              <table:table-cell office:value-type="float" office:value="0.893401015228426">
                <text:p>0.893401015228426</text:p>
              </table:table-cell>
              <table:table-cell office:value-type="float" office:value="0.878172588832487">
                <text:p>0.878172588832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3695264063362">
                <text:p>0.883695264063362</text:p>
              </table:table-cell>
              <table:table-cell office:value-type="float" office:value="0.920634920634921">
                <text:p>0.920634920634921</text:p>
              </table:table-cell>
              <table:table-cell office:value-type="float" office:value="0.920634920634921">
                <text:p>0.920634920634921</text:p>
              </table:table-cell>
              <table:table-cell office:value-type="float" office:value="0.920314253647587">
                <text:p>0.920314253647587</text:p>
              </table:table-cell>
              <table:table-cell office:value-type="float" office:value="0.883695264063362">
                <text:p>0.883695264063362</text:p>
              </table:table-cell>
              <table:table-cell office:value-type="float" office:value="0.878371798617197">
                <text:p>0.878371798617197</text:p>
              </table:table-cell>
              <table:table-cell office:value-type="float" office:value="0.899665660401857">
                <text:p>0.899665660401857</text:p>
              </table:table-cell>
              <table:table-cell office:value-type="float" office:value="0.894342194955692">
                <text:p>0.894342194955692</text:p>
              </table:table-cell>
              <table:table-cell office:value-type="float" office:value="0.8994708994709">
                <text:p>0.8994708994709</text:p>
              </table:table-cell>
              <table:table-cell office:value-type="float" office:value="0.867724867724868">
                <text:p>0.867724867724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8218694885362">
                <text:p>0.908218694885362</text:p>
              </table:table-cell>
              <table:table-cell office:value-type="float" office:value="0.919894829097283">
                <text:p>0.919894829097283</text:p>
              </table:table-cell>
              <table:table-cell office:value-type="float" office:value="0.908744588744589">
                <text:p>0.908744588744589</text:p>
              </table:table-cell>
              <table:table-cell office:value-type="float" office:value="0.908915662650602">
                <text:p>0.908915662650602</text:p>
              </table:table-cell>
              <table:table-cell office:value-type="float" office:value="0.863307359307359">
                <text:p>0.863307359307359</text:p>
              </table:table-cell>
              <table:table-cell office:value-type="float" office:value="0.873900087642419">
                <text:p>0.873900087642419</text:p>
              </table:table-cell>
              <table:table-cell office:value-type="float" office:value="0.891148115687993">
                <text:p>0.891148115687993</text:p>
              </table:table-cell>
              <table:table-cell office:value-type="float" office:value="0.891148115687993">
                <text:p>0.891148115687993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68571428571428">
                <text:p>0.8685714285714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6691396775574">
                <text:p>0.906691396775574</text:p>
              </table:table-cell>
              <table:table-cell office:value-type="float" office:value="0.912790697674419">
                <text:p>0.912790697674419</text:p>
              </table:table-cell>
              <table:table-cell office:value-type="float" office:value="0.891057585825028">
                <text:p>0.891057585825028</text:p>
              </table:table-cell>
              <table:table-cell office:value-type="float" office:value="0.907258632840028">
                <text:p>0.907258632840028</text:p>
              </table:table-cell>
              <table:table-cell office:value-type="float" office:value="0.86046511627907">
                <text:p>0.86046511627907</text:p>
              </table:table-cell>
              <table:table-cell office:value-type="float" office:value="0.850717170310542">
                <text:p>0.850717170310542</text:p>
              </table:table-cell>
              <table:table-cell office:value-type="float" office:value="0.867329784253292">
                <text:p>0.867329784253292</text:p>
              </table:table-cell>
              <table:table-cell office:value-type="float" office:value="0.85642668152068">
                <text:p>0.85642668152068</text:p>
              </table:table-cell>
              <table:table-cell office:value-type="float" office:value="0.872586328400282">
                <text:p>0.872586328400282</text:p>
              </table:table-cell>
              <table:table-cell office:value-type="float" office:value="0.845007659100404">
                <text:p>0.8450076591004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